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80000001F99839DF6.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áboa2" style:family="table">
      <style:table-properties style:width="16.986cm" table:align="left" fo:keep-with-next="auto"/>
    </style:style>
    <style:style style:name="Táboa2.A" style:family="table-column">
      <style:table-column-properties style:column-width="5.874cm"/>
    </style:style>
    <style:style style:name="Táboa2.B" style:family="table-column">
      <style:table-column-properties style:column-width="3.002cm"/>
    </style:style>
    <style:style style:name="Táboa2.C" style:family="table-column">
      <style:table-column-properties style:column-width="8.11cm"/>
    </style:style>
    <style:style style:name="Tábo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C1" style:family="table-cell">
      <style:table-cell-properties fo:background-color="#e6e6e6" fo:padding="0.097cm" fo:border="0.002cm solid #000000">
        <style:background-image/>
      </style:table-cell-properties>
    </style:style>
    <style:style style:name="Táboa2.A2" style:family="table-cell">
      <style:table-cell-properties fo:padding="0.097cm" fo:border-left="0.002cm solid #000000" fo:border-right="none" fo:border-top="none" fo:border-bottom="0.002cm solid #000000"/>
    </style:style>
    <style:style style:name="Táboa2.C2" style:family="table-cell">
      <style:table-cell-properties fo:padding="0.097cm" fo:border-left="0.002cm solid #000000" fo:border-right="0.002cm solid #000000" fo:border-top="none" fo:border-bottom="0.002cm solid #000000"/>
    </style:style>
    <style:style style:name="Táboa3" style:family="table">
      <style:table-properties style:width="16.999cm" table:align="margins" fo:keep-with-next="auto"/>
    </style:style>
    <style:style style:name="Táboa3.A" style:family="table-column">
      <style:table-column-properties style:column-width="3.847cm" style:rel-column-width="14833*"/>
    </style:style>
    <style:style style:name="Táboa3.B" style:family="table-column">
      <style:table-column-properties style:column-width="2.63cm" style:rel-column-width="10140*"/>
    </style:style>
    <style:style style:name="Táboa3.F" style:family="table-column">
      <style:table-column-properties style:column-width="2.63cm" style:rel-column-width="10142*"/>
    </style:style>
    <style:style style:name="Tábo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F1" style:family="table-cell">
      <style:table-cell-properties fo:background-color="#e6e6e6" fo:padding="0.097cm" fo:border="0.002cm solid #000000">
        <style:background-image/>
      </style:table-cell-properties>
    </style:style>
    <style:style style:name="Táboa3.A2" style:family="table-cell">
      <style:table-cell-properties fo:background-color="transparent" fo:padding="0.097cm" fo:border-left="0.002cm solid #000000" fo:border-right="none" fo:border-top="none" fo:border-bottom="0.002cm solid #000000">
        <style:background-image/>
      </style:table-cell-properties>
    </style:style>
    <style:style style:name="Táboa3.B2" style:family="table-cell">
      <style:table-cell-properties fo:padding="0.097cm" fo:border-left="0.002cm solid #000000" fo:border-right="none" fo:border-top="none" fo:border-bottom="0.002cm solid #000000"/>
    </style:style>
    <style:style style:name="Táboa3.F2" style:family="table-cell">
      <style:table-cell-properties fo:padding="0.097cm" fo:border-left="0.002cm solid #000000" fo:border-right="0.002cm solid #000000" fo:border-top="none" fo:border-bottom="0.002cm solid #000000"/>
    </style:style>
    <style:style style:name="Táboa4" style:family="table">
      <style:table-properties style:width="16.999cm" table:align="margins" fo:keep-with-next="auto"/>
    </style:style>
    <style:style style:name="Táboa4.A" style:family="table-column">
      <style:table-column-properties style:column-width="1.602cm" style:rel-column-width="6176*"/>
    </style:style>
    <style:style style:name="Táboa4.B" style:family="table-column">
      <style:table-column-properties style:column-width="3.851cm" style:rel-column-width="14848*"/>
    </style:style>
    <style:style style:name="Táboa4.C" style:family="table-column">
      <style:table-column-properties style:column-width="1.924cm" style:rel-column-width="7420*"/>
    </style:style>
    <style:style style:name="Táboa4.D" style:family="table-column">
      <style:table-column-properties style:column-width="1.926cm" style:rel-column-width="7427*"/>
    </style:style>
    <style:style style:name="Táboa4.F" style:family="table-column">
      <style:table-column-properties style:column-width="1.921cm" style:rel-column-width="7407*"/>
    </style:style>
    <style:style style:name="Táboa4.G" style:family="table-column">
      <style:table-column-properties style:column-width="1.923cm" style:rel-column-width="7409*"/>
    </style:style>
    <style:style style:name="Tábo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F1" style:family="table-cell">
      <style:table-cell-properties fo:background-color="#e6e6e6" fo:padding="0.097cm" fo:border="0.002cm solid #000000">
        <style:background-image/>
      </style:table-cell-properties>
    </style:style>
    <style:style style:name="Táboa4.A2" style:family="table-cell">
      <style:table-cell-properties fo:padding="0.097cm" fo:border-left="0.002cm solid #000000" fo:border-right="none" fo:border-top="none" fo:border-bottom="0.002cm solid #000000"/>
    </style:style>
    <style:style style:name="Táboa4.C2" style:family="table-cell">
      <style:table-cell-properties fo:padding="0.097cm" fo:border-left="0.002cm solid #000000" fo:border-right="0.002cm solid #000000" fo:border-top="none" fo:border-bottom="0.002cm solid #000000"/>
    </style:style>
    <style:style style:name="Táboa5" style:family="table">
      <style:table-properties style:width="16.986cm" table:align="left" fo:keep-with-next="auto"/>
    </style:style>
    <style:style style:name="Táboa5.A" style:family="table-column">
      <style:table-column-properties style:column-width="2.845cm"/>
    </style:style>
    <style:style style:name="Táboa5.B" style:family="table-column">
      <style:table-column-properties style:column-width="1.335cm"/>
    </style:style>
    <style:style style:name="Táboa5.C" style:family="table-column">
      <style:table-column-properties style:column-width="12.806cm"/>
    </style:style>
    <style:style style:name="Tábo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C1" style:family="table-cell">
      <style:table-cell-properties fo:background-color="#e6e6e6" fo:padding="0.097cm" fo:border="0.002cm solid #000000">
        <style:background-image/>
      </style:table-cell-properties>
    </style:style>
    <style:style style:name="Táboa5.A2" style:family="table-cell">
      <style:table-cell-properties fo:padding="0.097cm" fo:border-left="0.002cm solid #000000" fo:border-right="none" fo:border-top="none" fo:border-bottom="0.002cm solid #000000"/>
    </style:style>
    <style:style style:name="Táboa5.C2.1.1" style:family="table-cell">
      <style:table-cell-properties fo:padding="0.097cm" fo:border-left="0.002cm solid #000000" fo:border-right="0.002cm solid #000000" fo:border-top="none" fo:border-bottom="0.002cm solid #000000"/>
    </style:style>
    <style:style style:name="Táboa1" style:family="table">
      <style:table-properties style:width="16.988cm" fo:margin-left="0cm" fo:margin-right="0.011cm" table:align="margins" fo:keep-with-next="auto"/>
    </style:style>
    <style:style style:name="Táboa1.A" style:family="table-column">
      <style:table-column-properties style:column-width="2.845cm" style:rel-column-width="10976*"/>
    </style:style>
    <style:style style:name="Táboa1.B" style:family="table-column">
      <style:table-column-properties style:column-width="1.335cm" style:rel-column-width="5154*"/>
    </style:style>
    <style:style style:name="Táboa1.C" style:family="table-column">
      <style:table-column-properties style:column-width="12.808cm" style:rel-column-width="49405*"/>
    </style:style>
    <style:style style:name="Tábo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C1" style:family="table-cell">
      <style:table-cell-properties fo:background-color="#e6e6e6" fo:padding="0.097cm" fo:border="0.002cm solid #000000">
        <style:background-image/>
      </style:table-cell-properties>
    </style:style>
    <style:style style:name="Táboa1.A2" style:family="table-cell">
      <style:table-cell-properties fo:padding="0.097cm" fo:border-left="0.002cm solid #000000" fo:border-right="none" fo:border-top="none" fo:border-bottom="0.002cm solid #000000"/>
    </style:style>
    <style:style style:name="Táboa1.C2.1.1" style:family="table-cell">
      <style:table-cell-properties fo:padding="0.097cm" fo:border-left="0.002cm solid #000000" fo:border-right="0.002cm solid #000000" fo:border-top="none" fo:border-bottom="0.002cm solid #000000"/>
    </style:style>
    <style:style style:name="Táboa7" style:family="table">
      <style:table-properties style:width="16.986cm" table:align="left" fo:keep-with-next="auto"/>
    </style:style>
    <style:style style:name="Táboa7.A" style:family="table-column">
      <style:table-column-properties style:column-width="2.845cm"/>
    </style:style>
    <style:style style:name="Táboa7.B" style:family="table-column">
      <style:table-column-properties style:column-width="1.335cm"/>
    </style:style>
    <style:style style:name="Táboa7.C" style:family="table-column">
      <style:table-column-properties style:column-width="12.806cm"/>
    </style:style>
    <style:style style:name="Tábo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7.C1" style:family="table-cell">
      <style:table-cell-properties fo:background-color="#e6e6e6" fo:padding="0.097cm" fo:border="0.002cm solid #000000">
        <style:background-image/>
      </style:table-cell-properties>
    </style:style>
    <style:style style:name="Táboa7.A2" style:family="table-cell">
      <style:table-cell-properties fo:padding="0.097cm" fo:border-left="0.002cm solid #000000" fo:border-right="none" fo:border-top="none" fo:border-bottom="0.002cm solid #000000"/>
    </style:style>
    <style:style style:name="Táboa7.C2.1.1" style:family="table-cell">
      <style:table-cell-properties fo:padding="0.097cm" fo:border-left="0.002cm solid #000000" fo:border-right="0.002cm solid #000000" fo:border-top="none" fo:border-bottom="0.002cm solid #000000"/>
    </style:style>
    <style:style style:name="Táboa6" style:family="table">
      <style:table-properties style:width="16.986cm" table:align="left" fo:keep-with-next="auto"/>
    </style:style>
    <style:style style:name="Táboa6.A" style:family="table-column">
      <style:table-column-properties style:column-width="2.845cm"/>
    </style:style>
    <style:style style:name="Táboa6.B" style:family="table-column">
      <style:table-column-properties style:column-width="1.335cm"/>
    </style:style>
    <style:style style:name="Táboa6.C" style:family="table-column">
      <style:table-column-properties style:column-width="12.806cm"/>
    </style:style>
    <style:style style:name="Tábo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6.C1" style:family="table-cell">
      <style:table-cell-properties fo:background-color="#e6e6e6" fo:padding="0.097cm" fo:border="0.002cm solid #000000">
        <style:background-image/>
      </style:table-cell-properties>
    </style:style>
    <style:style style:name="Táboa6.A2" style:family="table-cell">
      <style:table-cell-properties fo:padding="0.097cm" fo:border-left="0.002cm solid #000000" fo:border-right="none" fo:border-top="none" fo:border-bottom="0.002cm solid #000000"/>
    </style:style>
    <style:style style:name="Táboa6.C2.1.1" style:family="table-cell">
      <style:table-cell-properties fo:padding="0.097cm" fo:border-left="0.002cm solid #000000" fo:border-right="0.002cm solid #000000" fo:border-top="none" fo:border-bottom="0.002cm solid #000000"/>
    </style:style>
    <style:style style:name="Táboa8" style:family="table">
      <style:table-properties style:width="16.986cm" table:align="left" fo:keep-with-next="auto"/>
    </style:style>
    <style:style style:name="Táboa8.A" style:family="table-column">
      <style:table-column-properties style:column-width="2.845cm"/>
    </style:style>
    <style:style style:name="Táboa8.B" style:family="table-column">
      <style:table-column-properties style:column-width="1.335cm"/>
    </style:style>
    <style:style style:name="Táboa8.C" style:family="table-column">
      <style:table-column-properties style:column-width="12.806cm"/>
    </style:style>
    <style:style style:name="Tábo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8.C1" style:family="table-cell">
      <style:table-cell-properties fo:background-color="#e6e6e6" fo:padding="0.097cm" fo:border="0.002cm solid #000000">
        <style:background-image/>
      </style:table-cell-properties>
    </style:style>
    <style:style style:name="Táboa8.A2" style:family="table-cell">
      <style:table-cell-properties fo:padding="0.097cm" fo:border-left="0.002cm solid #000000" fo:border-right="none" fo:border-top="none" fo:border-bottom="0.002cm solid #000000"/>
    </style:style>
    <style:style style:name="Táboa8.C2.1.1" style:family="table-cell">
      <style:table-cell-properties fo:padding="0.097cm" fo:border-left="0.002cm solid #000000" fo:border-right="0.002cm solid #000000" fo:border-top="none" fo:border-bottom="0.002cm solid #000000"/>
    </style:style>
    <style:style style:name="Táboa9" style:family="table">
      <style:table-properties style:width="16.986cm" table:align="left" fo:keep-with-next="auto"/>
    </style:style>
    <style:style style:name="Táboa9.A" style:family="table-column">
      <style:table-column-properties style:column-width="2.845cm"/>
    </style:style>
    <style:style style:name="Táboa9.B" style:family="table-column">
      <style:table-column-properties style:column-width="1.335cm"/>
    </style:style>
    <style:style style:name="Táboa9.C" style:family="table-column">
      <style:table-column-properties style:column-width="12.806cm"/>
    </style:style>
    <style:style style:name="Tábo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9.C1" style:family="table-cell">
      <style:table-cell-properties fo:background-color="#e6e6e6" fo:padding="0.097cm" fo:border="0.002cm solid #000000">
        <style:background-image/>
      </style:table-cell-properties>
    </style:style>
    <style:style style:name="Táboa9.A2" style:family="table-cell">
      <style:table-cell-properties fo:padding="0.097cm" fo:border-left="0.002cm solid #000000" fo:border-right="none" fo:border-top="none" fo:border-bottom="0.002cm solid #000000"/>
    </style:style>
    <style:style style:name="Táboa9.C2.1.1" style:family="table-cell">
      <style:table-cell-properties fo:padding="0.097cm" fo:border-left="0.002cm solid #000000" fo:border-right="0.002cm solid #000000" fo:border-top="none" fo:border-bottom="0.002cm solid #000000"/>
    </style:style>
    <style:style style:name="Táboa10" style:family="table">
      <style:table-properties style:width="16.986cm" table:align="left" fo:keep-with-next="auto"/>
    </style:style>
    <style:style style:name="Táboa10.A" style:family="table-column">
      <style:table-column-properties style:column-width="2.845cm"/>
    </style:style>
    <style:style style:name="Táboa10.B" style:family="table-column">
      <style:table-column-properties style:column-width="1.335cm"/>
    </style:style>
    <style:style style:name="Táboa10.C" style:family="table-column">
      <style:table-column-properties style:column-width="12.806cm"/>
    </style:style>
    <style:style style:name="Tábo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0.C1" style:family="table-cell">
      <style:table-cell-properties fo:background-color="#e6e6e6" fo:padding="0.097cm" fo:border="0.002cm solid #000000">
        <style:background-image/>
      </style:table-cell-properties>
    </style:style>
    <style:style style:name="Táboa10.A2" style:family="table-cell">
      <style:table-cell-properties fo:padding="0.097cm" fo:border-left="0.002cm solid #000000" fo:border-right="none" fo:border-top="none" fo:border-bottom="0.002cm solid #000000"/>
    </style:style>
    <style:style style:name="Táboa10.C2.1.1" style:family="table-cell">
      <style:table-cell-properties fo:padding="0.097cm" fo:border-left="0.002cm solid #000000" fo:border-right="0.002cm solid #000000" fo:border-top="none" fo:border-bottom="0.002cm solid #000000"/>
    </style:style>
    <style:style style:name="Táboa11" style:family="table">
      <style:table-properties style:width="16.999cm" table:align="margins" fo:keep-with-next="auto"/>
    </style:style>
    <style:style style:name="Táboa11.A" style:family="table-column">
      <style:table-column-properties style:column-width="8.498cm" style:rel-column-width="32767*"/>
    </style:style>
    <style:style style:name="Táboa11.B" style:family="table-column">
      <style:table-column-properties style:column-width="8.5cm" style:rel-column-width="32768*"/>
    </style:style>
    <style:style style:name="Táboa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1.B1" style:family="table-cell">
      <style:table-cell-properties fo:background-color="#e6e6e6" fo:padding="0.097cm" fo:border="0.002cm solid #000000">
        <style:background-image/>
      </style:table-cell-properties>
    </style:style>
    <style:style style:name="Táboa11.A2" style:family="table-cell">
      <style:table-cell-properties fo:padding="0.097cm" fo:border-left="0.002cm solid #000000" fo:border-right="none" fo:border-top="none" fo:border-bottom="0.002cm solid #000000"/>
    </style:style>
    <style:style style:name="Táboa11.B2" style:family="table-cell">
      <style:table-cell-properties fo:padding="0.097cm" fo:border-left="0.002cm solid #000000" fo:border-right="0.002cm solid #000000" fo:border-top="none" fo:border-bottom="0.002cm solid #000000"/>
    </style:style>
    <style:style style:name="Táboa13" style:family="table">
      <style:table-properties style:width="16.999cm" table:align="margins" fo:keep-with-next="auto"/>
    </style:style>
    <style:style style:name="Táboa13.A" style:family="table-column">
      <style:table-column-properties style:column-width="8.498cm" style:rel-column-width="32767*"/>
    </style:style>
    <style:style style:name="Táboa13.B" style:family="table-column">
      <style:table-column-properties style:column-width="8.5cm" style:rel-column-width="32768*"/>
    </style:style>
    <style:style style:name="Táboa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3.B1" style:family="table-cell">
      <style:table-cell-properties fo:background-color="#e6e6e6" fo:padding="0.097cm" fo:border="0.002cm solid #000000">
        <style:background-image/>
      </style:table-cell-properties>
    </style:style>
    <style:style style:name="Táboa13.A2" style:family="table-cell">
      <style:table-cell-properties fo:padding="0.097cm" fo:border-left="0.002cm solid #000000" fo:border-right="none" fo:border-top="none" fo:border-bottom="0.002cm solid #000000"/>
    </style:style>
    <style:style style:name="Táboa13.B2" style:family="table-cell">
      <style:table-cell-properties fo:padding="0.097cm" fo:border-left="0.002cm solid #000000" fo:border-right="0.002cm solid #000000" fo:border-top="none" fo:border-bottom="0.002cm solid #000000"/>
    </style:style>
    <style:style style:name="Táboa13.A3" style:family="table-cell">
      <style:table-cell-properties fo:background-color="transparent" fo:padding="0.097cm" fo:border-left="0.002cm solid #000000" fo:border-right="none" fo:border-top="none" fo:border-bottom="0.002cm solid #000000">
        <style:background-image/>
      </style:table-cell-properties>
    </style:style>
    <style:style style:name="Táboa12" style:family="table">
      <style:table-properties style:width="16.999cm" table:align="margins" fo:keep-with-next="auto"/>
    </style:style>
    <style:style style:name="Táboa12.A" style:family="table-column">
      <style:table-column-properties style:column-width="8.498cm" style:rel-column-width="32767*"/>
    </style:style>
    <style:style style:name="Táboa12.B" style:family="table-column">
      <style:table-column-properties style:column-width="8.5cm" style:rel-column-width="32768*"/>
    </style:style>
    <style:style style:name="Tábo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2.B1" style:family="table-cell">
      <style:table-cell-properties fo:background-color="#e6e6e6" fo:padding="0.097cm" fo:border="0.002cm solid #000000">
        <style:background-image/>
      </style:table-cell-properties>
    </style:style>
    <style:style style:name="Táboa12.A2" style:family="table-cell">
      <style:table-cell-properties fo:padding="0.097cm" fo:border-left="0.002cm solid #000000" fo:border-right="0.002cm solid #000000" fo:border-top="none" fo:border-bottom="0.002cm solid #000000"/>
    </style:style>
    <style:style style:name="Táboa12.A3" style:family="table-cell">
      <style:table-cell-properties fo:padding="0.097cm" fo:border-left="0.002cm solid #000000" fo:border-right="none" fo:border-top="none" fo:border-bottom="0.002cm solid #000000"/>
    </style:style>
    <style:style style:name="Táboa14" style:family="table">
      <style:table-properties style:width="16.986cm" table:align="left" fo:keep-with-next="auto"/>
    </style:style>
    <style:style style:name="Táboa14.A" style:family="table-column">
      <style:table-column-properties style:column-width="5.95cm"/>
    </style:style>
    <style:style style:name="Táboa14.B" style:family="table-column">
      <style:table-column-properties style:column-width="11.037cm"/>
    </style:style>
    <style:style style:name="Tábo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4.B1" style:family="table-cell">
      <style:table-cell-properties fo:background-color="#e6e6e6" fo:padding="0.097cm" fo:border="0.002cm solid #000000">
        <style:background-image/>
      </style:table-cell-properties>
    </style:style>
    <style:style style:name="Táboa14.A2" style:family="table-cell">
      <style:table-cell-properties fo:padding="0.097cm" fo:border-left="0.002cm solid #000000" fo:border-right="none" fo:border-top="none" fo:border-bottom="0.002cm solid #000000"/>
    </style:style>
    <style:style style:name="Táboa14.B2" style:family="table-cell">
      <style:table-cell-properties fo:padding="0.097cm" fo:border-left="0.002cm solid #000000" fo:border-right="0.002cm solid #000000" fo:border-top="none" fo:border-bottom="0.002cm solid #000000"/>
    </style:style>
    <style:style style:name="Táboa15" style:family="table">
      <style:table-properties style:width="16.986cm" table:align="left" fo:keep-with-next="auto"/>
    </style:style>
    <style:style style:name="Táboa15.A" style:family="table-column">
      <style:table-column-properties style:column-width="2.84cm"/>
    </style:style>
    <style:style style:name="Táboa15.B" style:family="table-column">
      <style:table-column-properties style:column-width="14.146cm"/>
    </style:style>
    <style:style style:name="Tábo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5.B1" style:family="table-cell">
      <style:table-cell-properties fo:background-color="#e6e6e6" fo:padding="0.097cm" fo:border="0.002cm solid #000000">
        <style:background-image/>
      </style:table-cell-properties>
    </style:style>
    <style:style style:name="Táboa15.A2" style:family="table-cell">
      <style:table-cell-properties fo:padding="0.097cm" fo:border-left="0.002cm solid #000000" fo:border-right="none" fo:border-top="none" fo:border-bottom="0.002cm solid #000000"/>
    </style:style>
    <style:style style:name="Táboa15.B2" style:family="table-cell">
      <style:table-cell-properties fo:padding="0.097cm" fo:border-left="0.002cm solid #000000" fo:border-right="0.002cm solid #000000" fo:border-top="none" fo:border-bottom="0.002cm solid #000000"/>
    </style:style>
    <style:style style:name="Táboa16" style:family="table">
      <style:table-properties style:width="16.986cm" table:align="left" fo:keep-with-next="auto"/>
    </style:style>
    <style:style style:name="Táboa16.A" style:family="table-column">
      <style:table-column-properties style:column-width="4.323cm"/>
    </style:style>
    <style:style style:name="Táboa16.B" style:family="table-column">
      <style:table-column-properties style:column-width="12.663cm"/>
    </style:style>
    <style:style style:name="Tábo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6.B1" style:family="table-cell">
      <style:table-cell-properties fo:background-color="#e6e6e6" fo:padding="0.097cm" fo:border="0.002cm solid #000000">
        <style:background-image/>
      </style:table-cell-properties>
    </style:style>
    <style:style style:name="Táboa16.A2" style:family="table-cell">
      <style:table-cell-properties fo:padding="0.097cm" fo:border-left="0.002cm solid #000000" fo:border-right="none" fo:border-top="none" fo:border-bottom="0.002cm solid #000000"/>
    </style:style>
    <style:style style:name="Táboa16.B2" style:family="table-cell">
      <style:table-cell-properties fo:padding="0.097cm" fo:border-left="0.002cm solid #000000" fo:border-right="0.002cm solid #000000" fo:border-top="none" fo:border-bottom="0.002cm solid #000000"/>
    </style:style>
    <style:style style:name="Táboa18" style:family="table">
      <style:table-properties style:width="16.986cm" table:align="left" fo:keep-with-next="auto"/>
    </style:style>
    <style:style style:name="Táboa18.A" style:family="table-column">
      <style:table-column-properties style:column-width="2.492cm"/>
    </style:style>
    <style:style style:name="Táboa18.B" style:family="table-column">
      <style:table-column-properties style:column-width="14.494cm"/>
    </style:style>
    <style:style style:name="Tábo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8.B1" style:family="table-cell">
      <style:table-cell-properties fo:background-color="#e6e6e6" fo:padding="0.097cm" fo:border="0.002cm solid #000000">
        <style:background-image/>
      </style:table-cell-properties>
    </style:style>
    <style:style style:name="Táboa18.A2" style:family="table-cell">
      <style:table-cell-properties fo:padding="0.097cm" fo:border-left="0.002cm solid #000000" fo:border-right="none" fo:border-top="none" fo:border-bottom="0.002cm solid #000000"/>
    </style:style>
    <style:style style:name="Táboa18.B2" style:family="table-cell">
      <style:table-cell-properties fo:padding="0.097cm" fo:border-left="0.002cm solid #000000" fo:border-right="0.002cm solid #000000" fo:border-top="none" fo:border-bottom="0.002cm solid #000000"/>
    </style:style>
    <style:style style:name="Táboa17" style:family="table">
      <style:table-properties style:width="16.986cm" table:align="left" fo:keep-with-next="auto"/>
    </style:style>
    <style:style style:name="Táboa17.A" style:family="table-column">
      <style:table-column-properties style:column-width="4.318cm"/>
    </style:style>
    <style:style style:name="Táboa17.B" style:family="table-column">
      <style:table-column-properties style:column-width="3.616cm"/>
    </style:style>
    <style:style style:name="Táboa17.C" style:family="table-column">
      <style:table-column-properties style:column-width="9.052cm"/>
    </style:style>
    <style:style style:name="Tábo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7.C1" style:family="table-cell">
      <style:table-cell-properties fo:background-color="#e6e6e6" fo:padding="0.097cm" fo:border="0.002cm solid #000000">
        <style:background-image/>
      </style:table-cell-properties>
    </style:style>
    <style:style style:name="Táboa17.A2" style:family="table-cell">
      <style:table-cell-properties fo:padding="0.097cm" fo:border-left="0.002cm solid #000000" fo:border-right="none" fo:border-top="none" fo:border-bottom="0.002cm solid #000000"/>
    </style:style>
    <style:style style:name="Táboa17.C2" style:family="table-cell">
      <style:table-cell-properties fo:padding="0.097cm" fo:border-left="0.002cm solid #000000" fo:border-right="0.002cm solid #000000" fo:border-top="none" fo:border-bottom="0.002cm solid #000000"/>
    </style:style>
    <style:style style:name="Táboa19" style:family="table">
      <style:table-properties style:width="16.988cm" fo:margin-left="0cm" fo:margin-right="0.011cm" table:align="margins" fo:keep-with-next="auto"/>
    </style:style>
    <style:style style:name="Táboa19.A" style:family="table-column">
      <style:table-column-properties style:column-width="3.588cm" style:rel-column-width="13838*"/>
    </style:style>
    <style:style style:name="Táboa19.B" style:family="table-column">
      <style:table-column-properties style:column-width="13.4cm" style:rel-column-width="51697*"/>
    </style:style>
    <style:style style:name="Tábo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9.B1" style:family="table-cell">
      <style:table-cell-properties fo:background-color="#e6e6e6" fo:padding="0.097cm" fo:border="0.002cm solid #000000">
        <style:background-image/>
      </style:table-cell-properties>
    </style:style>
    <style:style style:name="Táboa19.A2" style:family="table-cell">
      <style:table-cell-properties fo:padding="0.097cm" fo:border-left="0.002cm solid #000000" fo:border-right="none" fo:border-top="none" fo:border-bottom="0.002cm solid #000000"/>
    </style:style>
    <style:style style:name="Táboa19.B2" style:family="table-cell">
      <style:table-cell-properties fo:padding="0.097cm" fo:border-left="0.002cm solid #000000" fo:border-right="0.002cm solid #000000" fo:border-top="none" fo:border-bottom="0.002cm solid #000000"/>
    </style:style>
    <style:style style:name="Táboa20" style:family="table">
      <style:table-properties style:width="16.986cm" table:align="left" fo:keep-with-next="auto"/>
    </style:style>
    <style:style style:name="Táboa20.A" style:family="table-column">
      <style:table-column-properties style:column-width="5.726cm"/>
    </style:style>
    <style:style style:name="Táboa20.B" style:family="table-column">
      <style:table-column-properties style:column-width="11.261cm"/>
    </style:style>
    <style:style style:name="Tábo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0.B1" style:family="table-cell">
      <style:table-cell-properties fo:background-color="#e6e6e6" fo:padding="0.097cm" fo:border="0.002cm solid #000000">
        <style:background-image/>
      </style:table-cell-properties>
    </style:style>
    <style:style style:name="Táboa20.A2" style:family="table-cell">
      <style:table-cell-properties fo:padding="0.097cm" fo:border-left="0.002cm solid #000000" fo:border-right="none" fo:border-top="none" fo:border-bottom="0.002cm solid #000000"/>
    </style:style>
    <style:style style:name="Táboa20.B2" style:family="table-cell">
      <style:table-cell-properties fo:padding="0.097cm" fo:border-left="0.002cm solid #000000" fo:border-right="0.002cm solid #000000" fo:border-top="none" fo:border-bottom="0.002cm solid #000000"/>
    </style:style>
    <style:style style:name="Táboa21" style:family="table">
      <style:table-properties style:width="16.988cm" fo:margin-left="0cm" fo:margin-right="0.011cm" table:align="margins" fo:keep-with-next="auto"/>
    </style:style>
    <style:style style:name="Táboa21.A" style:family="table-column">
      <style:table-column-properties style:column-width="3.836cm" style:rel-column-width="14798*"/>
    </style:style>
    <style:style style:name="Táboa21.B" style:family="table-column">
      <style:table-column-properties style:column-width="13.152cm" style:rel-column-width="50737*"/>
    </style:style>
    <style:style style:name="Táboa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1.B1" style:family="table-cell">
      <style:table-cell-properties fo:background-color="#e6e6e6" fo:padding="0.097cm" fo:border="0.002cm solid #000000">
        <style:background-image/>
      </style:table-cell-properties>
    </style:style>
    <style:style style:name="Táboa21.A2" style:family="table-cell">
      <style:table-cell-properties fo:padding="0.097cm" fo:border-left="0.002cm solid #000000" fo:border-right="none" fo:border-top="none" fo:border-bottom="0.002cm solid #000000"/>
    </style:style>
    <style:style style:name="Táboa21.B2" style:family="table-cell">
      <style:table-cell-properties fo:padding="0.097cm" fo:border-left="0.002cm solid #000000" fo:border-right="0.002cm solid #000000" fo:border-top="none" fo:border-bottom="0.002cm solid #000000"/>
    </style:style>
    <style:style style:name="Táboa22" style:family="table">
      <style:table-properties style:width="16.988cm" fo:margin-left="0cm" fo:margin-right="0.011cm" table:align="margins" fo:keep-with-next="auto"/>
    </style:style>
    <style:style style:name="Táboa22.A" style:family="table-column">
      <style:table-column-properties style:column-width="2.651cm" style:rel-column-width="10224*"/>
    </style:style>
    <style:style style:name="Táboa22.B" style:family="table-column">
      <style:table-column-properties style:column-width="14.337cm" style:rel-column-width="55311*"/>
    </style:style>
    <style:style style:name="Tábo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2.B1" style:family="table-cell">
      <style:table-cell-properties fo:background-color="#e6e6e6" fo:padding="0.097cm" fo:border="0.002cm solid #000000">
        <style:background-image/>
      </style:table-cell-properties>
    </style:style>
    <style:style style:name="Táboa22.A2" style:family="table-cell">
      <style:table-cell-properties fo:padding="0.097cm" fo:border-left="0.002cm solid #000000" fo:border-right="none" fo:border-top="none" fo:border-bottom="0.002cm solid #000000"/>
    </style:style>
    <style:style style:name="Táboa22.B2" style:family="table-cell">
      <style:table-cell-properties fo:padding="0.097cm" fo:border-left="0.002cm solid #000000" fo:border-right="0.002cm solid #000000" fo:border-top="none" fo:border-bottom="0.002cm solid #000000"/>
    </style:style>
    <style:style style:name="Táboa23" style:family="table">
      <style:table-properties style:width="16.986cm" table:align="left" fo:keep-with-next="auto"/>
    </style:style>
    <style:style style:name="Táboa23.A" style:family="table-column">
      <style:table-column-properties style:column-width="3.99cm"/>
    </style:style>
    <style:style style:name="Táboa23.B" style:family="table-column">
      <style:table-column-properties style:column-width="12.996cm"/>
    </style:style>
    <style:style style:name="Táboa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3.B1" style:family="table-cell">
      <style:table-cell-properties fo:background-color="#e6e6e6" fo:padding="0.097cm" fo:border="0.002cm solid #000000">
        <style:background-image/>
      </style:table-cell-properties>
    </style:style>
    <style:style style:name="Táboa23.A2" style:family="table-cell">
      <style:table-cell-properties fo:padding="0.097cm" fo:border-left="0.002cm solid #000000" fo:border-right="none" fo:border-top="none" fo:border-bottom="0.002cm solid #000000"/>
    </style:style>
    <style:style style:name="Táboa23.B2" style:family="table-cell">
      <style:table-cell-properties fo:padding="0.097cm" fo:border-left="0.002cm solid #000000" fo:border-right="0.002cm solid #000000" fo:border-top="none" fo:border-bottom="0.002cm solid #000000"/>
    </style:style>
    <style:style style:name="Táboa24" style:family="table">
      <style:table-properties style:width="16.986cm" table:align="left" fo:keep-with-next="auto"/>
    </style:style>
    <style:style style:name="Táboa24.A" style:family="table-column">
      <style:table-column-properties style:column-width="2.692cm"/>
    </style:style>
    <style:style style:name="Táboa24.B" style:family="table-column">
      <style:table-column-properties style:column-width="14.295cm"/>
    </style:style>
    <style:style style:name="Táboa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4.B1" style:family="table-cell">
      <style:table-cell-properties fo:background-color="#e6e6e6" fo:padding="0.097cm" fo:border="0.002cm solid #000000">
        <style:background-image/>
      </style:table-cell-properties>
    </style:style>
    <style:style style:name="Táboa24.A2" style:family="table-cell">
      <style:table-cell-properties fo:padding="0.097cm" fo:border-left="0.002cm solid #000000" fo:border-right="none" fo:border-top="none" fo:border-bottom="0.002cm solid #000000"/>
    </style:style>
    <style:style style:name="Táboa24.B2" style:family="table-cell">
      <style:table-cell-properties fo:padding="0.097cm" fo:border-left="0.002cm solid #000000" fo:border-right="0.002cm solid #000000" fo:border-top="none" fo:border-bottom="0.002cm solid #000000"/>
    </style:style>
    <style:style style:name="Táboa25" style:family="table">
      <style:table-properties style:width="16.986cm" table:align="left" fo:keep-with-next="auto"/>
    </style:style>
    <style:style style:name="Táboa25.A" style:family="table-column">
      <style:table-column-properties style:column-width="3.223cm"/>
    </style:style>
    <style:style style:name="Táboa25.B" style:family="table-column">
      <style:table-column-properties style:column-width="13.764cm"/>
    </style:style>
    <style:style style:name="Táboa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5.B1" style:family="table-cell">
      <style:table-cell-properties fo:background-color="#e6e6e6" fo:padding="0.097cm" fo:border="0.002cm solid #000000">
        <style:background-image/>
      </style:table-cell-properties>
    </style:style>
    <style:style style:name="Táboa25.A2" style:family="table-cell">
      <style:table-cell-properties fo:padding="0.097cm" fo:border-left="0.002cm solid #000000" fo:border-right="none" fo:border-top="none" fo:border-bottom="0.002cm solid #000000"/>
    </style:style>
    <style:style style:name="Táboa25.B2" style:family="table-cell">
      <style:table-cell-properties fo:padding="0.097cm" fo:border-left="0.002cm solid #000000" fo:border-right="0.002cm solid #000000" fo:border-top="none" fo:border-bottom="0.002cm solid #000000"/>
    </style:style>
    <style:style style:name="Táboa26" style:family="table">
      <style:table-properties style:width="16.986cm" table:align="left" fo:keep-with-next="auto"/>
    </style:style>
    <style:style style:name="Táboa26.A" style:family="table-column">
      <style:table-column-properties style:column-width="3.096cm"/>
    </style:style>
    <style:style style:name="Táboa26.B" style:family="table-column">
      <style:table-column-properties style:column-width="13.891cm"/>
    </style:style>
    <style:style style:name="Tábo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6.B1" style:family="table-cell">
      <style:table-cell-properties fo:background-color="#e6e6e6" fo:padding="0.097cm" fo:border="0.002cm solid #000000">
        <style:background-image/>
      </style:table-cell-properties>
    </style:style>
    <style:style style:name="Táboa26.A2" style:family="table-cell">
      <style:table-cell-properties fo:padding="0.097cm" fo:border-left="0.002cm solid #000000" fo:border-right="none" fo:border-top="none" fo:border-bottom="0.002cm solid #000000"/>
    </style:style>
    <style:style style:name="Táboa26.B2" style:family="table-cell">
      <style:table-cell-properties fo:padding="0.097cm" fo:border-left="0.002cm solid #000000" fo:border-right="0.002cm solid #000000" fo:border-top="none" fo:border-bottom="0.002cm solid #000000"/>
    </style:style>
    <style:style style:name="Táboa27" style:family="table">
      <style:table-properties style:width="16.986cm" table:align="left" fo:keep-with-next="auto"/>
    </style:style>
    <style:style style:name="Táboa27.A" style:family="table-column">
      <style:table-column-properties style:column-width="3.24cm"/>
    </style:style>
    <style:style style:name="Táboa27.B" style:family="table-column">
      <style:table-column-properties style:column-width="13.746cm"/>
    </style:style>
    <style:style style:name="Tábo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7.B1" style:family="table-cell">
      <style:table-cell-properties fo:background-color="#e6e6e6" fo:padding="0.097cm" fo:border="0.002cm solid #000000">
        <style:background-image/>
      </style:table-cell-properties>
    </style:style>
    <style:style style:name="Táboa27.A2" style:family="table-cell">
      <style:table-cell-properties fo:padding="0.097cm" fo:border-left="0.002cm solid #000000" fo:border-right="none" fo:border-top="none" fo:border-bottom="0.002cm solid #000000"/>
    </style:style>
    <style:style style:name="Táboa27.B2" style:family="table-cell">
      <style:table-cell-properties fo:padding="0.097cm" fo:border-left="0.002cm solid #000000" fo:border-right="0.002cm solid #000000" fo:border-top="none" fo:border-bottom="0.002cm solid #000000"/>
    </style:style>
    <style:style style:name="Táboa28" style:family="table">
      <style:table-properties style:width="16.986cm" table:align="left" fo:keep-with-next="auto"/>
    </style:style>
    <style:style style:name="Táboa28.A" style:family="table-column">
      <style:table-column-properties style:column-width="2.593cm"/>
    </style:style>
    <style:style style:name="Táboa28.B" style:family="table-column">
      <style:table-column-properties style:column-width="14.393cm"/>
    </style:style>
    <style:style style:name="Táboa2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8.B1" style:family="table-cell">
      <style:table-cell-properties fo:background-color="#e6e6e6" fo:padding="0.097cm" fo:border="0.002cm solid #000000">
        <style:background-image/>
      </style:table-cell-properties>
    </style:style>
    <style:style style:name="Táboa28.A2" style:family="table-cell">
      <style:table-cell-properties fo:padding="0.097cm" fo:border-left="0.002cm solid #000000" fo:border-right="none" fo:border-top="none" fo:border-bottom="0.002cm solid #000000"/>
    </style:style>
    <style:style style:name="Táboa28.B2" style:family="table-cell">
      <style:table-cell-properties fo:padding="0.097cm" fo:border-left="0.002cm solid #000000" fo:border-right="0.002cm solid #000000" fo:border-top="none" fo:border-bottom="0.002cm solid #000000"/>
    </style:style>
    <style:style style:name="Táboa29" style:family="table">
      <style:table-properties style:width="16.986cm" table:align="left" fo:keep-with-next="auto"/>
    </style:style>
    <style:style style:name="Táboa29.A" style:family="table-column">
      <style:table-column-properties style:column-width="3.828cm"/>
    </style:style>
    <style:style style:name="Táboa29.B" style:family="table-column">
      <style:table-column-properties style:column-width="13.159cm"/>
    </style:style>
    <style:style style:name="Táboa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9.B1" style:family="table-cell">
      <style:table-cell-properties fo:background-color="#e6e6e6" fo:padding="0.097cm" fo:border="0.002cm solid #000000">
        <style:background-image/>
      </style:table-cell-properties>
    </style:style>
    <style:style style:name="Táboa29.A2" style:family="table-cell">
      <style:table-cell-properties fo:padding="0.097cm" fo:border-left="0.002cm solid #000000" fo:border-right="none" fo:border-top="none" fo:border-bottom="0.002cm solid #000000"/>
    </style:style>
    <style:style style:name="Táboa29.B2" style:family="table-cell">
      <style:table-cell-properties fo:padding="0.097cm" fo:border-left="0.002cm solid #000000" fo:border-right="0.002cm solid #000000" fo:border-top="none" fo:border-bottom="0.002cm solid #000000"/>
    </style:style>
    <style:style style:name="Táboa30" style:family="table">
      <style:table-properties style:width="16.988cm" fo:margin-left="0cm" fo:margin-right="0.011cm" table:align="margins" fo:keep-with-next="auto"/>
    </style:style>
    <style:style style:name="Táboa30.A" style:family="table-column">
      <style:table-column-properties style:column-width="3.26cm" style:rel-column-width="12576*"/>
    </style:style>
    <style:style style:name="Táboa30.B" style:family="table-column">
      <style:table-column-properties style:column-width="13.728cm" style:rel-column-width="52959*"/>
    </style:style>
    <style:style style:name="Táboa3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0.B1" style:family="table-cell">
      <style:table-cell-properties fo:background-color="#e6e6e6" fo:padding="0.097cm" fo:border="0.002cm solid #000000">
        <style:background-image/>
      </style:table-cell-properties>
    </style:style>
    <style:style style:name="Táboa30.A2" style:family="table-cell">
      <style:table-cell-properties fo:padding="0.097cm" fo:border-left="0.002cm solid #000000" fo:border-right="none" fo:border-top="none" fo:border-bottom="0.002cm solid #000000"/>
    </style:style>
    <style:style style:name="Táboa30.B2" style:family="table-cell">
      <style:table-cell-properties fo:padding="0.097cm" fo:border-left="0.002cm solid #000000" fo:border-right="0.002cm solid #000000" fo:border-top="none" fo:border-bottom="0.002cm solid #000000"/>
    </style:style>
    <style:style style:name="Táboa32" style:family="table">
      <style:table-properties style:width="16.986cm" table:align="left" fo:keep-with-next="auto"/>
    </style:style>
    <style:style style:name="Táboa32.A" style:family="table-column">
      <style:table-column-properties style:column-width="2.357cm"/>
    </style:style>
    <style:style style:name="Táboa32.B" style:family="table-column">
      <style:table-column-properties style:column-width="14.63cm"/>
    </style:style>
    <style:style style:name="Táboa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2.B1" style:family="table-cell">
      <style:table-cell-properties fo:background-color="#e6e6e6" fo:padding="0.097cm" fo:border="0.002cm solid #000000">
        <style:background-image/>
      </style:table-cell-properties>
    </style:style>
    <style:style style:name="Táboa32.A2" style:family="table-cell">
      <style:table-cell-properties fo:padding="0.097cm" fo:border-left="0.002cm solid #000000" fo:border-right="none" fo:border-top="none" fo:border-bottom="0.002cm solid #000000"/>
    </style:style>
    <style:style style:name="Táboa32.B2" style:family="table-cell">
      <style:table-cell-properties fo:padding="0.097cm" fo:border-left="0.002cm solid #000000" fo:border-right="0.002cm solid #000000" fo:border-top="none" fo:border-bottom="0.002cm solid #000000"/>
    </style:style>
    <style:style style:name="Táboa31" style:family="table">
      <style:table-properties style:width="16.988cm" fo:margin-left="0cm" fo:margin-right="0.011cm" table:align="margins" fo:keep-with-next="always"/>
    </style:style>
    <style:style style:name="Táboa31.A" style:family="table-column">
      <style:table-column-properties style:column-width="3.926cm" style:rel-column-width="15147*"/>
    </style:style>
    <style:style style:name="Táboa31.B" style:family="table-column">
      <style:table-column-properties style:column-width="13.062cm" style:rel-column-width="50388*"/>
    </style:style>
    <style:style style:name="Táboa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1.B1" style:family="table-cell">
      <style:table-cell-properties fo:background-color="#e6e6e6" fo:padding="0.097cm" fo:border="0.002cm solid #000000">
        <style:background-image/>
      </style:table-cell-properties>
    </style:style>
    <style:style style:name="Táboa31.A2" style:family="table-cell">
      <style:table-cell-properties fo:padding="0.097cm" fo:border-left="0.002cm solid #000000" fo:border-right="none" fo:border-top="none" fo:border-bottom="0.002cm solid #000000"/>
    </style:style>
    <style:style style:name="Táboa3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SW_5f_Text">
      <style:text-properties fo:font-weight="bold" style:font-weight-asian="bold" style:font-weight-complex="bold"/>
    </style:style>
    <style:style style:name="P13" style:family="paragraph" style:parent-style-name="SW_5f_Text">
      <style:paragraph-properties fo:text-align="justify" style:justify-single-word="false"/>
      <style:text-properties fo:font-size="12pt" style:font-size-asian="12pt" style:font-size-complex="12pt"/>
    </style:style>
    <style:style style:name="P14" style:family="paragraph" style:parent-style-name="SW_5f_Table">
      <style:text-properties fo:font-weight="bold" style:font-weight-asian="bold" style:font-weight-complex="bold"/>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SW_5f_Default" style:master-page-name="SW_5f_Index">
      <style:paragraph-properties fo:text-align="justify" style:justify-single-word="false"/>
    </style:style>
    <style:style style:name="P19" style:family="paragraph" style:parent-style-name="SW_5f_List" style:list-style-name="L1"/>
    <style:style style:name="P20" style:family="paragraph" style:parent-style-name="SW_5f_List" style:list-style-name="L1"/>
    <style:style style:name="P21" style:family="paragraph" style:parent-style-name="SW_5f_List" style:list-style-name="L2"/>
    <style:style style:name="P22" style:family="paragraph" style:parent-style-name="SW_5f_List" style:list-style-name="L2"/>
    <style:style style:name="P23" style:family="paragraph" style:parent-style-name="SW_5f_List" style:list-style-name="L3"/>
    <style:style style:name="P24" style:family="paragraph" style:parent-style-name="SW_5f_List" style:list-style-name="L3"/>
    <style:style style:name="P25" style:family="paragraph" style:parent-style-name="SW_5f_List" style:list-style-name="L4"/>
    <style:style style:name="P26" style:family="paragraph" style:parent-style-name="SW_5f_List" style:list-style-name="L4"/>
    <style:style style:name="P27" style:family="paragraph" style:parent-style-name="SW_5f_List" style:list-style-name="L4"/>
    <style:style style:name="P28" style:family="paragraph" style:parent-style-name="SW_5f_List" style:list-style-name="L4"/>
    <style:style style:name="P29" style:family="paragraph" style:parent-style-name="SW_5f_List" style:list-style-name="L5"/>
    <style:style style:name="P30" style:family="paragraph" style:parent-style-name="SW_5f_List" style:list-style-name="L5"/>
    <style:style style:name="P31" style:family="paragraph" style:parent-style-name="SW_5f_List" style:list-style-name="L5"/>
    <style:style style:name="P32" style:family="paragraph" style:parent-style-name="SW_5f_List" style:list-style-name="L5"/>
    <style:style style:name="P33" style:family="paragraph" style:parent-style-name="SW_5f_List" style:list-style-name="L5"/>
    <style:style style:name="P34" style:family="paragraph" style:parent-style-name="SW_5f_List" style:list-style-name="L5"/>
    <style:style style:name="P35" style:family="paragraph" style:parent-style-name="SW_5f_List" style:list-style-name="L5"/>
    <style:style style:name="P36" style:family="paragraph" style:parent-style-name="SW_5f_List" style:list-style-name="L5"/>
    <style:style style:name="P37" style:family="paragraph" style:parent-style-name="SW_5f_List" style:list-style-name="L6"/>
    <style:style style:name="P38" style:family="paragraph" style:parent-style-name="SW_5f_List" style:list-style-name="L6"/>
    <style:style style:name="P39" style:family="paragraph" style:parent-style-name="SW_5f_List" style:list-style-name="L6"/>
    <style:style style:name="P40" style:family="paragraph" style:parent-style-name="SW_5f_List" style:list-style-name="L7"/>
    <style:style style:name="P41" style:family="paragraph" style:parent-style-name="SW_5f_List" style:list-style-name="L7"/>
    <style:style style:name="P42" style:family="paragraph" style:parent-style-name="SW_5f_List" style:list-style-name="L7"/>
    <style:style style:name="P43" style:family="paragraph" style:parent-style-name="SW_5f_List" style:list-style-name="L7"/>
    <style:style style:name="P44" style:family="paragraph" style:parent-style-name="SW_5f_List" style:list-style-name="L7"/>
    <style:style style:name="P45" style:family="paragraph" style:parent-style-name="SW_5f_List" style:list-style-name="L8"/>
    <style:style style:name="P46" style:family="paragraph" style:parent-style-name="SW_5f_List" style:list-style-name="L8"/>
    <style:style style:name="P47" style:family="paragraph" style:parent-style-name="SW_5f_List" style:list-style-name="L8"/>
    <style:style style:name="P48" style:family="paragraph" style:parent-style-name="SW_5f_List" style:list-style-name="L8"/>
    <style:style style:name="P49" style:family="paragraph" style:parent-style-name="SW_5f_List" style:list-style-name="L8"/>
    <style:style style:name="P50" style:family="paragraph" style:parent-style-name="SW_5f_List" style:list-style-name="L8"/>
    <style:style style:name="P51" style:family="paragraph" style:parent-style-name="SW_5f_List" style:list-style-name="L8"/>
    <style:style style:name="P52" style:family="paragraph" style:parent-style-name="SW_5f_List" style:list-style-name="L9"/>
    <style:style style:name="P53" style:family="paragraph" style:parent-style-name="SW_5f_List" style:list-style-name="L9"/>
    <style:style style:name="P54" style:family="paragraph" style:parent-style-name="SW_5f_List" style:list-style-name="L10"/>
    <style:style style:name="P55" style:family="paragraph" style:parent-style-name="SW_5f_List" style:list-style-name="L10"/>
    <style:style style:name="P56" style:family="paragraph" style:parent-style-name="SW_5f_List" style:list-style-name="L10"/>
    <style:style style:name="P57" style:family="paragraph" style:parent-style-name="SW_5f_List" style:list-style-name="L10"/>
    <style:style style:name="P58" style:family="paragraph" style:parent-style-name="SW_5f_List" style:list-style-name="L11"/>
    <style:style style:name="P59" style:family="paragraph" style:parent-style-name="SW_5f_List" style:list-style-name="L11"/>
    <style:style style:name="P60" style:family="paragraph" style:parent-style-name="SW_5f_List" style:list-style-name="L12"/>
    <style:style style:name="P61" style:family="paragraph" style:parent-style-name="SW_5f_List" style:list-style-name="L12"/>
    <style:style style:name="P62" style:family="paragraph" style:parent-style-name="SW_5f_List" style:list-style-name="L12"/>
    <style:style style:name="P63" style:family="paragraph" style:parent-style-name="SW_5f_List" style:list-style-name="L12"/>
    <style:style style:name="P64" style:family="paragraph" style:parent-style-name="SW_5f_List" style:list-style-name="L12"/>
    <style:style style:name="P65" style:family="paragraph" style:parent-style-name="SW_5f_List" style:list-style-name="L12"/>
    <style:style style:name="P66" style:family="paragraph" style:parent-style-name="SW_5f_List" style:list-style-name="L13"/>
    <style:style style:name="P67" style:family="paragraph" style:parent-style-name="SW_5f_List" style:list-style-name="L13"/>
    <style:style style:name="P68" style:family="paragraph" style:parent-style-name="SW_5f_List" style:list-style-name="L13"/>
    <style:style style:name="P69" style:family="paragraph" style:parent-style-name="SW_5f_List" style:list-style-name="L13"/>
    <style:style style:name="P70" style:family="paragraph" style:parent-style-name="SW_5f_List" style:list-style-name="L14"/>
    <style:style style:name="P71" style:family="paragraph" style:parent-style-name="SW_5f_List" style:list-style-name="L14"/>
    <style:style style:name="P72" style:family="paragraph" style:parent-style-name="SW_5f_List" style:list-style-name="L15"/>
    <style:style style:name="P73" style:family="paragraph" style:parent-style-name="SW_5f_List" style:list-style-name="L15"/>
    <style:style style:name="P74" style:family="paragraph" style:parent-style-name="SW_5f_List" style:list-style-name="L16"/>
    <style:style style:name="P75" style:family="paragraph" style:parent-style-name="SW_5f_List" style:list-style-name="L16"/>
    <style:style style:name="P76" style:family="paragraph" style:parent-style-name="SW_5f_List" style:list-style-name="L16"/>
    <style:style style:name="P77" style:family="paragraph" style:parent-style-name="SW_5f_List" style:list-style-name="L16"/>
    <style:style style:name="P78" style:family="paragraph" style:parent-style-name="SW_5f_List" style:list-style-name="L16"/>
    <style:style style:name="P79" style:family="paragraph" style:parent-style-name="SW_5f_List" style:list-style-name="L16"/>
    <style:style style:name="P80" style:family="paragraph" style:parent-style-name="SW_5f_List" style:list-style-name="L16"/>
    <style:style style:name="P81" style:family="paragraph" style:parent-style-name="SW_5f_List" style:list-style-name="L16"/>
    <style:style style:name="P82" style:family="paragraph" style:parent-style-name="SW_5f_List" style:list-style-name="L17"/>
    <style:style style:name="P83" style:family="paragraph" style:parent-style-name="SW_5f_List" style:list-style-name="L17"/>
    <style:style style:name="P84" style:family="paragraph" style:parent-style-name="SW_5f_List" style:list-style-name="L17"/>
    <style:style style:name="P85" style:family="paragraph" style:parent-style-name="SW_5f_List" style:list-style-name="L17"/>
    <style:style style:name="P86" style:family="paragraph" style:parent-style-name="SW_5f_List" style:list-style-name="L17"/>
    <style:style style:name="P87" style:family="paragraph" style:parent-style-name="SW_5f_List" style:list-style-name="L18"/>
    <style:style style:name="P88" style:family="paragraph" style:parent-style-name="SW_5f_List" style:list-style-name="L18"/>
    <style:style style:name="P89" style:family="paragraph" style:parent-style-name="SW_5f_List" style:list-style-name="L18"/>
    <style:style style:name="P90" style:family="paragraph" style:parent-style-name="SW_5f_List" style:list-style-name="L19"/>
    <style:style style:name="P91" style:family="paragraph" style:parent-style-name="SW_5f_List" style:list-style-name="L20"/>
    <style:style style:name="P92" style:family="paragraph" style:parent-style-name="SW_5f_List" style:list-style-name="L20"/>
    <style:style style:name="P93" style:family="paragraph" style:parent-style-name="SW_5f_List" style:list-style-name="L20"/>
    <style:style style:name="P94" style:family="paragraph" style:parent-style-name="SW_5f_List" style:list-style-name="L21"/>
    <style:style style:name="P95" style:family="paragraph" style:parent-style-name="SW_5f_List" style:list-style-name="L21"/>
    <style:style style:name="P96" style:family="paragraph" style:parent-style-name="SW_5f_List" style:list-style-name="L21"/>
    <style:style style:name="P97" style:family="paragraph" style:parent-style-name="SW_5f_List" style:list-style-name="L21"/>
    <style:style style:name="P98" style:family="paragraph" style:parent-style-name="SW_5f_List" style:list-style-name="L21"/>
    <style:style style:name="P99" style:family="paragraph" style:parent-style-name="SW_5f_Title" style:master-page-name="SW_5f_FirstPage">
      <style:text-properties fo:font-size="32pt" style:font-size-asian="32pt" style:font-size-complex="32pt"/>
    </style:style>
    <style:style style:name="P100" style:family="paragraph" style:parent-style-name="SW_5f_Title1" style:master-page-name="SW_5f_Section">
      <style:paragraph-properties style:page-number="1" fo:break-before="auto" fo:break-after="auto"/>
    </style:style>
    <style:style style:name="P101" style:family="paragraph" style:parent-style-name="SW_5f_Title1" style:master-page-name="SW_5f_Section"/>
    <style:style style:name="P102" style:family="paragraph" style:parent-style-name="SW_5f_Title1" style:master-page-name="SW_5f_Section"/>
    <style:style style:name="P103" style:family="paragraph" style:parent-style-name="SW_5f_Title1" style:master-page-name="SW_5f_Section"/>
    <style:style style:name="P104" style:family="paragraph" style:parent-style-name="SW_5f_Title1" style:master-page-name="SW_5f_Section"/>
    <style:style style:name="P105" style:family="paragraph" style:parent-style-name="SW_5f_Title1" style:master-page-name="SW_5f_Section"/>
    <style:style style:name="T1" style:family="text">
      <style:text-properties style:text-underline-mode="continuous" style:text-line-through-mode="continuous" fo:background-color="transparent"/>
    </style:style>
    <style:style style:name="T2" style:family="text">
      <style:text-properties style:text-position="super 58%"/>
    </style:style>
    <style:style style:name="T3" style:family="text">
      <style:text-properties style:text-position="super 58%" fo:background-color="transparent"/>
    </style:style>
    <style:style style:name="T4" style:family="text">
      <style:text-properties fo:font-style="italic" style:font-style-asian="italic" style:font-style-complex="italic"/>
    </style:style>
    <style:style style:name="T5" style:family="text">
      <style:text-properties fo:font-size="12pt" style:font-size-asian="12pt" style:font-size-complex="12pt"/>
    </style:style>
    <style:style style:name="T6" style:family="text">
      <style:text-properties fo:font-size="12pt" style:font-size-complex="12pt"/>
    </style:style>
    <style:style style:name="fr1" style:family="graphic" style:parent-style-name="Watermark">
      <style:graphic-properties style:wrap="parallel" style:number-wrapped-paragraphs="no-limit" style:wrap-contour="false" style:vertical-pos="middle"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7" number:automatic-order="true">
      <number:day number:style="long"/>
      <number:text>/</number:text>
      <number:month number:style="long"/>
      <number:text>/</number:text>
      <number:year/>
    </number:date-style>
  </office:automatic-styles>
  <office:body>
    <office:text>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99"><text:title>Simple World</text:title></text:p>
      <text:p text:style-name="P8"/>
      <text:p text:style-name="P7"><text:subject>Specification 1.0 of Simple World</text:subject></text:p>
      <text:p text:style-name="P8"/>
      <text:p text:style-name="SW_5f_Title">By <text:initial-creator>Xosé Otero Ferreira</text:initial-creator></text:p>
      <text:p text:style-name="P8"/>
      <text:p text:style-name="P9"><text:date style:data-style-name="N37" text:date-value="2007-06-27T05:31:28" text:fixed="true">27/06/07</text:date></text:p>
      <text:p text:style-name="P1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2.5/deed.gl"><draw:frame draw:style-name="fr1" draw:name="imaxes1" text:anchor-type="as-char" svg:width="2.235cm" svg:height="0.787cm" draw:z-index="0"><draw:image xlink:href="Pictures/10000200000000580000001F99839DF6.gif" xlink:type="simple" xlink:show="embed" xlink:actuate="onLoad"/></draw:frame></draw:a></text:p>
      <text:p text:style-name="P10">This work is licensed under the Creative Commons Attribution-ShareAlike 2.5 License.</text:p>
      <text:p text:style-name="P10">To view a copy of this license, visit <text:a xlink:type="simple" xlink:href="http://creativecommons.org/licenses/by-sa/2.5/deed.gl"><text:span text:style-name="T1">http://creativecommons.org/licenses/by-sa/2.5/deed.gl</text:span></text:a>.</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able of contents</text:h>
          </text:index-title>
          <text:p text:style-name="P15"><text:a xlink:type="simple" xlink:href="#2.Simple World|outline" text:visited-style-name="Internet_20_link">Simple World</text:a><text:tab/><text:a xlink:type="simple" xlink:href="#2.Simple World|outline">1</text:a></text:p>
          <text:p text:style-name="P17"><text:a xlink:type="simple" xlink:href="#2.1.Versions|outline">Versions</text:a><text:tab/><text:a xlink:type="simple" xlink:href="#2.1.Versions|outline">1</text:a></text:p>
          <text:p text:style-name="P17"><text:a xlink:type="simple" xlink:href="#2.2.Links|outline">Links</text:a><text:tab/><text:a xlink:type="simple" xlink:href="#2.2.Links|outline" text:visited-style-name="Internet_20_link">1</text:a></text:p>
          <text:p text:style-name="P15"><text:a xlink:type="simple" xlink:href="#3.World|outline">World</text:a><text:tab/><text:a xlink:type="simple" xlink:href="#3.World|outline">3</text:a></text:p>
          <text:p text:style-name="P17"><text:a xlink:type="simple" xlink:href="#3.1.Environment|outline">Environment</text:a><text:tab/><text:a xlink:type="simple" xlink:href="#3.1.Environment|outline">3</text:a></text:p>
          <text:p text:style-name="P17"><text:a xlink:type="simple" xlink:href="#3.2.Actions|outline" text:style-name="Internet_20_link">Actions</text:a><text:tab/><text:a xlink:type="simple" xlink:href="#3.2.Actions|outline">3</text:a></text:p>
          <text:p text:style-name="P17"><text:a xlink:type="simple" xlink:href="#3.3.Mutations|outline">Mutations</text:a><text:tab/><text:a xlink:type="simple" xlink:href="#3.3.Mutations|outline">3</text:a></text:p>
          <text:p text:style-name="P15"><text:a xlink:type="simple" xlink:href="#4.Bugs|outline" text:style-name="Internet_20_link" text:visited-style-name="Internet_20_link">Bugs</text:a><text:tab/><text:a xlink:type="simple" xlink:href="#4.Bugs|outline">5</text:a></text:p>
          <text:p text:style-name="P17"><text:a xlink:type="simple" xlink:href="#4.1.Reproduction|outline">Reproduction</text:a><text:tab/><text:a xlink:type="simple" xlink:href="#4.1.Reproduction|outline" text:style-name="Internet_20_link">5</text:a></text:p>
          <text:p text:style-name="P17"><text:a xlink:type="simple" xlink:href="#4.2.Energy|outline" text:style-name="Internet_20_link">Energy</text:a><text:tab/><text:a xlink:type="simple" xlink:href="#4.2.Energy|outline">5</text:a></text:p>
          <text:p text:style-name="P15"><text:a xlink:type="simple" xlink:href="#5.CPU|outline">CPU</text:a><text:tab/><text:a xlink:type="simple" xlink:href="#5.CPU|outline">7</text:a></text:p>
          <text:p text:style-name="P17"><text:a xlink:type="simple" xlink:href="#5.1.Registers|outline">Registers</text:a><text:tab/><text:a xlink:type="simple" xlink:href="#5.1.Registers|outline">7</text:a></text:p>
          <text:p text:style-name="P17"><text:a xlink:type="simple" xlink:href="#5.2.Interrupts|outline" text:style-name="Internet_20_link">Interrupts</text:a><text:tab/><text:a xlink:type="simple" xlink:href="#5.2.Interrupts|outline" text:style-name="Internet_20_link">7</text:a></text:p>
          <text:p text:style-name="P17"><text:a xlink:type="simple" xlink:href="#5.3.Instruction types|outline">Instruction types</text:a><text:tab/><text:a xlink:type="simple" xlink:href="#5.3.Instruction types|outline" text:style-name="Internet_20_link">8</text:a></text:p>
          <text:p text:style-name="P17"><text:a xlink:type="simple" xlink:href="#5.4.Instruction set|outline">Instruction set</text:a><text:tab/><text:a xlink:type="simple" xlink:href="#5.4.Instruction set|outline">9</text:a></text:p>
          <text:p text:style-name="P16"><text:a xlink:type="simple" xlink:href="#5.4.1.Management instructions|outline" text:style-name="Internet_20_link">Management instructions</text:a><text:tab/><text:a xlink:type="simple" xlink:href="#5.4.1.Management instructions|outline">9</text:a></text:p>
          <text:p text:style-name="P16"><text:a xlink:type="simple" xlink:href="#5.4.2.Load/Store instructions|outline" text:style-name="Internet_20_link">Load/Store instructions</text:a><text:tab/><text:a xlink:type="simple" xlink:href="#5.4.2.Load/Store instructions|outline" text:visited-style-name="Internet_20_link">9</text:a></text:p>
          <text:p text:style-name="P16"><text:a xlink:type="simple" xlink:href="#5.4.3.Function instructions|outline">Function instructions</text:a><text:tab/><text:a xlink:type="simple" xlink:href="#5.4.3.Function instructions|outline" text:visited-style-name="Internet_20_link">10</text:a></text:p>
          <text:p text:style-name="P16"><text:a xlink:type="simple" xlink:href="#5.4.4.Comparission instructions|outline">Comparission instructions</text:a><text:tab/><text:a xlink:type="simple" xlink:href="#5.4.4.Comparission instructions|outline" text:style-name="Internet_20_link">10</text:a></text:p>
          <text:p text:style-name="P16"><text:a xlink:type="simple" xlink:href="#5.4.5.Arithmetic instructions|outline" text:visited-style-name="Internet_20_link">Arithmetic instructions</text:a><text:tab/><text:a xlink:type="simple" xlink:href="#5.4.5.Arithmetic instructions|outline" text:style-name="Internet_20_link" text:visited-style-name="Internet_20_link">11</text:a></text:p>
          <text:p text:style-name="P16"><text:a xlink:type="simple" xlink:href="#5.4.6.Logical instructions|outline" text:visited-style-name="Internet_20_link">Logical instructions</text:a><text:tab/><text:a xlink:type="simple" xlink:href="#5.4.6.Logical instructions|outline" text:style-name="Internet_20_link">13</text:a></text:p>
          <text:p text:style-name="P16"><text:a xlink:type="simple" xlink:href="#5.4.7.Shift instructions|outline" text:visited-style-name="Internet_20_link">Shift instructions</text:a><text:tab/><text:a xlink:type="simple" xlink:href="#5.4.7.Shift instructions|outline" text:style-name="Internet_20_link" text:visited-style-name="Internet_20_link">13</text:a></text:p>
          <text:p text:style-name="P17"><text:a xlink:type="simple" xlink:href="#5.5.Binary codes|outline">Binary codes</text:a><text:tab/><text:a xlink:type="simple" xlink:href="#5.5.Binary codes|outline" text:visited-style-name="Internet_20_link">14</text:a></text:p>
          <text:p text:style-name="P15"><text:a xlink:type="simple" xlink:href="#6.Simple World Language|outline">Simple World Language</text:a><text:tab/><text:a xlink:type="simple" xlink:href="#6.Simple World Language|outline" text:visited-style-name="Internet_20_link">19</text:a></text:p>
          <text:p text:style-name="P17"><text:a xlink:type="simple" xlink:href="#6.1.The language|outline" text:style-name="Internet_20_link" text:visited-style-name="Internet_20_link">The language</text:a><text:tab/><text:a xlink:type="simple" xlink:href="#6.1.The language|outline" text:visited-style-name="Internet_20_link">19</text:a></text:p>
          <text:p text:style-name="P16"><text:a xlink:type="simple" xlink:href="#6.1.1.Numbers|outline">Numbers</text:a><text:tab/><text:a xlink:type="simple" xlink:href="#6.1.1.Numbers|outline">19</text:a></text:p>
          <text:p text:style-name="P16"><text:a xlink:type="simple" xlink:href="#6.1.2.Constants|outline" text:style-name="Internet_20_link" text:visited-style-name="Internet_20_link">Constants</text:a><text:tab/><text:a xlink:type="simple" xlink:href="#6.1.2.Constants|outline" text:style-name="Internet_20_link" text:visited-style-name="Internet_20_link">19</text:a></text:p>
          <text:p text:style-name="P16"><text:a xlink:type="simple" xlink:href="#6.1.3.Labels|outline">Labels</text:a><text:tab/><text:a xlink:type="simple" xlink:href="#6.1.3.Labels|outline">19</text:a></text:p>
          <text:p text:style-name="P16"><text:a xlink:type="simple" xlink:href="#6.1.4.Includes|outline">Includes</text:a><text:tab/><text:a xlink:type="simple" xlink:href="#6.1.4.Includes|outline">19</text:a></text:p>
          <text:p text:style-name="P16"><text:a xlink:type="simple" xlink:href="#6.1.5.Blocks of memory|outline" text:style-name="Internet_20_link">Blocks of memory</text:a><text:tab/><text:a xlink:type="simple" xlink:href="#6.1.5.Blocks of memory|outline">20</text:a></text:p>
          <text:p text:style-name="P16"><text:a xlink:type="simple" xlink:href="#6.1.6.Function conventions|outline" text:style-name="Internet_20_link" text:visited-style-name="Internet_20_link">Function conventions</text:a><text:tab/><text:a xlink:type="simple" xlink:href="#6.1.6.Function conventions|outline">20</text:a></text:p>
          <text:p text:style-name="P16"><text:a xlink:type="simple" xlink:href="#6.1.7.Example|outline">Example</text:a><text:tab/><text:a xlink:type="simple" xlink:href="#6.1.7.Example|outline">20</text:a></text:p>
          <text:p text:style-name="P17"><text:a xlink:type="simple" xlink:href="#6.2.Compiler|outline">Compiler</text:a><text:tab/><text:a xlink:type="simple" xlink:href="#6.2.Compiler|outline">21</text:a></text:p>
          <text:p text:style-name="P17"><text:a xlink:type="simple" xlink:href="#6.3.Decompiler|outline" text:style-name="Internet_20_link" text:visited-style-name="Internet_20_link">Decompiler</text:a><text:tab/><text:a xlink:type="simple" xlink:href="#6.3.Decompiler|outline">21</text:a></text:p>
          <text:p text:style-name="P17"><text:a xlink:type="simple" xlink:href="#6.4.Standard Library|outline" text:style-name="Internet_20_link" text:visited-style-name="Internet_20_link">Standard Library</text:a><text:tab/><text:a xlink:type="simple" xlink:href="#6.4.Standard Library|outline">22</text:a></text:p>
          <text:p text:style-name="P16"><text:a xlink:type="simple" xlink:href="#6.4.1.action.swl|outline">action.swl</text:a><text:tab/><text:a xlink:type="simple" xlink:href="#6.4.1.action.swl|outline" text:style-name="Internet_20_link">22</text:a></text:p>
          <text:p text:style-name="P16"><text:a xlink:type="simple" xlink:href="#6.4.2.alloc.swl|outline" text:style-name="Internet_20_link">alloc.swl</text:a><text:tab/><text:a xlink:type="simple" xlink:href="#6.4.2.alloc.swl|outline" text:visited-style-name="Internet_20_link">23</text:a></text:p>
          <text:p text:style-name="P16"><text:a xlink:type="simple" xlink:href="#6.4.3.chars.swl|outline" text:style-name="Internet_20_link">chars.swl</text:a><text:tab/><text:a xlink:type="simple" xlink:href="#6.4.3.chars.swl|outline" text:style-name="Internet_20_link" text:visited-style-name="Internet_20_link">23</text:a></text:p>
          <text:p text:style-name="P16"><text:a xlink:type="simple" xlink:href="#6.4.4.error.swl|outline">error.swl</text:a><text:tab/><text:a xlink:type="simple" xlink:href="#6.4.4.error.swl|outline">23</text:a></text:p>
          <text:p text:style-name="P16"><text:a xlink:type="simple" xlink:href="#6.4.5.fixed.swl|outline">fixed.swl</text:a><text:tab/><text:a xlink:type="simple" xlink:href="#6.4.5.fixed.swl|outline" text:style-name="Internet_20_link">24</text:a></text:p>
          <text:p text:style-name="P16"><text:a xlink:type="simple" xlink:href="#6.4.6.interrupt.swl|outline" text:style-name="Internet_20_link">interrupt.swl</text:a><text:tab/><text:a xlink:type="simple" xlink:href="#6.4.6.interrupt.swl|outline" text:style-name="Internet_20_link" text:visited-style-name="Internet_20_link">24</text:a></text:p>
          <text:p text:style-name="P16"><text:a xlink:type="simple" xlink:href="#6.4.7.list.swl|outline">list.swl</text:a><text:tab/><text:a xlink:type="simple" xlink:href="#6.4.7.list.swl|outline">25</text:a></text:p>
          <text:p text:style-name="P16"><text:a xlink:type="simple" xlink:href="#6.4.8.math.swl|outline">math.swl</text:a><text:tab/><text:a xlink:type="simple" xlink:href="#6.4.8.math.swl|outline" text:style-name="Internet_20_link">25</text:a></text:p>
          <text:p text:style-name="P16"><text:a xlink:type="simple" xlink:href="#6.4.9.memory.swl|outline" text:visited-style-name="Internet_20_link">memory.swl</text:a><text:tab/><text:a xlink:type="simple" xlink:href="#6.4.9.memory.swl|outline">26</text:a></text:p>
          <text:p text:style-name="P16"><text:a xlink:type="simple" xlink:href="#6.4.10.random.swl|outline">random.swl</text:a><text:tab/><text:a xlink:type="simple" xlink:href="#6.4.10.random.swl|outline" text:visited-style-name="Internet_20_link">26</text:a></text:p>
          <text:p text:style-name="P16"><text:a xlink:type="simple" xlink:href="#6.4.11.stack.swl|outline" text:visited-style-name="Internet_20_link">stack.swl</text:a><text:tab/><text:a xlink:type="simple" xlink:href="#6.4.11.stack.swl|outline">27</text:a></text:p>
          <text:p text:style-name="P16"><text:a xlink:type="simple" xlink:href="#6.4.12.status.swl|outline">status.swl</text:a><text:tab/><text:a xlink:type="simple" xlink:href="#6.4.12.status.swl|outline" text:style-name="Internet_20_link">27</text:a></text:p>
          <text:p text:style-name="P16"><text:a xlink:type="simple" xlink:href="#6.4.13.string.swl|outline">string.swl</text:a><text:tab/><text:a xlink:type="simple" xlink:href="#6.4.13.string.swl|outline" text:style-name="Internet_20_link">27</text:a></text:p>
          <text:p text:style-name="P16"><text:a xlink:type="simple" xlink:href="#6.4.14.time.swl|outline" text:visited-style-name="Internet_20_link">time.swl</text:a><text:tab/><text:a xlink:type="simple" xlink:href="#6.4.14.time.swl|outline">28</text:a></text:p>
          <text:p text:style-name="P15"><text:a xlink:type="simple" xlink:href="#7.Database|outline">Database</text:a><text:tab/><text:a xlink:type="simple" xlink:href="#7.Database|outline">29</text:a></text:p>
          <text:p text:style-name="P17"><text:a xlink:type="simple" xlink:href="#7.1.Bug|outline" text:style-name="Internet_20_link" text:visited-style-name="Internet_20_link">Bug</text:a><text:tab/><text:a xlink:type="simple" xlink:href="#7.1.Bug|outline" text:visited-style-name="Internet_20_link">29</text:a></text:p>
          <text:p text:style-name="P17"><text:a xlink:type="simple" xlink:href="#7.2.Egg|outline">Egg</text:a><text:tab/><text:a xlink:type="simple" xlink:href="#7.2.Egg|outline" text:visited-style-name="Internet_20_link">29</text:a></text:p>
          <text:p text:style-name="P17"><text:a xlink:type="simple" xlink:href="#7.3.Code|outline">Code</text:a><text:tab/><text:a xlink:type="simple" xlink:href="#7.3.Code|outline" text:style-name="Internet_20_link" text:visited-style-name="Internet_20_link">29</text:a></text:p>
          <text:p text:style-name="P17"><text:a xlink:type="simple" xlink:href="#7.4.CPU|outline">CPU</text:a><text:tab/><text:a xlink:type="simple" xlink:href="#7.4.CPU|outline" text:style-name="Internet_20_link" text:visited-style-name="Internet_20_link">29</text:a></text:p>
          <text:p text:style-name="P17"><text:a xlink:type="simple" xlink:href="#7.5.Mutations|outline">Mutations</text:a><text:tab/><text:a xlink:type="simple" xlink:href="#7.5.Mutations|outline" text:visited-style-name="Internet_20_link">30</text:a></text:p>
          <text:p text:style-name="P17"><text:a xlink:type="simple" xlink:href="#7.6.Environment|outline">Environment</text:a><text:tab/><text:a xlink:type="simple" xlink:href="#7.6.Environment|outline" text:style-name="Internet_20_link">30</text:a></text:p>
        </text:index-body>
      </text:table-of-content>
      <text:p text:style-name="SW_5f_BasePara"/>
      <text:h text:style-name="P100" text:outline-level="1">Simple World</text:h>
      <text:p text:style-name="SW_5f_Text">Simple World is the simulation of a simple world. This project tries to reproduce the basic elements that define our world. The final objective of the project is to observe the evolution of this world.</text:p>
      <text:p text:style-name="SW_5f_Text">The elements that compound Simple World are:</text:p>
      <text:list text:style-name="L1">
        <text:list-item>
          <text:p text:style-name="P19">The world: the place where all the things happen.</text:p>
        </text:list-item>
        <text:list-item>
          <text:p text:style-name="P19">The bugs: a form of life that lives in this world. Their objective is to survive, so they must fight each other.</text:p>
        </text:list-item>
      </text:list>
      <text:p text:style-name="SW_5f_Text">These two elements can change with the time. The environment of the world can change, but slowly. The bugs can change thanks to reproduction and mutations. So, the real objective is to observe the evolution of this bugs and see if they are possible to be adapted to this world.</text:p>
      <text:h text:style-name="SW_5f_Title2" text:outline-level="2">Versions</text:h>
      <text:p text:style-name="SW_5f_Text">From time to time, the specification of Simple World can change. So, the versions of Simple World are numbered. The version number has two parts:</text:p>
      <text:list text:style-name="L2">
        <text:list-item>
          <text:p text:style-name="P21">The major revision number is increased when a backward incompatible change is made in the specification.</text:p>
        </text:list-item>
        <text:list-item>
          <text:p text:style-name="P21">The minor revision number is increased when a backward compatible change is made in the specification.</text:p>
        </text:list-item>
      </text:list>
      <text:p text:style-name="SW_5f_Text">This means that bugs designed for a major version or evolved in a major version must work in all the future revisions of a specification version.</text:p>
      <text:p text:style-name="SW_5f_Text">Major versions should be source compatible, but this is not guaranteed. The source compatibility is only important for bugs developed, and not for for bugs that evolve in the world because them can have mutations in their code.</text:p>
      <text:p text:style-name="SW_5f_Text">This document is the specification for the version 1.0 of Simple World.</text:p>
      <text:h text:style-name="SW_5f_Title2" text:outline-level="2">Links</text:h>
      <text:p text:style-name="SW_5f_Text">These are the URLs of the project:</text:p>
      <text:list text:style-name="L3">
        <text:list-item>
          <text:p text:style-name="P23"><text:a xlink:type="simple" xlink:href="http://simpleworld.sourceforge.net/">Homepage of Simple World</text:a> [http://simpleworld.sourceforge.net]</text:p>
        </text:list-item>
        <text:list-item>
          <text:p text:style-name="P23"><text:a xlink:type="simple" xlink:href="http://sourceforge.net/projects/simpleworld">Project in SourceForge.net</text:a> [http://sourceforge.net/projects/simpleworld]</text:p>
        </text:list-item>
      </text:list>
      <text:h text:style-name="P101" text:outline-level="1">World</text:h>
      <text:p text:style-name="SW_5f_Text">The world is a bidimensional plane with the edges connected. The size of the world is defined when the world is created and can't be changed.</text:p>
      <text:p text:style-name="SW_5f_Text">The only elements of the world are the bugs.</text:p>
      <text:p text:style-name="SW_5f_Text">In each cycle, the world executes a instruction in every bug. The bugs are ordered by its birthday. So, a old bug is executed during the cycle before than a new one.</text:p>
      <text:p text:style-name="SW_5f_Text">In a cycle a bug can be the objective of events, but only the last one is stored. This event is sent to the bug in the next cycle.</text:p>
      <text:p text:style-name="SW_5f_Text">After 64 (2<text:span text:style-name="T2">6</text:span>) cycles, the world send a <text:span text:style-name="T4">Timer Interrupt</text:span> to all the bugs that have this interrupt enabled.</text:p>
      <text:h text:style-name="SW_5f_Title2" text:outline-level="2">Environment</text:h>
      <text:p text:style-name="SW_5f_Text">The environment of Simple World can change from time to time. The environment is formed by:</text:p>
      <text:list text:style-name="L4">
        <text:list-item>
          <text:p text:style-name="P25">The cycles since the world has been created.</text:p>
        </text:list-item>
        <text:list-item>
          <text:p text:style-name="P25">The cycles that a egg needs to become a bug.</text:p>
        </text:list-item>
        <text:list-item>
          <text:p text:style-name="P25">Percent of mutations in the code in new code.</text:p>
        </text:list-item>
        <text:list-item>
          <text:p text:style-name="P25">The energy needed for each action: move, fight, etc.</text:p>
        </text:list-item>
      </text:list>
      <text:h text:style-name="SW_5f_Title2" text:outline-level="2">Actions</text:h>
      <text:p text:style-name="SW_5f_Text">The bugs interact with the world and with other bugs making actions. These actions take 16 (2<text:span text:style-name="T3">4</text:span>) cycles. A action can be aborted if the bug receives a interrupt and the interrupt handler is not deactivated.</text:p>
      <text:p text:style-name="SW_5f_Text">The world allow to the bugs to do a few actions:</text:p>
      <text:list text:style-name="L5">
        <text:list-item>
          <text:p text:style-name="P29">Do nothing.</text:p>
        </text:list-item>
        <text:list-item>
          <text:p text:style-name="P29">Get info about the bug itself: id, energy, position and orientation.</text:p>
        </text:list-item>
        <text:list-item>
          <text:p text:style-name="P29">Detect a object in front of the bug: if there is something or not.</text:p>
        </text:list-item>
        <text:list-item>
          <text:p text:style-name="P29">Get info about the object that is in front of the bug: id and orientation.</text:p>
        </text:list-item>
        <text:list-item>
          <text:p text:style-name="P29">Move: forward and backward.</text:p>
        </text:list-item>
        <text:list-item>
          <text:p text:style-name="P29">Turn: left and right.</text:p>
        </text:list-item>
        <text:list-item>
          <text:p text:style-name="P29">Fight: attack and defend the bug that is in front of the bug.</text:p>
        </text:list-item>
        <text:list-item>
          <text:p text:style-name="P29">Create a egg in front of the bug.</text:p>
        </text:list-item>
      </text:list>
      <text:p text:style-name="SW_5f_Text">Do nothing can be useful if the bug has nothing to do and wants to wait for World Events in the next 16 cycles.</text:p>
      <text:h text:style-name="SW_5f_Title2" text:outline-level="2">Mutations</text:h>
      <text:p text:style-name="SW_5f_Text">When a bug reproduces it creates an egg. Sometimes the code assigned to this egg can be mutated. The mutations are the way to improve the code of the bugs. This is the base of the evolution.</text:p>
      <text:p text:style-name="SW_5f_Text">If the mutations do something useful, the bug has evolved. If the mutations are executed and there are errors, the bug dies. So, the percentage of mutations it's very important. In 64 kilobytes of code a bug can have a maximum of 16384 (16*1024) instructions. So, a low percentage of mutations is far less than 1/16384.</text:p>
      <text:p text:style-name="SW_5f_Text">The types of mutations are:</text:p>
      <text:list text:style-name="L6">
        <text:list-item>
          <text:p text:style-name="P37">Addition of random code.</text:p>
        </text:list-item>
        <text:list-item>
          <text:p text:style-name="P37">Elimination of code.</text:p>
        </text:list-item>
        <text:list-item>
          <text:p text:style-name="P37">Change of code.</text:p>
        </text:list-item>
      </text:list>
      <text:h text:style-name="P101" text:outline-level="1">Bugs</text:h>
      <text:p text:style-name="SW_5f_Text">The bugs have a code (their ADN) where the actions that they do are defined. This code must be programmed but, once the bugs reproduce, this code can undergo mutations. So, after several generations of bugs, the original code (the code programmed) and the code executed by a bug can vary a lot.</text:p>
      <text:h text:style-name="SW_5f_Title2" text:outline-level="2">Reproduction</text:h>
      <text:p text:style-name="SW_5f_Text">The bugs can reproduce by creating an egg. When the egg is created, the code of the father is passed to the son. At this point is where the code can be mutated. After some cycles the egg will become a bug and will begin to live.</text:p>
      <text:p text:style-name="SW_5f_Text">There is only a form of reproduction: asexual reproduction. There is no way to mix the code of several bugs.</text:p>
      <text:h text:style-name="SW_5f_Title2" text:outline-level="2">Energy</text:h>
      <text:p text:style-name="SW_5f_Text">The bug starts with the energy that the father sends to it. This energy can be increased by eating other bugs and can be decreased when the bug do a action. When the energy is 0, the bug dies.</text:p>
      <text:p text:style-name="SW_5f_Text">This means that the main objective of the bugs must be to find, fight and eat others bugs.</text:p>
      <text:h text:style-name="P101" text:outline-level="1">CPU</text:h>
      <text:p text:style-name="SW_5f_Text">Every bug has its own CPU. This CPU is the virtual machine where the code of each bugs is executed.</text:p>
      <text:p text:style-name="SW_5f_Text">The characteristics of the CPU are:</text:p>
      <text:list text:style-name="L7">
        <text:list-item>
          <text:p text:style-name="P40">32 bits.</text:p>
        </text:list-item>
        <text:list-item>
          <text:p text:style-name="P40">16 registers.</text:p>
        </text:list-item>
        <text:list-item>
          <text:p text:style-name="P40">RISC architecture</text:p>
        </text:list-item>
        <text:list-item>
          <text:p text:style-name="P40">Big Endian.</text:p>
        </text:list-item>
        <text:list-item>
          <text:p text:style-name="P40">Maximum of 64 KBytes of memory (addresses of 16 bits).</text:p>
        </text:list-item>
      </text:list>
      <text:h text:style-name="SW_5f_Title2" text:outline-level="2">Registers</text:h>
      <text:p text:style-name="SW_5f_Text">There are 16 registers: 13 general purpose registers: r0, r1, r2, ... r12 and 3 special registers.</text:p>
      <table:table table:name="Táboa2" table:style-name="Táboa2">
        <table:table-column table:style-name="Táboa2.A"/>
        <table:table-column table:style-name="Táboa2.B"/>
        <table:table-column table:style-name="Táboa2.C"/>
        <table:table-header-rows>
          <table:table-row>
            <table:table-cell table:style-name="Táboa2.A1" office:value-type="string" table:protected="true">
              <text:p text:style-name="SW_5f_TableIndex">Name</text:p>
            </table:table-cell>
            <table:table-cell table:style-name="Táboa2.A1" office:value-type="string" table:protected="true">
              <text:p text:style-name="SW_5f_TableIndex">Short name</text:p>
            </table:table-cell>
            <table:table-cell table:style-name="Táboa2.C1" office:value-type="string" table:protected="true">
              <text:p text:style-name="SW_5f_TableIndex">Definition</text:p>
            </table:table-cell>
          </table:table-row>
        </table:table-header-rows>
        <table:table-row>
          <table:table-cell table:style-name="Táboa2.A2" office:value-type="string">
            <text:p text:style-name="P12">General purpose registers</text:p>
          </table:table-cell>
          <table:table-cell table:style-name="Táboa2.A2" office:value-type="string">
            <text:p text:style-name="SW_5f_Text">r0 ... r12</text:p>
          </table:table-cell>
          <table:table-cell table:style-name="Táboa2.C2" office:value-type="string">
            <text:p text:style-name="SW_5f_Text">General purpose registers.</text:p>
          </table:table-cell>
        </table:table-row>
        <table:table-row>
          <table:table-cell table:style-name="Táboa2.A2" office:value-type="string">
            <text:p text:style-name="P12">Program Counter</text:p>
          </table:table-cell>
          <table:table-cell table:style-name="Táboa2.A2" office:value-type="string">
            <text:p text:style-name="SW_5f_Text">pc</text:p>
          </table:table-cell>
          <table:table-cell table:style-name="Táboa2.C2" office:value-type="string">
            <text:p text:style-name="SW_5f_Text">Pointer to the next instruction to be load from memory.</text:p>
          </table:table-cell>
        </table:table-row>
        <table:table-row>
          <table:table-cell table:style-name="Táboa2.A2" office:value-type="string">
            <text:p text:style-name="P12">Stack Pointer</text:p>
          </table:table-cell>
          <table:table-cell table:style-name="Táboa2.A2" office:value-type="string">
            <text:p text:style-name="SW_5f_Text">stp</text:p>
          </table:table-cell>
          <table:table-cell table:style-name="Táboa2.C2" office:value-type="string">
            <text:p text:style-name="SW_5f_Text">Pointer to the top of the stack in memory. The stack grows up to lower addresses.</text:p>
          </table:table-cell>
        </table:table-row>
        <table:table-row>
          <table:table-cell table:style-name="Táboa2.A2" office:value-type="string">
            <text:p text:style-name="P12">Interrupt Table Pointer</text:p>
          </table:table-cell>
          <table:table-cell table:style-name="Táboa2.A2" office:value-type="string">
            <text:p text:style-name="SW_5f_Text">itp</text:p>
          </table:table-cell>
          <table:table-cell table:style-name="Táboa2.C2" office:value-type="string">
            <text:p text:style-name="SW_5f_Text">Pointer to the Interrupt Table.</text:p>
          </table:table-cell>
        </table:table-row>
      </table:table>
      <text:p text:style-name="Table">Table <text:sequence text:ref-name="refTable0" text:name="Table" text:formula="ooow:Table+1" style:num-format="1">1</text:sequence>. Registers</text:p>
      <text:h text:style-name="SW_5f_Title2" text:outline-level="2">Interrupts</text:h>
      <text:p text:style-name="SW_5f_Text">There are a total of 7 possible interrupts:</text:p>
      <text:list text:style-name="L8">
        <text:list-item>
          <text:p text:style-name="P45">Invalid Instruction</text:p>
        </text:list-item>
        <text:list-item>
          <text:p text:style-name="P45">Invalid Memory Location</text:p>
        </text:list-item>
        <text:list-item>
          <text:p text:style-name="P45">Division by Zero</text:p>
        </text:list-item>
        <text:list-item>
          <text:p text:style-name="P45">Timer Interrupt</text:p>
        </text:list-item>
        <text:list-item>
          <text:p text:style-name="P45">Invalid World Command</text:p>
        </text:list-item>
        <text:list-item>
          <text:p text:style-name="P45">World Event</text:p>
        </text:list-item>
        <text:list-item>
          <text:p text:style-name="P45">Software Interrupt</text:p>
        </text:list-item>
      </text:list>
      <text:p text:style-name="SW_5f_Text">The register itp (Interrupt Table Pointer) is a pointer to the Interrupt Table in memory. The Interrupt Table are 7 words in memory indicating the address of the interrupt handlers for each interrupt type. When a interrupt is thrown, the CPU look at this table and search for the interrupt handler for the interrupt.</text:p>
      <text:p text:style-name="SW_5f_Text">A interrupt can be disabled in two ways:</text:p>
      <text:list text:style-name="L9">
        <text:list-item>
          <text:p text:style-name="P52">If the Interrupt Table Pointer is 0 all the interrupts are disabled</text:p>
        </text:list-item>
        <text:list-item>
          <text:p text:style-name="P52">If a interrupt handler is 0, this interrupt it's disabled.</text:p>
        </text:list-item>
      </text:list>
      <text:p text:style-name="SW_5f_Text">Each interrupt set the information to handle them in the next registers.</text:p>
      <table:table table:name="Táboa3" table:style-name="Táboa3">
        <table:table-column table:style-name="Táboa3.A"/>
        <table:table-column table:style-name="Táboa3.B" table:number-columns-repeated="4"/>
        <table:table-column table:style-name="Táboa3.F"/>
        <table:table-header-rows>
          <table:table-row>
            <table:table-cell table:style-name="Táboa3.A1" office:value-type="string" table:protected="true">
              <text:p text:style-name="SW_5f_TableIndex">Interrupt</text:p>
            </table:table-cell>
            <table:table-cell table:style-name="Táboa3.A1" office:value-type="string" table:protected="true">
              <text:p text:style-name="SW_5f_TableIndex">r0</text:p>
            </table:table-cell>
            <table:table-cell table:style-name="Táboa3.A1" office:value-type="string" table:protected="true">
              <text:p text:style-name="SW_5f_TableIndex">r1</text:p>
            </table:table-cell>
            <table:table-cell table:style-name="Táboa3.A1" office:value-type="string" table:protected="true">
              <text:p text:style-name="SW_5f_TableIndex">r2</text:p>
            </table:table-cell>
            <table:table-cell table:style-name="Táboa3.A1" office:value-type="string" table:protected="true">
              <text:p text:style-name="SW_5f_TableIndex">r3</text:p>
            </table:table-cell>
            <table:table-cell table:style-name="Táboa3.F1" office:value-type="string" table:protected="true">
              <text:p text:style-name="SW_5f_TableIndex">r4</text:p>
            </table:table-cell>
          </table:table-row>
        </table:table-header-rows>
        <table:table-row>
          <table:table-cell table:style-name="Táboa3.A2" office:value-type="string">
            <text:p text:style-name="P14">Invalid Instruction</text:p>
          </table:table-cell>
          <table:table-cell table:style-name="Táboa3.B2" office:value-type="string">
            <text:p text:style-name="SW_5f_Table">Type of instruction</text:p>
          </table:table-cell>
          <table:table-cell table:style-name="Táboa3.B2" office:value-type="string">
            <text:p text:style-name="SW_5f_Table">Instruction</text:p>
          </table:table-cell>
          <table:table-cell table:style-name="Táboa3.B2" office:value-type="string">
            <text:p text:style-name="SW_5f_Table">Location of the instruction</text:p>
          </table:table-cell>
          <table:table-cell table:style-name="Táboa3.B2" office:value-type="string">
            <text:p text:style-name="SW_5f_Table"/>
          </table:table-cell>
          <table:table-cell table:style-name="Táboa3.F2" office:value-type="string">
            <text:p text:style-name="SW_5f_Table"/>
          </table:table-cell>
        </table:table-row>
        <table:table-row>
          <table:table-cell table:style-name="Táboa3.B2" office:value-type="string">
            <text:p text:style-name="P14">Invalid Memory Location</text:p>
          </table:table-cell>
          <table:table-cell table:style-name="Táboa3.B2" office:value-type="string">
            <text:p text:style-name="SW_5f_Table">Type of instruction</text:p>
          </table:table-cell>
          <table:table-cell table:style-name="Táboa3.B2" office:value-type="string">
            <text:p text:style-name="SW_5f_Table">Instruction</text:p>
          </table:table-cell>
          <table:table-cell table:style-name="Táboa3.B2" office:value-type="string">
            <text:p text:style-name="SW_5f_Table">Location of the instruction</text:p>
          </table:table-cell>
          <table:table-cell table:style-name="Táboa3.B2" office:value-type="string">
            <text:p text:style-name="SW_5f_Table"/>
          </table:table-cell>
          <table:table-cell table:style-name="Táboa3.F2" office:value-type="string">
            <text:p text:style-name="SW_5f_Table"/>
          </table:table-cell>
        </table:table-row>
        <table:table-row>
          <table:table-cell table:style-name="Táboa3.B2" office:value-type="string">
            <text:p text:style-name="P14">Division by Zero</text:p>
          </table:table-cell>
          <table:table-cell table:style-name="Táboa3.B2" office:value-type="string">
            <text:p text:style-name="SW_5f_Table">Type of instruction</text:p>
          </table:table-cell>
          <table:table-cell table:style-name="Táboa3.B2" office:value-type="string">
            <text:p text:style-name="SW_5f_Table">Instruction</text:p>
          </table:table-cell>
          <table:table-cell table:style-name="Táboa3.B2" office:value-type="string">
            <text:p text:style-name="SW_5f_Table">Location of the instruction</text:p>
          </table:table-cell>
          <table:table-cell table:style-name="Táboa3.B2" office:value-type="string">
            <text:p text:style-name="SW_5f_Table">First operator</text:p>
          </table:table-cell>
          <table:table-cell table:style-name="Táboa3.F2" office:value-type="string">
            <text:p text:style-name="SW_5f_Table">Second operator</text:p>
          </table:table-cell>
        </table:table-row>
        <table:table-row>
          <table:table-cell table:style-name="Táboa3.B2" office:value-type="string">
            <text:p text:style-name="P14">Timer Interrupt</text:p>
          </table:table-cell>
          <table:table-cell table:style-name="Táboa3.B2" office:value-type="string">
            <text:p text:style-name="SW_5f_Table">Type of instruction</text:p>
          </table:table-cell>
          <table:table-cell table:style-name="Táboa3.B2" office:value-type="string">
            <text:p text:style-name="SW_5f_Table">Command</text:p>
          </table:table-cell>
          <table:table-cell table:style-name="Táboa3.B2" office:value-type="string">
            <text:p text:style-name="SW_5f_Table"/>
          </table:table-cell>
          <table:table-cell table:style-name="Táboa3.B2" office:value-type="string">
            <text:p text:style-name="SW_5f_Table"/>
          </table:table-cell>
          <table:table-cell table:style-name="Táboa3.F2" office:value-type="string">
            <text:p text:style-name="SW_5f_Table"/>
          </table:table-cell>
        </table:table-row>
        <table:table-row>
          <table:table-cell table:style-name="Táboa3.B2" office:value-type="string">
            <text:p text:style-name="P14">Invalid World Command</text:p>
          </table:table-cell>
          <table:table-cell table:style-name="Táboa3.B2" office:value-type="string">
            <text:p text:style-name="SW_5f_Table">Type of instruction</text:p>
          </table:table-cell>
          <table:table-cell table:style-name="Táboa3.B2" office:value-type="string">
            <text:p text:style-name="SW_5f_Table"/>
          </table:table-cell>
          <table:table-cell table:style-name="Táboa3.B2" office:value-type="string">
            <text:p text:style-name="SW_5f_Table"/>
          </table:table-cell>
          <table:table-cell table:style-name="Táboa3.B2" office:value-type="string">
            <text:p text:style-name="SW_5f_Table"/>
          </table:table-cell>
          <table:table-cell table:style-name="Táboa3.F2" office:value-type="string">
            <text:p text:style-name="SW_5f_Table"/>
          </table:table-cell>
        </table:table-row>
        <table:table-row>
          <table:table-cell table:style-name="Táboa3.B2" office:value-type="string">
            <text:p text:style-name="P14">World Event</text:p>
          </table:table-cell>
          <table:table-cell table:style-name="Táboa3.B2" office:value-type="string">
            <text:p text:style-name="SW_5f_Table">Type of instruction</text:p>
          </table:table-cell>
          <table:table-cell table:style-name="Táboa3.B2" office:value-type="string">
            <text:p text:style-name="SW_5f_Table">Identificator of the event</text:p>
          </table:table-cell>
          <table:table-cell table:style-name="Táboa3.B2" office:value-type="string">
            <text:p text:style-name="SW_5f_Table">Information of the event</text:p>
          </table:table-cell>
          <table:table-cell table:style-name="Táboa3.B2" office:value-type="string">
            <text:p text:style-name="SW_5f_Table"/>
          </table:table-cell>
          <table:table-cell table:style-name="Táboa3.F2" office:value-type="string">
            <text:p text:style-name="SW_5f_Table"/>
          </table:table-cell>
        </table:table-row>
        <table:table-row>
          <table:table-cell table:style-name="Táboa3.B2" office:value-type="string">
            <text:p text:style-name="P14">Software Interrupt</text:p>
          </table:table-cell>
          <table:table-cell table:style-name="Táboa3.B2" office:value-type="string">
            <text:p text:style-name="SW_5f_Table">Type of instruction</text:p>
          </table:table-cell>
          <table:table-cell table:style-name="Táboa3.B2" office:value-type="string">
            <text:p text:style-name="SW_5f_Table">Information of the interrupt</text:p>
          </table:table-cell>
          <table:table-cell table:style-name="Táboa3.B2" office:value-type="string">
            <text:p text:style-name="SW_5f_Table"/>
          </table:table-cell>
          <table:table-cell table:style-name="Táboa3.B2" office:value-type="string">
            <text:p text:style-name="SW_5f_Table"/>
          </table:table-cell>
          <table:table-cell table:style-name="Táboa3.F2" office:value-type="string">
            <text:p text:style-name="SW_5f_Table"/>
          </table:table-cell>
        </table:table-row>
      </table:table>
      <text:p text:style-name="Table">Table <text:sequence text:ref-name="refTable1" text:name="Table" text:formula="ooow:Table+1" style:num-format="1">2</text:sequence>. Information of the interrupts</text:p>
      <text:h text:style-name="SW_5f_Title2" text:outline-level="2">Instruction types</text:h>
      <text:p text:style-name="SW_5f_Text"><text:span text:style-name="T5">As the CUP has RISC architecture, a</text:span>ll the instructions occupy the same space: 32 bits.</text:p>
      <text:p text:style-name="SW_5f_Text">There are 5 types of instruction. All the instructions fix in one of this types. The identificator of each type is set by the number of parameters that the instruction have. There are two types of instructions with 3 parameters: one with 2 registers and an inmediate value and other with 3 registers.</text:p>
      <table:table table:name="Táboa4" table:style-name="Táboa4">
        <table:table-column table:style-name="Táboa4.A"/>
        <table:table-column table:style-name="Táboa4.B"/>
        <table:table-column table:style-name="Táboa4.C"/>
        <table:table-column table:style-name="Táboa4.D"/>
        <table:table-column table:style-name="Táboa4.B"/>
        <table:table-column table:style-name="Táboa4.F"/>
        <table:table-column table:style-name="Táboa4.G"/>
        <table:table-header-rows>
          <table:table-row>
            <table:table-cell table:style-name="Táboa4.A1" office:value-type="string" table:protected="true">
              <text:p text:style-name="SW_5f_TableIndex">Type</text:p>
            </table:table-cell>
            <table:table-cell table:style-name="Táboa4.A1" office:value-type="string" table:protected="true">
              <text:p text:style-name="SW_5f_TableIndex">8 bits</text:p>
            </table:table-cell>
            <table:table-cell table:style-name="Táboa4.A1" table:number-columns-spanned="2" office:value-type="string" table:protected="true">
              <text:p text:style-name="SW_5f_TableIndex">8 bits</text:p>
            </table:table-cell>
            <table:covered-table-cell/>
            <table:table-cell table:style-name="Táboa4.A1" office:value-type="string" table:protected="true">
              <text:p text:style-name="SW_5f_TableIndex">8 bits</text:p>
            </table:table-cell>
            <table:table-cell table:style-name="Táboa4.F1" table:number-columns-spanned="2" office:value-type="string" table:protected="true">
              <text:p text:style-name="SW_5f_TableIndex">8 bits</text:p>
            </table:table-cell>
            <table:covered-table-cell/>
          </table:table-row>
        </table:table-header-rows>
        <table:table-row>
          <table:table-cell table:style-name="Táboa4.A2" office:value-type="string">
            <text:p text:style-name="P12">T0</text:p>
          </table:table-cell>
          <table:table-cell table:style-name="Táboa4.A2" office:value-type="string">
            <text:p text:style-name="SW_5f_Text">Instruction</text:p>
          </table:table-cell>
          <table:table-cell table:style-name="Táboa4.C2" table:number-columns-spanned="5" office:value-type="string">
            <text:p text:style-name="SW_5f_Text"/>
          </table:table-cell>
          <table:covered-table-cell/>
          <table:covered-table-cell/>
          <table:covered-table-cell/>
          <table:covered-table-cell/>
        </table:table-row>
        <table:table-row>
          <table:table-cell table:style-name="Táboa4.A2" office:value-type="string">
            <text:p text:style-name="P14">T1</text:p>
          </table:table-cell>
          <table:table-cell table:style-name="Táboa4.A2" office:value-type="string">
            <text:p text:style-name="SW_5f_Table">Instruction</text:p>
          </table:table-cell>
          <table:table-cell table:style-name="Táboa4.A2" table:number-columns-spanned="2" office:value-type="string">
            <text:p text:style-name="SW_5f_Table"/>
          </table:table-cell>
          <table:covered-table-cell/>
          <table:table-cell table:style-name="Táboa4.C2" table:number-columns-spanned="3" office:value-type="string">
            <text:p text:style-name="SW_5f_Table">Inmediate value.</text:p>
          </table:table-cell>
          <table:covered-table-cell/>
          <table:covered-table-cell/>
        </table:table-row>
        <table:table-row>
          <table:table-cell table:style-name="Táboa4.A2" office:value-type="string">
            <text:p text:style-name="P14">T2</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
          </table:table-cell>
          <table:table-cell table:style-name="Táboa4.C2" table:number-columns-spanned="3" office:value-type="string">
            <text:p text:style-name="SW_5f_Table">Inmediate value.</text:p>
          </table:table-cell>
          <table:covered-table-cell/>
          <table:covered-table-cell/>
        </table:table-row>
        <table:table-row>
          <table:table-cell table:style-name="Táboa4.A2" office:value-type="string">
            <text:p text:style-name="P14">T3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C2" table:number-columns-spanned="3" office:value-type="string">
            <text:p text:style-name="SW_5f_Table">Inmediate value.</text:p>
          </table:table-cell>
          <table:covered-table-cell/>
          <table:covered-table-cell/>
        </table:table-row>
        <table:table-row>
          <table:table-cell table:style-name="Táboa4.A2" office:value-type="string">
            <text:p text:style-name="P14">T3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office:value-type="string">
            <text:p text:style-name="SW_5f_Table"/>
          </table:table-cell>
          <table:table-cell table:style-name="Táboa4.A2" office:value-type="string">
            <text:p text:style-name="SW_5f_Table"/>
          </table:table-cell>
          <table:table-cell table:style-name="Táboa4.C2" office:value-type="string">
            <text:p text:style-name="SW_5f_Table">Register</text:p>
          </table:table-cell>
        </table:table-row>
      </table:table>
      <text:p text:style-name="Table">Table <text:sequence text:ref-name="refTable2" text:name="Table" text:formula="ooow:Table+1" style:num-format="1">3</text:sequence>. Types of instruction</text:p>
      <text:h text:style-name="SW_5f_Title2" text:outline-level="2">Instruction set</text:h>
      <text:h text:style-name="SW_5f_Title3" text:outline-level="3">Management instructions</text:h>
      <text:p text:style-name="SW_5f_Text">Instructions to controlate the CPU.</text:p>
      <table:table table:name="Táboa5" table:style-name="Táboa5">
        <table:table-column table:style-name="Táboa5.A"/>
        <table:table-column table:style-name="Táboa5.B"/>
        <table:table-column table:style-name="Táboa5.C"/>
        <table:table-header-rows>
          <table:table-row>
            <table:table-cell table:style-name="Táboa5.A1" office:value-type="string" table:protected="true">
              <text:p text:style-name="SW_5f_TableIndex">Instruction</text:p>
            </table:table-cell>
            <table:table-cell table:style-name="Táboa5.A1" office:value-type="string" table:protected="true">
              <text:p text:style-name="SW_5f_TableIndex">Type</text:p>
            </table:table-cell>
            <table:table-cell table:style-name="Táboa5.C1" office:value-type="string" table:protected="true">
              <text:p text:style-name="SW_5f_TableIndex">Description</text:p>
            </table:table-cell>
          </table:table-row>
        </table:table-header-rows>
        <table:table-row>
          <table:table-cell table:style-name="Táboa5.A2" office:value-type="string">
            <text:p text:style-name="P14">stop</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Stop the CPU.</text:p>
                </table:table-cell>
              </table:table-row>
              <table:table-row>
                <table:table-cell table:style-name="Táboa5.C2.1.1" office:value-type="string">
                  <text:p text:style-name="SW_5f_Code"><text:span text:style-name="SWL_5f_Instruction">stop</text:span></text:p>
                </table:table-cell>
              </table:table-row>
            </table:table>
          </table:table-cell>
        </table:table-row>
        <table:table-row>
          <table:table-cell table:style-name="Táboa5.A2" office:value-type="string">
            <text:p text:style-name="P14">restart</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Restart the CPU (zeroing the registers).</text:p>
                </table:table-cell>
              </table:table-row>
              <table:table-row>
                <table:table-cell table:style-name="Táboa5.C2.1.1" office:value-type="string">
                  <text:p text:style-name="SW_5f_Code"><text:span text:style-name="SWL_5f_Instruction">restart</text:span></text:p>
                </table:table-cell>
              </table:table-row>
            </table:table>
          </table:table-cell>
        </table:table-row>
      </table:table>
      <text:p text:style-name="Table">Table <text:sequence text:ref-name="refTable3" text:name="Table" text:formula="ooow:Table+1" style:num-format="1">4</text:sequence>. Management instructions</text:p>
      <text:h text:style-name="SW_5f_Title3" text:outline-level="3">Load/Store instructions</text:h>
      <text:p text:style-name="SW_5f_Text">These are 4 types of instructions:</text:p>
      <text:list text:style-name="L10">
        <text:list-item>
          <text:p text:style-name="P54">Move: Instructions to move the value of a register to other register.</text:p>
        </text:list-item>
        <text:list-item>
          <text:p text:style-name="P54">Stack: Instructions to push/pop a value to/from the stack.</text:p>
        </text:list-item>
        <text:list-item>
          <text:p text:style-name="P54">Load: Instructions to load a value from memory to a register.</text:p>
        </text:list-item>
        <text:list-item>
          <text:p text:style-name="P54">Store: Instructions to store a value from a register to memory.</text:p>
        </text:list-item>
      </text:list>
      <table:table table:name="Táboa1" table:style-name="Táboa1">
        <table:table-column table:style-name="Táboa1.A"/>
        <table:table-column table:style-name="Táboa1.B"/>
        <table:table-column table:style-name="Táboa1.C"/>
        <table:table-header-rows>
          <table:table-row>
            <table:table-cell table:style-name="Táboa1.A1" office:value-type="string" table:protected="true">
              <text:p text:style-name="SW_5f_TableIndex">Instruction</text:p>
            </table:table-cell>
            <table:table-cell table:style-name="Táboa1.A1" office:value-type="string" table:protected="true">
              <text:p text:style-name="SW_5f_TableIndex">Type</text:p>
            </table:table-cell>
            <table:table-cell table:style-name="Táboa1.C1" office:value-type="string" table:protected="true">
              <text:p text:style-name="SW_5f_TableIndex">Description</text:p>
            </table:table-cell>
          </table:table-row>
        </table:table-header-rows>
        <table:table-row>
          <table:table-cell table:style-name="Táboa1.A2" office:value-type="string">
            <text:p text:style-name="P14">move</text:p>
          </table:table-cell>
          <table:table-cell table:style-name="Táboa1.A2" office:value-type="string">
            <text:p text:style-name="SW_5f_Table">T2</text:p>
          </table:table-cell>
          <table:table-cell>
            <table:table table:is-sub-table="true">
              <table:table-column table:style-name="Táboa1.C"/>
              <table:table-row>
                <table:table-cell table:style-name="Táboa1.C2.1.1" office:value-type="string">
                  <text:p text:style-name="SW_5f_Table">Move the content of a register to other register.</text:p>
                </table:table-cell>
              </table:table-row>
              <table:table-row>
                <table:table-cell table:style-name="Táboa1.C2.1.1" office:value-type="string">
                  <text:p text:style-name="SW_5f_Code"><text:span text:style-name="SWL_5f_Instruction">move</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swap</text:p>
          </table:table-cell>
          <table:table-cell table:style-name="Táboa1.A2" office:value-type="string">
            <text:p text:style-name="SW_5f_Table">T2</text:p>
          </table:table-cell>
          <table:table-cell>
            <table:table table:is-sub-table="true">
              <table:table-column table:style-name="Táboa1.C"/>
              <table:table-row>
                <table:table-cell table:style-name="Táboa1.C2.1.1" office:value-type="string">
                  <text:p text:style-name="SW_5f_Table">Swap the high half-word and the low half-word.</text:p>
                </table:table-cell>
              </table:table-row>
              <table:table-row>
                <table:table-cell table:style-name="Táboa1.C2.1.1" office:value-type="string">
                  <text:p text:style-name="SW_5f_Code"><text:span text:style-name="SWL_5f_Instruction">swap</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push</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content of the register to the top of the stack.</text:p>
                </table:table-cell>
              </table:table-row>
              <table:table-row>
                <table:table-cell table:style-name="Táboa1.C2.1.1" office:value-type="string">
                  <text:p text:style-name="SW_5f_Code"><text:span text:style-name="SWL_5f_Instruction">push</text:span> <text:span text:style-name="SWL_5f_Register">REG_SRC</text:span></text:p>
                </table:table-cell>
              </table:table-row>
            </table:table>
          </table:table-cell>
        </table:table-row>
        <table:table-row>
          <table:table-cell table:style-name="Táboa1.A2" office:value-type="string">
            <text:p text:style-name="P14">pop</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top of the stack to a register.</text:p>
                </table:table-cell>
              </table:table-row>
              <table:table-row>
                <table:table-cell table:style-name="Táboa1.C2.1.1" office:value-type="string">
                  <text:p text:style-name="SW_5f_Code"><text:span text:style-name="SWL_5f_Instruction">pop</text:span> <text:span text:style-name="SWL_5f_Register">REG_DST</text:span></text:p>
                </table:table-cell>
              </table:table-row>
            </table:table>
          </table:table-cell>
        </table:table-row>
        <table:table-row>
          <table:table-cell table:style-name="Táboa1.A2" office:value-type="string">
            <text:p text:style-name="P14">load</text:p>
          </table:table-cell>
          <table:table-cell table:style-name="Táboa1.A2" office:value-type="string">
            <text:p text:style-name="SW_5f_Table">T2</text:p>
          </table:table-cell>
          <table:table-cell>
            <table:table table:is-sub-table="true">
              <table:table-column table:style-name="Táboa1.C"/>
              <table:table-row>
                <table:table-cell table:style-name="Táboa1.C2.1.1" office:value-type="string">
                  <text:p text:style-name="SW_5f_Table">Load a word from memory.</text:p>
                </table:table-cell>
              </table:table-row>
              <table:table-row>
                <table:table-cell table:style-name="Táboa1.C2.1.1" office:value-type="string">
                  <text:p text:style-name="SW_5f_Code"><text:span text:style-name="SWL_5f_Instruction">load</text:span> <text:span text:style-name="SWL_5f_Register">REG_DST</text:span> <text:span text:style-name="SWL_5f_Constant">ADDRESS</text:span></text:p>
                </table:table-cell>
              </table:table-row>
            </table:table>
          </table:table-cell>
        </table:table-row>
        <table:table-row>
          <table:table-cell table:style-name="Táboa1.A2" office:value-type="string">
            <text:p text:style-name="P14">loadi</text:p>
          </table:table-cell>
          <table:table-cell table:style-name="Táboa1.A2" office:value-type="string">
            <text:p text:style-name="SW_5f_Table">T2</text:p>
          </table:table-cell>
          <table:table-cell>
            <table:table table:is-sub-table="true">
              <table:table-column table:style-name="Táboa1.C"/>
              <table:table-row>
                <table:table-cell table:style-name="Táboa1.C2.1.1" office:value-type="string">
                  <text:p text:style-name="SW_5f_Table">Load a inmediate value<text:span text:style-name="T5">.</text:span></text:p>
                </table:table-cell>
              </table:table-row>
              <table:table-row>
                <table:table-cell table:style-name="Táboa1.C2.1.1" office:value-type="string">
                  <text:p text:style-name="SW_5f_Code"><text:span text:style-name="SWL_5f_Instruction">loadi</text:span> <text:span text:style-name="SWL_5f_Register">REG_DST</text:span> <text:span text:style-name="SWL_5f_Constant">INMEDIATE</text:span></text:p>
                </table:table-cell>
              </table:table-row>
            </table:table>
          </table:table-cell>
        </table:table-row>
        <table:table-row>
          <table:table-cell table:style-name="Táboa1.A2" office:value-type="string">
            <text:p text:style-name="P14">load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Load a word from memory using two base registers.</text:p>
                </table:table-cell>
              </table:table-row>
              <table:table-row>
                <table:table-cell table:style-name="Táboa1.C2.1.1" office:value-type="string">
                  <text:p text:style-name="SW_5f_Code"><text:span text:style-name="SWL_5f_Instruction">loadrr</text:span> <text:span text:style-name="SWL_5f_Register"><text:span text:style-name="T6">REG_DST</text:span></text:span><text:span text:style-name="T5"> </text:span><text:span text:style-name="SWL_5f_Register"><text:span text:style-name="T6">REG_BASE</text:span></text:span><text:span text:style-name="T5"> </text:span><text:span text:style-name="SWL_5f_Register"><text:span text:style-name="T6">REG_OFFSET</text:span></text:span></text:p>
                </table:table-cell>
              </table:table-row>
            </table:table>
          </table:table-cell>
        </table:table-row>
        <table:table-row>
          <table:table-cell table:style-name="Táboa1.A2" office:value-type="string">
            <text:p text:style-name="P14">load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Load a word from memory using a base register and a inmediate value.</text:p>
                </table:table-cell>
              </table:table-row>
              <table:table-row>
                <table:table-cell table:style-name="Táboa1.C2.1.1" office:value-type="string">
                  <text:p text:style-name="SW_5f_Code"><text:span text:style-name="SWL_5f_Instruction">loadri</text:span> <text:span text:style-name="SWL_5f_Register">REG_DST</text:span> <text:span text:style-name="SWL_5f_Register">REG_BASE</text:span> <text:span text:style-name="SWL_5f_Constant">INMEDIATE</text:span></text:p>
                </table:table-cell>
              </table:table-row>
            </table:table>
          </table:table-cell>
        </table:table-row>
        <table:table-row>
          <table:table-cell table:style-name="Táboa1.A2" office:value-type="string">
            <text:p text:style-name="P14">store</text:p>
          </table:table-cell>
          <table:table-cell table:style-name="Táboa1.A2" office:value-type="string">
            <text:p text:style-name="SW_5f_Table">T2</text:p>
          </table:table-cell>
          <table:table-cell>
            <table:table table:is-sub-table="true">
              <table:table-column table:style-name="Táboa1.C"/>
              <table:table-row>
                <table:table-cell table:style-name="Táboa1.C2.1.1" office:value-type="string">
                  <text:p text:style-name="SW_5f_Table">Store a word to memory.</text:p>
                </table:table-cell>
              </table:table-row>
              <table:table-row>
                <table:table-cell table:style-name="Táboa1.C2.1.1" office:value-type="string">
                  <text:p text:style-name="SW_5f_Code"><text:span text:style-name="SWL_5f_Instruction">store</text:span> <text:span text:style-name="SWL_5f_Constant">ADDRESS</text:span> <text:span text:style-name="SWL_5f_Register">REG_SRC</text:span></text:p>
                </table:table-cell>
              </table:table-row>
            </table:table>
          </table:table-cell>
        </table:table-row>
        <table:table-row>
          <table:table-cell table:style-name="Táboa1.A2" office:value-type="string">
            <text:p text:style-name="P14">store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Store a word to memory using two base registers.</text:p>
                </table:table-cell>
              </table:table-row>
              <table:table-row>
                <table:table-cell table:style-name="Táboa1.C2.1.1" office:value-type="string">
                  <text:p text:style-name="SW_5f_Code"><text:span text:style-name="SWL_5f_Instruction">storerr</text:span> <text:span text:style-name="SWL_5f_Register">REG_BASE</text:span> <text:span text:style-name="SWL_5f_Register">REG_OFFSET</text:span> <text:span text:style-name="SWL_5f_Register">REG_SRC</text:span></text:p>
                </table:table-cell>
              </table:table-row>
            </table:table>
          </table:table-cell>
        </table:table-row>
        <table:table-row>
          <table:table-cell table:style-name="Táboa1.A2" office:value-type="string">
            <text:p text:style-name="P14">store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Store a word to memory using a base register and a inmediate value.</text:p>
                </table:table-cell>
              </table:table-row>
              <table:table-row>
                <table:table-cell table:style-name="Táboa1.C2.1.1" office:value-type="string">
                  <text:p text:style-name="SW_5f_Code"><text:span text:style-name="SWL_5f_Instruction">storeri</text:span> <text:span text:style-name="SWL_5f_Register">REG_BASE</text:span> <text:span text:style-name="SWL_5f_Constant">INMEDIATE</text:span> <text:span text:style-name="SWL_5f_Register">REG_SRC</text:span></text:p>
                </table:table-cell>
              </table:table-row>
            </table:table>
          </table:table-cell>
        </table:table-row>
      </table:table>
      <text:p text:style-name="Table">Table <text:sequence text:ref-name="refTable4" text:name="Table" text:formula="ooow:Table+1" style:num-format="1">5</text:sequence>. Load/Store instructions</text:p>
      <text:h text:style-name="SW_5f_Title3" text:outline-level="3">Function instructions</text:h>
      <text:p text:style-name="SW_5f_Text">Instructions to execute functions, interrupts or world actions.</text:p>
      <table:table table:name="Táboa7" table:style-name="Táboa7">
        <table:table-column table:style-name="Táboa7.A"/>
        <table:table-column table:style-name="Táboa7.B"/>
        <table:table-column table:style-name="Táboa7.C"/>
        <table:table-header-rows>
          <table:table-row>
            <table:table-cell table:style-name="Táboa7.A1" office:value-type="string" table:protected="true">
              <text:p text:style-name="SW_5f_TableIndex">Instruction</text:p>
            </table:table-cell>
            <table:table-cell table:style-name="Táboa7.A1" office:value-type="string" table:protected="true">
              <text:p text:style-name="SW_5f_TableIndex">Type</text:p>
            </table:table-cell>
            <table:table-cell table:style-name="Táboa7.C1" office:value-type="string" table:protected="true">
              <text:p text:style-name="SW_5f_TableIndex">Description</text:p>
            </table:table-cell>
          </table:table-row>
        </table:table-header-rows>
        <table:table-row>
          <table:table-cell table:style-name="Táboa7.A2" office:value-type="string">
            <text:p text:style-name="P14">call</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Call a function.</text:p>
                </table:table-cell>
              </table:table-row>
              <table:table-row>
                <table:table-cell table:style-name="Táboa7.C2.1.1" office:value-type="string">
                  <text:p text:style-name="SW_5f_Code"><text:span text:style-name="SWL_5f_Instruction">call</text:span> <text:span text:style-name="SWL_5f_Constant">ADDRESS</text:span></text:p>
                </table:table-cell>
              </table:table-row>
            </table:table>
          </table:table-cell>
        </table:table-row>
        <table:table-row>
          <table:table-cell table:style-name="Táboa7.A2" office:value-type="string">
            <text:p text:style-name="P14">int</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Throw a interrupt</text:p>
                </table:table-cell>
              </table:table-row>
              <table:table-row>
                <table:table-cell table:style-name="Táboa7.C2.1.1" office:value-type="string">
                  <text:p text:style-name="SW_5f_Code"><text:span text:style-name="SWL_5f_Instruction">int</text:span> <text:span text:style-name="SWL_5f_Constant">INMEDIATE</text:span></text:p>
                </table:table-cell>
              </table:table-row>
            </table:table>
          </table:table-cell>
        </table:table-row>
        <table:table-row>
          <table:table-cell table:style-name="Táboa7.A2" office:value-type="string">
            <text:p text:style-name="P14">ret</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function.</text:p>
                </table:table-cell>
              </table:table-row>
              <table:table-row>
                <table:table-cell table:style-name="Táboa7.C2.1.1" office:value-type="string">
                  <text:p text:style-name="SW_5f_Code"><text:span text:style-name="SWL_5f_Instruction">ret</text:span></text:p>
                </table:table-cell>
              </table:table-row>
            </table:table>
          </table:table-cell>
        </table:table-row>
        <table:table-row>
          <table:table-cell table:style-name="Táboa7.A2" office:value-type="string">
            <text:p text:style-name="P14">reti</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interrupt.</text:p>
                </table:table-cell>
              </table:table-row>
              <table:table-row>
                <table:table-cell table:style-name="Táboa7.C2.1.1" office:value-type="string">
                  <text:p text:style-name="SW_5f_Code"><text:span text:style-name="SWL_5f_Instruction">reti</text:span></text:p>
                </table:table-cell>
              </table:table-row>
            </table:table>
          </table:table-cell>
        </table:table-row>
        <table:table-row>
          <table:table-cell table:style-name="Táboa7.A2" office:value-type="string">
            <text:p text:style-name="P14">world</text:p>
          </table:table-cell>
          <table:table-cell table:style-name="Táboa7.A2" office:value-type="string">
            <text:p text:style-name="SW_5f_Table">T3r</text:p>
          </table:table-cell>
          <table:table-cell>
            <table:table table:is-sub-table="true">
              <table:table-column table:style-name="Táboa7.C"/>
              <table:table-row>
                <table:table-cell table:style-name="Táboa7.C2.1.1" office:value-type="string">
                  <text:p text:style-name="SW_5f_Table">Do a action in the world.</text:p>
                </table:table-cell>
              </table:table-row>
              <table:table-row>
                <table:table-cell table:style-name="Táboa7.C2.1.1" office:value-type="string">
                  <text:p text:style-name="SW_5f_Code"><text:span text:style-name="SWL_5f_Instruction">world</text:span> <text:span text:style-name="SWL_5f_Register">REG_OP</text:span> <text:span text:style-name="SWL_5f_Register">REG_P1</text:span> <text:span text:style-name="SWL_5f_Register">REG_P2</text:span></text:p>
                </table:table-cell>
              </table:table-row>
            </table:table>
          </table:table-cell>
        </table:table-row>
      </table:table>
      <text:p text:style-name="Table">Table <text:sequence text:ref-name="refTable5" text:name="Table" text:formula="ooow:Table+1" style:num-format="1">6</text:sequence>. Function instructions</text:p>
      <text:h text:style-name="SW_5f_Title3" text:outline-level="3">Comparission instructions</text:h>
      <text:p text:style-name="SW_5f_Text">Instructions to comparate two values and jump to a address if the comparission match.</text:p>
      <table:table table:name="Táboa6" table:style-name="Táboa6">
        <table:table-column table:style-name="Táboa6.A"/>
        <table:table-column table:style-name="Táboa6.B"/>
        <table:table-column table:style-name="Táboa6.C"/>
        <table:table-header-rows>
          <table:table-row>
            <table:table-cell table:style-name="Táboa6.A1" office:value-type="string" table:protected="true">
              <text:p text:style-name="SW_5f_TableIndex">Instruction</text:p>
            </table:table-cell>
            <table:table-cell table:style-name="Táboa6.A1" office:value-type="string" table:protected="true">
              <text:p text:style-name="SW_5f_TableIndex">Type</text:p>
            </table:table-cell>
            <table:table-cell table:style-name="Táboa6.C1" office:value-type="string" table:protected="true">
              <text:p text:style-name="SW_5f_TableIndex">Description</text:p>
            </table:table-cell>
          </table:table-row>
        </table:table-header-rows>
        <table:table-row>
          <table:table-cell table:style-name="Táboa6.A2" office:value-type="string">
            <text:p text:style-name="P14">b</text:p>
          </table:table-cell>
          <table:table-cell table:style-name="Táboa6.A2" office:value-type="string">
            <text:p text:style-name="SW_5f_Table">T1</text:p>
          </table:table-cell>
          <table:table-cell>
            <table:table table:is-sub-table="true">
              <table:table-column table:style-name="Táboa6.C"/>
              <table:table-row>
                <table:table-cell table:style-name="Táboa6.C2.1.1" office:value-type="string">
                  <text:p text:style-name="SW_5f_Table">Branch always.</text:p>
                </table:table-cell>
              </table:table-row>
              <table:table-row>
                <table:table-cell table:style-name="Táboa6.C2.1.1" office:value-type="string">
                  <text:p text:style-name="SW_5f_Code"><text:span text:style-name="SWL_5f_Instruction">b</text:span> <text:span text:style-name="SWL_5f_Constant">ADDRESS</text:span></text:p>
                </table:table-cell>
              </table:table-row>
            </table:table>
          </table:table-cell>
        </table:table-row>
        <table:table-row>
          <table:table-cell table:style-name="Táboa6.A2" office:value-type="string">
            <text:p text:style-name="P14">beq</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equal<text:span text:style-name="T5">.</text:span></text:p>
                </table:table-cell>
              </table:table-row>
              <table:table-row>
                <table:table-cell table:style-name="Táboa6.C2.1.1" office:value-type="string">
                  <text:p text:style-name="SW_5f_Code"><text:span text:style-name="SWL_5f_Instruction">beq</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n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not equal<text:span text:style-name="T5">.</text:span></text:p>
                </table:table-cell>
              </table:table-row>
              <table:table-row>
                <table:table-cell table:style-name="Táboa6.C2.1.1" office:value-type="string">
                  <text:p text:style-name="SW_5f_Code"><text:span text:style-name="SWL_5f_Instruction">bn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signed comparission).</text:p>
                </table:table-cell>
              </table:table-row>
              <table:table-row>
                <table:table-cell table:style-name="Táboa6.C2.1.1" office:value-type="string">
                  <text:p text:style-name="SW_5f_Code"><text:span text:style-name="SWL_5f_Instruction">bl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unsigned comparission).</text:p>
                </table:table-cell>
              </table:table-row>
              <table:table-row>
                <table:table-cell table:style-name="Táboa6.C2.1.1" office:value-type="string">
                  <text:p text:style-name="SW_5f_Code"><text:span text:style-name="SWL_5f_Instruction">bl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signed comparission).</text:p>
                </table:table-cell>
              </table:table-row>
              <table:table-row>
                <table:table-cell table:style-name="Táboa6.C2.1.1" office:value-type="string">
                  <text:p text:style-name="SW_5f_Code"><text:span text:style-name="SWL_5f_Instruction">bg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unsigned comparission).</text:p>
                </table:table-cell>
              </table:table-row>
              <table:table-row>
                <table:table-cell table:style-name="Táboa6.C2.1.1" office:value-type="string">
                  <text:p text:style-name="SW_5f_Code"><text:span text:style-name="SWL_5f_Instruction">bg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signed comparission).</text:p>
                </table:table-cell>
              </table:table-row>
              <table:table-row>
                <table:table-cell table:style-name="Táboa6.C2.1.1" office:value-type="string">
                  <text:p text:style-name="SW_5f_Code"><text:span text:style-name="SWL_5f_Instruction">bl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unsigned comparission).</text:p>
                </table:table-cell>
              </table:table-row>
              <table:table-row>
                <table:table-cell table:style-name="Táboa6.C2.1.1" office:value-type="string">
                  <text:p text:style-name="SW_5f_Code"><text:span text:style-name="SWL_5f_Instruction">ble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5"> (signed comparission).</text:span></text:p>
                </table:table-cell>
              </table:table-row>
              <table:table-row>
                <table:table-cell table:style-name="Táboa6.C2.1.1" office:value-type="string">
                  <text:p text:style-name="SW_5f_Code"><text:span text:style-name="SWL_5f_Instruction">bge</text:span> <text:span text:style-name="SWL_5f_Register">REG1</text:span> <text:span text:style-name="SWL_5f_Register">REG2 </text:span><text:span text:style-name="SWL_5f_Constant">ADDRESS</text:span></text:p>
                </table:table-cell>
              </table:table-row>
            </table:table>
          </table:table-cell>
        </table:table-row>
        <table:table-row>
          <table:table-cell table:style-name="Táboa6.A2" office:value-type="string">
            <text:p text:style-name="P14">bg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5"> (unsigned comparission).</text:span></text:p>
                </table:table-cell>
              </table:table-row>
              <table:table-row>
                <table:table-cell table:style-name="Táboa6.C2.1.1" office:value-type="string">
                  <text:p text:style-name="SW_5f_Code"><text:span text:style-name="SWL_5f_Instruction">bgeu</text:span> <text:span text:style-name="SWL_5f_Register">REG1</text:span> <text:span text:style-name="SWL_5f_Register">REG2</text:span> <text:span text:style-name="SWL_5f_Constant">ADDRESS</text:span></text:p>
                </table:table-cell>
              </table:table-row>
            </table:table>
          </table:table-cell>
        </table:table-row>
      </table:table>
      <text:p text:style-name="Table">Table <text:sequence text:ref-name="refTable6" text:name="Table" text:formula="ooow:Table+1" style:num-format="1">7</text:sequence>. Comparission instructions</text:p>
      <text:h text:style-name="SW_5f_Title3" text:outline-level="3">Arithmetic instructions</text:h>
      <text:p text:style-name="SW_5f_Text">Instructions to do arithmetic operations.</text:p>
      <table:table table:name="Táboa8" table:style-name="Táboa8">
        <table:table-column table:style-name="Táboa8.A"/>
        <table:table-column table:style-name="Táboa8.B"/>
        <table:table-column table:style-name="Táboa8.C"/>
        <table:table-header-rows>
          <table:table-row>
            <table:table-cell table:style-name="Táboa8.A1" office:value-type="string" table:protected="true">
              <text:p text:style-name="SW_5f_TableIndex">Instruction</text:p>
            </table:table-cell>
            <table:table-cell table:style-name="Táboa8.A1" office:value-type="string" table:protected="true">
              <text:p text:style-name="SW_5f_TableIndex">Type</text:p>
            </table:table-cell>
            <table:table-cell table:style-name="Táboa8.C1" office:value-type="string" table:protected="true">
              <text:p text:style-name="SW_5f_TableIndex">Description</text:p>
            </table:table-cell>
          </table:table-row>
        </table:table-header-rows>
        <table:table-row>
          <table:table-cell table:style-name="Táboa8.A2" office:value-type="string">
            <text:p text:style-name="P14">ad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Add 2 registers.</text:p>
                </table:table-cell>
              </table:table-row>
              <table:table-row>
                <table:table-cell table:style-name="Táboa8.C2.1.1" office:value-type="string">
                  <text:p text:style-name="SW_5f_Code"><text:span text:style-name="SWL_5f_Instruction">ad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ad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Add a register and a inmediate value.</text:p>
                </table:table-cell>
              </table:table-row>
              <table:table-row>
                <table:table-cell table:style-name="Táboa8.C2.1.1" office:value-type="string">
                  <text:p text:style-name="SW_5f_Code"><text:span text:style-name="SWL_5f_Instruction">ad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sub</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Substract 2 registers.</text:p>
                </table:table-cell>
              </table:table-row>
              <table:table-row>
                <table:table-cell table:style-name="Táboa8.C2.1.1" office:value-type="string">
                  <text:p text:style-name="SW_5f_Code"><text:span text:style-name="SWL_5f_Instruction">sub</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sub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Substract a inmediate to a register.</text:p>
                </table:table-cell>
              </table:table-row>
              <table:table-row>
                <table:table-cell table:style-name="Táboa8.C2.1.1" office:value-type="string">
                  <text:p text:style-name="SW_5f_Code"><text:span text:style-name="SWL_5f_Instruction">sub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low 32 bits.</text:p>
                </table:table-cell>
              </table:table-row>
              <table:table-row>
                <table:table-cell table:style-name="Táboa8.C2.1.1" office:value-type="string">
                  <text:p text:style-name="SW_5f_Code"><text:span text:style-name="SWL_5f_Instruction">multl</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low 32 bits.</text:p>
                </table:table-cell>
              </table:table-row>
              <table:table-row>
                <table:table-cell table:style-name="Táboa8.C2.1.1" office:value-type="string">
                  <text:p text:style-name="SW_5f_Code"><text:span text:style-name="SWL_5f_Instruction">mult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low 32 bits.</text:p>
                </table:table-cell>
              </table:table-row>
              <table:table-row>
                <table:table-cell table:style-name="Táboa8.C2.1.1" office:value-type="string">
                  <text:p text:style-name="SW_5f_Code"><text:span text:style-name="SWL_5f_Instruction">multl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unsigned operation) a register and a inmediate value and get the low 32 bits.</text:p>
                </table:table-cell>
              </table:table-row>
              <table:table-row>
                <table:table-cell table:style-name="Táboa8.C2.1.1" office:value-type="string">
                  <text:p text:style-name="SW_5f_Code"><text:span text:style-name="SWL_5f_Instruction">multl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high 32 bits.</text:p>
                </table:table-cell>
              </table:table-row>
              <table:table-row>
                <table:table-cell table:style-name="Táboa8.C2.1.1" office:value-type="string">
                  <text:p text:style-name="SW_5f_Code"><text:span text:style-name="SWL_5f_Instruction">multh</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high 32 bits.</text:p>
                </table:table-cell>
              </table:table-row>
              <table:table-row>
                <table:table-cell table:style-name="Táboa8.C2.1.1" office:value-type="string">
                  <text:p text:style-name="SW_5f_Code"><text:span text:style-name="SWL_5f_Instruction">multh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high 32 bits.</text:p>
                </table:table-cell>
              </table:table-row>
              <table:table-row>
                <table:table-cell table:style-name="Táboa8.C2.1.1" office:value-type="string">
                  <text:p text:style-name="SW_5f_Code"><text:span text:style-name="SWL_5f_Instruction">multh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text:span text:style-name="T5"> (unsigned operation)</text:span> a register and a inmediate value and get the high 32 bits.</text:p>
                </table:table-cell>
              </table:table-row>
              <table:table-row>
                <table:table-cell table:style-name="Táboa8.C2.1.1" office:value-type="string">
                  <text:p text:style-name="SW_5f_Code"><text:span text:style-name="SWL_5f_Instruction">multh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5"> (signed operation)</text:span> 2<text:span text:style-name="T5"> registers.</text:span></text:p>
                </table:table-cell>
              </table:table-row>
              <table:table-row>
                <table:table-cell table:style-name="Táboa8.C2.1.1" office:value-type="string">
                  <text:p text:style-name="SW_5f_Code"><text:span text:style-name="SWL_5f_Instruction">div</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5"> (signed operation)</text:span> a register by a inmediate value.</text:p>
                </table:table-cell>
              </table:table-row>
              <table:table-row>
                <table:table-cell table:style-name="Táboa8.C2.1.1" office:value-type="string">
                  <text:p text:style-name="SW_5f_Code"><text:span text:style-name="SWL_5f_Instruction">div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5"> (unsigned operation)</text:span> 2<text:span text:style-name="T5"> registers.</text:span></text:p>
                </table:table-cell>
              </table:table-row>
              <table:table-row>
                <table:table-cell table:style-name="Táboa8.C2.1.1" office:value-type="string">
                  <text:p text:style-name="SW_5f_Code"><text:span text:style-name="SWL_5f_Instruction">div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5"> (unsigned operation)</text:span> a register by a inmediate value.</text:p>
                </table:table-cell>
              </table:table-row>
              <table:table-row>
                <table:table-cell table:style-name="Táboa8.C2.1.1" office:value-type="string">
                  <text:p text:style-name="SW_5f_Code"><text:span text:style-name="SWL_5f_Instruction">div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5"> (signed operation)</text:span> of 2 registers.</text:p>
                </table:table-cell>
              </table:table-row>
              <table:table-row>
                <table:table-cell table:style-name="Táboa8.C2.1.1" office:value-type="string">
                  <text:p text:style-name="SW_5f_Code"><text:span text:style-name="SWL_5f_Instruction">mo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5"> (signed operation)</text:span> of a register and a inmediate value.</text:p>
                </table:table-cell>
              </table:table-row>
              <table:table-row>
                <table:table-cell table:style-name="Táboa8.C2.1.1" office:value-type="string">
                  <text:p text:style-name="SW_5f_Code"><text:span text:style-name="SWL_5f_Instruction">mo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5"> (unsigned operation)</text:span> of 2 registers.</text:p>
                </table:table-cell>
              </table:table-row>
              <table:table-row>
                <table:table-cell table:style-name="Táboa8.C2.1.1" office:value-type="string">
                  <text:p text:style-name="SW_5f_Code"><text:span text:style-name="SWL_5f_Instruction">mod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5"> (unsigned operation)</text:span> of a register and a inmediate value.</text:p>
                </table:table-cell>
              </table:table-row>
              <table:table-row>
                <table:table-cell table:style-name="Táboa8.C2.1.1" office:value-type="string">
                  <text:p text:style-name="SW_5f_Code"><text:span text:style-name="SWL_5f_Instruction">modu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7" text:name="Table" text:formula="ooow:Table+1" style:num-format="1">8</text:sequence>. Arithmetic instructions</text:p>
      <text:h text:style-name="SW_5f_Title3" text:outline-level="3">Logical instructions</text:h>
      <text:p text:style-name="SW_5f_Text">Instructions to do logical operations.</text:p>
      <table:table table:name="Táboa9" table:style-name="Táboa9">
        <table:table-column table:style-name="Táboa9.A"/>
        <table:table-column table:style-name="Táboa9.B"/>
        <table:table-column table:style-name="Táboa9.C"/>
        <table:table-header-rows>
          <table:table-row>
            <table:table-cell table:style-name="Táboa9.A1" office:value-type="string" table:protected="true">
              <text:p text:style-name="SW_5f_TableIndex">Instruction</text:p>
            </table:table-cell>
            <table:table-cell table:style-name="Táboa9.A1" office:value-type="string" table:protected="true">
              <text:p text:style-name="SW_5f_TableIndex">Type</text:p>
            </table:table-cell>
            <table:table-cell table:style-name="Táboa9.C1" office:value-type="string" table:protected="true">
              <text:p text:style-name="SW_5f_TableIndex">Description</text:p>
            </table:table-cell>
          </table:table-row>
        </table:table-header-rows>
        <table:table-row>
          <table:table-cell table:style-name="Táboa9.A2" office:value-type="string">
            <text:p text:style-name="P14">not</text:p>
          </table:table-cell>
          <table:table-cell table:style-name="Táboa9.A2" office:value-type="string">
            <text:p text:style-name="SW_5f_Table">T2</text:p>
          </table:table-cell>
          <table:table-cell>
            <table:table table:is-sub-table="true">
              <table:table-column table:style-name="Táboa9.C"/>
              <table:table-row>
                <table:table-cell table:style-name="Táboa9.C2.1.1" office:value-type="string">
                  <text:p text:style-name="SW_5f_Table">NOT<text:span text:style-name="T5">.</text:span></text:p>
                </table:table-cell>
              </table:table-row>
              <table:table-row>
                <table:table-cell table:style-name="Táboa9.C2.1.1" office:value-type="string">
                  <text:p text:style-name="SW_5f_Code"><text:span text:style-name="SWL_5f_Instruction">not</text:span> <text:span text:style-name="SWL_5f_Register">REG_DST</text:span> <text:span text:style-name="SWL_5f_Register">REG_SRC</text:span></text:p>
                </table:table-cell>
              </table:table-row>
            </table:table>
          </table:table-cell>
        </table:table-row>
        <table:table-row>
          <table:table-cell table:style-name="Táboa9.A2" office:value-type="string">
            <text:p text:style-name="P14">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OR between 2 registers.</text:p>
                </table:table-cell>
              </table:table-row>
              <table:table-row>
                <table:table-cell table:style-name="Táboa9.C2.1.1" office:value-type="string">
                  <text:p text:style-name="SW_5f_Code"><text:span text:style-name="SWL_5f_Instruction">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OR between a register and a inmediate value.</text:p>
                </table:table-cell>
              </table:table-row>
              <table:table-row>
                <table:table-cell table:style-name="Táboa9.C2.1.1" office:value-type="string">
                  <text:p text:style-name="SW_5f_Code"><text:span text:style-name="SWL_5f_Instruction">or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and</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AND between 2 registers.</text:p>
                </table:table-cell>
              </table:table-row>
              <table:table-row>
                <table:table-cell table:style-name="Táboa9.C2.1.1" office:value-type="string">
                  <text:p text:style-name="SW_5f_Code"><text:span text:style-name="SWL_5f_Instruction">an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and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AND between a register and a inmediate value (the high 16 bits of the result is the high 16 bits of the register).</text:p>
                </table:table-cell>
              </table:table-row>
              <table:table-row>
                <table:table-cell table:style-name="Táboa9.C2.1.1" office:value-type="string">
                  <text:p text:style-name="SW_5f_Code"><text:span text:style-name="SWL_5f_Instruction">an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x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Exclusive OR between 2 registers.</text:p>
                </table:table-cell>
              </table:table-row>
              <table:table-row>
                <table:table-cell table:style-name="Táboa9.C2.1.1" office:value-type="string">
                  <text:p text:style-name="SW_5f_Code"><text:span text:style-name="SWL_5f_Instruction">x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x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Exclusive OR between a register and a inmediate value (<text:span text:style-name="T5">the high 16 bits of the result is the high 16 bits of the register</text:span>).</text:p>
                </table:table-cell>
              </table:table-row>
              <table:table-row>
                <table:table-cell table:style-name="Táboa9.C2.1.1" office:value-type="string">
                  <text:p text:style-name="SW_5f_Code"><text:span text:style-name="SWL_5f_Instruction">xor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8" text:name="Table" text:formula="ooow:Table+1" style:num-format="1">9</text:sequence>. Logical instructions</text:p>
      <text:h text:style-name="SW_5f_Title3" text:outline-level="3">Shift instructions</text:h>
      <text:p text:style-name="SW_5f_Text">Move the bits of a register to the left or right.</text:p>
      <table:table table:name="Táboa10" table:style-name="Táboa10">
        <table:table-column table:style-name="Táboa10.A"/>
        <table:table-column table:style-name="Táboa10.B"/>
        <table:table-column table:style-name="Táboa10.C"/>
        <table:table-header-rows>
          <table:table-row>
            <table:table-cell table:style-name="Táboa10.A1" office:value-type="string" table:protected="true">
              <text:p text:style-name="SW_5f_TableIndex">Instruction</text:p>
            </table:table-cell>
            <table:table-cell table:style-name="Táboa10.A1" office:value-type="string" table:protected="true">
              <text:p text:style-name="SW_5f_TableIndex">Type</text:p>
            </table:table-cell>
            <table:table-cell table:style-name="Táboa10.C1" office:value-type="string" table:protected="true">
              <text:p text:style-name="SW_5f_TableIndex">Description</text:p>
            </table:table-cell>
          </table:table-row>
        </table:table-header-rows>
        <table:table-row>
          <table:table-cell table:style-name="Táboa10.A2" office:value-type="string">
            <text:p text:style-name="P14">sl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l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right<text:span text:style-name="T5">.</text:span></text:p>
                </table:table-cell>
              </table:table-row>
              <table:table-row>
                <table:table-cell table:style-name="Táboa10.C2.1.1" office:value-type="string">
                  <text:p text:style-name="SW_5f_Code"><text:span text:style-name="SWL_5f_Instruction">sr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right<text:span text:style-name="T5">.</text:span></text:p>
                </table:table-cell>
              </table:table-row>
              <table:table-row>
                <table:table-cell table:style-name="Táboa10.C2.1.1" office:value-type="string">
                  <text:p text:style-name="SW_5f_Code"><text:span text:style-name="SWL_5f_Instruction">sr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r</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right<text:span text:style-name="T5">.</text:span></text:p>
                </table:table-cell>
              </table:table-row>
              <table:table-row>
                <table:table-cell table:style-name="Táboa10.C2.1.1" office:value-type="string">
                  <text:p text:style-name="SW_5f_Code"><text:span text:style-name="SWL_5f_Instruction">rr</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r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right<text:span text:style-name="T5">.</text:span></text:p>
                </table:table-cell>
              </table:table-row>
              <table:table-row>
                <table:table-cell table:style-name="Táboa10.C2.1.1" office:value-type="string">
                  <text:p text:style-name="SW_5f_Code"><text:span text:style-name="SWL_5f_Instruction">rri</text:span> <text:span text:style-name="SWL_5f_Register">REG_DST</text:span> <text:span text:style-name="SWL_5f_Register">REG_SRC</text:span> <text:span text:style-name="SWL_5f_Constant">INMEDIATE</text:span></text:p>
                </table:table-cell>
              </table:table-row>
            </table:table>
          </table:table-cell>
        </table:table-row>
      </table:table>
      <text:p text:style-name="SW_5f_Text">Table <text:sequence text:ref-name="refTable9" text:name="Table" text:formula="ooow:Table+1" style:num-format="1">10</text:sequence>. Shift instructions</text:p>
      <text:h text:style-name="SW_5f_Title2" text:outline-level="2">Binary codes</text:h>
      <text:p text:style-name="SW_5f_Text">These are the codes of the registers, interrupts and instructions.</text:p>
      <table:table table:name="Táboa11" table:style-name="Táboa11">
        <table:table-column table:style-name="Táboa11.A"/>
        <table:table-column table:style-name="Táboa11.B"/>
        <table:table-header-rows>
          <table:table-row>
            <table:table-cell table:style-name="Táboa11.A1" office:value-type="string" table:protected="true">
              <text:p text:style-name="SW_5f_TableIndex">Register</text:p>
            </table:table-cell>
            <table:table-cell table:style-name="Táboa11.B1" office:value-type="string" table:protected="true">
              <text:p text:style-name="SW_5f_TableIndex">Code</text:p>
            </table:table-cell>
          </table:table-row>
        </table:table-header-rows>
        <table:table-row>
          <table:table-cell table:style-name="Táboa11.A2" office:value-type="string">
            <text:p text:style-name="P14">r0</text:p>
          </table:table-cell>
          <table:table-cell table:style-name="Táboa11.B2" office:value-type="string">
            <text:p text:style-name="SW_5f_Table">0x0</text:p>
          </table:table-cell>
        </table:table-row>
        <table:table-row>
          <table:table-cell table:style-name="Táboa11.A2" office:value-type="string">
            <text:p text:style-name="P14">r1</text:p>
          </table:table-cell>
          <table:table-cell table:style-name="Táboa11.B2" office:value-type="string">
            <text:p text:style-name="SW_5f_Table">0x1</text:p>
          </table:table-cell>
        </table:table-row>
        <table:table-row>
          <table:table-cell table:style-name="Táboa11.A2" office:value-type="string">
            <text:p text:style-name="P14">r2</text:p>
          </table:table-cell>
          <table:table-cell table:style-name="Táboa11.B2" office:value-type="string">
            <text:p text:style-name="SW_5f_Table">0x2</text:p>
          </table:table-cell>
        </table:table-row>
        <table:table-row>
          <table:table-cell table:style-name="Táboa11.A2" office:value-type="string">
            <text:p text:style-name="P14">r3</text:p>
          </table:table-cell>
          <table:table-cell table:style-name="Táboa11.B2" office:value-type="string">
            <text:p text:style-name="SW_5f_Table">0x3</text:p>
          </table:table-cell>
        </table:table-row>
        <table:table-row>
          <table:table-cell table:style-name="Táboa11.A2" office:value-type="string">
            <text:p text:style-name="P14">r4</text:p>
          </table:table-cell>
          <table:table-cell table:style-name="Táboa11.B2" office:value-type="string">
            <text:p text:style-name="SW_5f_Table">0x4</text:p>
          </table:table-cell>
        </table:table-row>
        <table:table-row>
          <table:table-cell table:style-name="Táboa11.A2" office:value-type="string">
            <text:p text:style-name="P14">r5</text:p>
          </table:table-cell>
          <table:table-cell table:style-name="Táboa11.B2" office:value-type="string">
            <text:p text:style-name="SW_5f_Table">0x5</text:p>
          </table:table-cell>
        </table:table-row>
        <table:table-row>
          <table:table-cell table:style-name="Táboa11.A2" office:value-type="string">
            <text:p text:style-name="P14">r6</text:p>
          </table:table-cell>
          <table:table-cell table:style-name="Táboa11.B2" office:value-type="string">
            <text:p text:style-name="SW_5f_Table">0x6</text:p>
          </table:table-cell>
        </table:table-row>
        <table:table-row>
          <table:table-cell table:style-name="Táboa11.A2" office:value-type="string">
            <text:p text:style-name="P14">r7</text:p>
          </table:table-cell>
          <table:table-cell table:style-name="Táboa11.B2" office:value-type="string">
            <text:p text:style-name="SW_5f_Table">0x7</text:p>
          </table:table-cell>
        </table:table-row>
        <table:table-row>
          <table:table-cell table:style-name="Táboa11.A2" office:value-type="string">
            <text:p text:style-name="P14">r8</text:p>
          </table:table-cell>
          <table:table-cell table:style-name="Táboa11.B2" office:value-type="string">
            <text:p text:style-name="SW_5f_Table">0x8</text:p>
          </table:table-cell>
        </table:table-row>
        <table:table-row>
          <table:table-cell table:style-name="Táboa11.A2" office:value-type="string">
            <text:p text:style-name="P14">r9</text:p>
          </table:table-cell>
          <table:table-cell table:style-name="Táboa11.B2" office:value-type="string">
            <text:p text:style-name="SW_5f_Table">0x9</text:p>
          </table:table-cell>
        </table:table-row>
        <table:table-row>
          <table:table-cell table:style-name="Táboa11.A2" office:value-type="string">
            <text:p text:style-name="P14">r10</text:p>
          </table:table-cell>
          <table:table-cell table:style-name="Táboa11.B2" office:value-type="string">
            <text:p text:style-name="SW_5f_Table">0xa</text:p>
          </table:table-cell>
        </table:table-row>
        <table:table-row>
          <table:table-cell table:style-name="Táboa11.A2" office:value-type="string">
            <text:p text:style-name="P14">r11</text:p>
          </table:table-cell>
          <table:table-cell table:style-name="Táboa11.B2" office:value-type="string">
            <text:p text:style-name="SW_5f_Table">0xb</text:p>
          </table:table-cell>
        </table:table-row>
        <table:table-row>
          <table:table-cell table:style-name="Táboa11.A2" office:value-type="string">
            <text:p text:style-name="P14">r12</text:p>
          </table:table-cell>
          <table:table-cell table:style-name="Táboa11.B2" office:value-type="string">
            <text:p text:style-name="SW_5f_Table">0xc</text:p>
          </table:table-cell>
        </table:table-row>
        <table:table-row>
          <table:table-cell table:style-name="Táboa11.A2" office:value-type="string">
            <text:p text:style-name="P14">pc</text:p>
          </table:table-cell>
          <table:table-cell table:style-name="Táboa11.B2" office:value-type="string">
            <text:p text:style-name="SW_5f_Table">0xd</text:p>
          </table:table-cell>
        </table:table-row>
        <table:table-row>
          <table:table-cell table:style-name="Táboa11.A2" office:value-type="string">
            <text:p text:style-name="P14">stp</text:p>
          </table:table-cell>
          <table:table-cell table:style-name="Táboa11.B2" office:value-type="string">
            <text:p text:style-name="SW_5f_Table">0xe</text:p>
          </table:table-cell>
        </table:table-row>
        <table:table-row>
          <table:table-cell table:style-name="Táboa11.A2" office:value-type="string">
            <text:p text:style-name="P14">itp</text:p>
          </table:table-cell>
          <table:table-cell table:style-name="Táboa11.B2" office:value-type="string">
            <text:p text:style-name="SW_5f_Table">0xf</text:p>
          </table:table-cell>
        </table:table-row>
      </table:table>
      <text:p text:style-name="Table">Table <text:sequence text:ref-name="refTable10" text:name="Table" text:formula="ooow:Table+1" style:num-format="1">11</text:sequence>. Binary codes of the registers</text:p>
      <table:table table:name="Táboa13" table:style-name="Táboa13">
        <table:table-column table:style-name="Táboa13.A"/>
        <table:table-column table:style-name="Táboa13.B"/>
        <table:table-header-rows>
          <table:table-row>
            <table:table-cell table:style-name="Táboa13.A1" office:value-type="string" table:protected="true">
              <text:p text:style-name="SW_5f_TableIndex">Interrupt</text:p>
            </table:table-cell>
            <table:table-cell table:style-name="Táboa13.B1" office:value-type="string" table:protected="true">
              <text:p text:style-name="SW_5f_TableIndex">Code</text:p>
            </table:table-cell>
          </table:table-row>
        </table:table-header-rows>
        <table:table-row>
          <table:table-cell table:style-name="Táboa13.A2" office:value-type="string">
            <text:p text:style-name="P14">Invalid Instruction</text:p>
          </table:table-cell>
          <table:table-cell table:style-name="Táboa13.B2" office:value-type="string">
            <text:p text:style-name="SW_5f_Table">0x0</text:p>
          </table:table-cell>
        </table:table-row>
        <table:table-row>
          <table:table-cell table:style-name="Táboa13.A3" office:value-type="string">
            <text:p text:style-name="P14">Invalid Memory Location</text:p>
          </table:table-cell>
          <table:table-cell table:style-name="Táboa13.B2" office:value-type="string">
            <text:p text:style-name="SW_5f_Table">0x1</text:p>
          </table:table-cell>
        </table:table-row>
        <table:table-row>
          <table:table-cell table:style-name="Táboa13.A2" office:value-type="string">
            <text:p text:style-name="P14">Division by Zero</text:p>
          </table:table-cell>
          <table:table-cell table:style-name="Táboa13.B2" office:value-type="string">
            <text:p text:style-name="SW_5f_Table">0x2</text:p>
          </table:table-cell>
        </table:table-row>
        <table:table-row>
          <table:table-cell table:style-name="Táboa13.A2" office:value-type="string">
            <text:p text:style-name="P14">Timer Interrupt</text:p>
          </table:table-cell>
          <table:table-cell table:style-name="Táboa13.B2" office:value-type="string">
            <text:p text:style-name="SW_5f_Table">0x3</text:p>
          </table:table-cell>
        </table:table-row>
        <table:table-row>
          <table:table-cell table:style-name="Táboa13.A2" office:value-type="string">
            <text:p text:style-name="P14">Invalid World Command</text:p>
          </table:table-cell>
          <table:table-cell table:style-name="Táboa13.B2" office:value-type="string">
            <text:p text:style-name="SW_5f_Table">0x4</text:p>
          </table:table-cell>
        </table:table-row>
        <table:table-row>
          <table:table-cell table:style-name="Táboa13.A2" office:value-type="string">
            <text:p text:style-name="P14">World Event</text:p>
          </table:table-cell>
          <table:table-cell table:style-name="Táboa13.B2" office:value-type="string">
            <text:p text:style-name="SW_5f_Table">0x5</text:p>
          </table:table-cell>
        </table:table-row>
        <table:table-row>
          <table:table-cell table:style-name="Táboa13.A2" office:value-type="string">
            <text:p text:style-name="P14">Software Interrupt</text:p>
          </table:table-cell>
          <table:table-cell table:style-name="Táboa13.B2" office:value-type="string">
            <text:p text:style-name="SW_5f_Table">0x6</text:p>
          </table:table-cell>
        </table:table-row>
      </table:table>
      <text:p text:style-name="Table">Table <text:sequence text:ref-name="refTable11" text:name="Table" text:formula="ooow:Table+1" style:num-format="1">12</text:sequence>. Interrupt codes</text:p>
      <table:table table:name="Táboa12" table:style-name="Táboa12">
        <table:table-column table:style-name="Táboa12.A"/>
        <table:table-column table:style-name="Táboa12.B"/>
        <table:table-header-rows>
          <table:table-row>
            <table:table-cell table:style-name="Táboa12.A1" office:value-type="string" table:protected="true">
              <text:p text:style-name="SW_5f_TableIndex">Interrupt</text:p>
            </table:table-cell>
            <table:table-cell table:style-name="Táboa12.B1" office:value-type="string" table:protected="true">
              <text:p text:style-name="SW_5f_TableIndex">Code</text:p>
            </table:table-cell>
          </table:table-row>
        </table:table-header-rows>
        <table:table-row>
          <table:table-cell table:style-name="Táboa12.A2" table:number-columns-spanned="2" office:value-type="string">
            <text:p text:style-name="SW_5f_Table">Management instructions</text:p>
          </table:table-cell>
          <table:covered-table-cell/>
        </table:table-row>
        <table:table-row>
          <table:table-cell table:style-name="Táboa12.A3" office:value-type="string">
            <text:p text:style-name="SW_5f_Table">stop</text:p>
          </table:table-cell>
          <table:table-cell table:style-name="Táboa12.A2" office:value-type="string">
            <text:p text:style-name="SW_5f_Table">0x00</text:p>
          </table:table-cell>
        </table:table-row>
        <table:table-row>
          <table:table-cell table:style-name="Táboa12.A3" office:value-type="string">
            <text:p text:style-name="SW_5f_Table">restart</text:p>
          </table:table-cell>
          <table:table-cell table:style-name="Táboa12.A2" office:value-type="string">
            <text:p text:style-name="SW_5f_Table">0x01</text:p>
          </table:table-cell>
        </table:table-row>
        <table:table-row>
          <table:table-cell table:style-name="Táboa12.A2" table:number-columns-spanned="2" office:value-type="string">
            <text:p text:style-name="P14">Load/Store instructions</text:p>
          </table:table-cell>
          <table:covered-table-cell/>
        </table:table-row>
        <table:table-row>
          <table:table-cell table:style-name="Táboa12.A3" office:value-type="string">
            <text:p text:style-name="SW_5f_Table">move</text:p>
          </table:table-cell>
          <table:table-cell table:style-name="Táboa12.A2" office:value-type="string">
            <text:p text:style-name="SW_5f_Table">0x08</text:p>
          </table:table-cell>
        </table:table-row>
        <table:table-row>
          <table:table-cell table:style-name="Táboa12.A3" office:value-type="string">
            <text:p text:style-name="SW_5f_Table">swap</text:p>
          </table:table-cell>
          <table:table-cell table:style-name="Táboa12.A2" office:value-type="string">
            <text:p text:style-name="SW_5f_Table">0x0a</text:p>
          </table:table-cell>
        </table:table-row>
        <table:table-row>
          <table:table-cell table:style-name="Táboa12.A3" office:value-type="string">
            <text:p text:style-name="SW_5f_Table">push</text:p>
          </table:table-cell>
          <table:table-cell table:style-name="Táboa12.A2" office:value-type="string">
            <text:p text:style-name="SW_5f_Table">0x0c</text:p>
          </table:table-cell>
        </table:table-row>
        <table:table-row>
          <table:table-cell table:style-name="Táboa12.A3" office:value-type="string">
            <text:p text:style-name="SW_5f_Table">pop</text:p>
          </table:table-cell>
          <table:table-cell table:style-name="Táboa12.A2" office:value-type="string">
            <text:p text:style-name="SW_5f_Table">0x0e</text:p>
          </table:table-cell>
        </table:table-row>
        <table:table-row>
          <table:table-cell table:style-name="Táboa12.A3" office:value-type="string">
            <text:p text:style-name="SW_5f_Table">load</text:p>
          </table:table-cell>
          <table:table-cell table:style-name="Táboa12.A2" office:value-type="string">
            <text:p text:style-name="SW_5f_Table">0x10</text:p>
          </table:table-cell>
        </table:table-row>
        <table:table-row>
          <table:table-cell table:style-name="Táboa12.A3" office:value-type="string">
            <text:p text:style-name="SW_5f_Table">loadi</text:p>
          </table:table-cell>
          <table:table-cell table:style-name="Táboa12.A2" office:value-type="string">
            <text:p text:style-name="SW_5f_Table">0x11</text:p>
          </table:table-cell>
        </table:table-row>
        <table:table-row>
          <table:table-cell table:style-name="Táboa12.A3" office:value-type="string">
            <text:p text:style-name="SW_5f_Table">loadrr</text:p>
          </table:table-cell>
          <table:table-cell table:style-name="Táboa12.A2" office:value-type="string">
            <text:p text:style-name="SW_5f_Table">0x12</text:p>
          </table:table-cell>
        </table:table-row>
        <table:table-row>
          <table:table-cell table:style-name="Táboa12.A3" office:value-type="string">
            <text:p text:style-name="SW_5f_Table">loadri</text:p>
          </table:table-cell>
          <table:table-cell table:style-name="Táboa12.A2" office:value-type="string">
            <text:p text:style-name="SW_5f_Table">0x13</text:p>
          </table:table-cell>
        </table:table-row>
        <table:table-row>
          <table:table-cell table:style-name="Táboa12.A3" office:value-type="string">
            <text:p text:style-name="SW_5f_Table">store</text:p>
          </table:table-cell>
          <table:table-cell table:style-name="Táboa12.A2" office:value-type="string">
            <text:p text:style-name="SW_5f_Table">0x18</text:p>
          </table:table-cell>
        </table:table-row>
        <table:table-row>
          <table:table-cell table:style-name="Táboa12.A3" office:value-type="string">
            <text:p text:style-name="SW_5f_Table">storerr</text:p>
          </table:table-cell>
          <table:table-cell table:style-name="Táboa12.A2" office:value-type="string">
            <text:p text:style-name="SW_5f_Table">0x1a</text:p>
          </table:table-cell>
        </table:table-row>
        <table:table-row>
          <table:table-cell table:style-name="Táboa12.A3" office:value-type="string">
            <text:p text:style-name="SW_5f_Table">storeri</text:p>
          </table:table-cell>
          <table:table-cell table:style-name="Táboa12.A2" office:value-type="string">
            <text:p text:style-name="SW_5f_Table">0x1b</text:p>
          </table:table-cell>
        </table:table-row>
        <table:table-row>
          <table:table-cell table:style-name="Táboa12.A2" table:number-columns-spanned="2" office:value-type="string">
            <text:p text:style-name="P14">Function instructions</text:p>
          </table:table-cell>
          <table:covered-table-cell/>
        </table:table-row>
        <table:table-row>
          <table:table-cell table:style-name="Táboa12.A3" office:value-type="string">
            <text:p text:style-name="SW_5f_Table">call</text:p>
          </table:table-cell>
          <table:table-cell table:style-name="Táboa12.A2" office:value-type="string">
            <text:p text:style-name="SW_5f_Table">0x30</text:p>
          </table:table-cell>
        </table:table-row>
        <table:table-row>
          <table:table-cell table:style-name="Táboa12.A3" office:value-type="string">
            <text:p text:style-name="SW_5f_Table">int</text:p>
          </table:table-cell>
          <table:table-cell table:style-name="Táboa12.A2" office:value-type="string">
            <text:p text:style-name="SW_5f_Table">0x31</text:p>
          </table:table-cell>
        </table:table-row>
        <table:table-row>
          <table:table-cell table:style-name="Táboa12.A3" office:value-type="string">
            <text:p text:style-name="SW_5f_Table">ret</text:p>
          </table:table-cell>
          <table:table-cell table:style-name="Táboa12.A2" office:value-type="string">
            <text:p text:style-name="SW_5f_Table">0x34</text:p>
          </table:table-cell>
        </table:table-row>
        <table:table-row>
          <table:table-cell table:style-name="Táboa12.A3" office:value-type="string">
            <text:p text:style-name="SW_5f_Table">reti</text:p>
          </table:table-cell>
          <table:table-cell table:style-name="Táboa12.A2" office:value-type="string">
            <text:p text:style-name="SW_5f_Table">0x35</text:p>
          </table:table-cell>
        </table:table-row>
        <table:table-row>
          <table:table-cell table:style-name="Táboa12.A3" office:value-type="string">
            <text:p text:style-name="SW_5f_Table">world</text:p>
          </table:table-cell>
          <table:table-cell table:style-name="Táboa12.A2" office:value-type="string">
            <text:p text:style-name="SW_5f_Table">0x38</text:p>
          </table:table-cell>
        </table:table-row>
        <table:table-row>
          <table:table-cell table:style-name="Táboa12.A2" table:number-columns-spanned="2" office:value-type="string">
            <text:p text:style-name="P14">Comparission instructions</text:p>
          </table:table-cell>
          <table:covered-table-cell/>
        </table:table-row>
        <table:table-row>
          <table:table-cell table:style-name="Táboa12.A3" office:value-type="string">
            <text:p text:style-name="SW_5f_Table">b</text:p>
          </table:table-cell>
          <table:table-cell table:style-name="Táboa12.A2" office:value-type="string">
            <text:p text:style-name="SW_5f_Table">0x20</text:p>
          </table:table-cell>
        </table:table-row>
        <table:table-row>
          <table:table-cell table:style-name="Táboa12.A3" office:value-type="string">
            <text:p text:style-name="SW_5f_Table">beq</text:p>
          </table:table-cell>
          <table:table-cell table:style-name="Táboa12.A2" office:value-type="string">
            <text:p text:style-name="SW_5f_Table">0x21</text:p>
          </table:table-cell>
        </table:table-row>
        <table:table-row>
          <table:table-cell table:style-name="Táboa12.A3" office:value-type="string">
            <text:p text:style-name="SW_5f_Table">bne</text:p>
          </table:table-cell>
          <table:table-cell table:style-name="Táboa12.A2" office:value-type="string">
            <text:p text:style-name="SW_5f_Table">0x22</text:p>
          </table:table-cell>
        </table:table-row>
        <table:table-row>
          <table:table-cell table:style-name="Táboa12.A3" office:value-type="string">
            <text:p text:style-name="SW_5f_Table">blt</text:p>
          </table:table-cell>
          <table:table-cell table:style-name="Táboa12.A2" office:value-type="string">
            <text:p text:style-name="SW_5f_Table">0x23</text:p>
          </table:table-cell>
        </table:table-row>
        <table:table-row>
          <table:table-cell table:style-name="Táboa12.A3" office:value-type="string">
            <text:p text:style-name="SW_5f_Table">bltu</text:p>
          </table:table-cell>
          <table:table-cell table:style-name="Táboa12.A2" office:value-type="string">
            <text:p text:style-name="SW_5f_Table">0x24</text:p>
          </table:table-cell>
        </table:table-row>
        <table:table-row>
          <table:table-cell table:style-name="Táboa12.A3" office:value-type="string">
            <text:p text:style-name="SW_5f_Table">bgt</text:p>
          </table:table-cell>
          <table:table-cell table:style-name="Táboa12.A2" office:value-type="string">
            <text:p text:style-name="SW_5f_Table">0x25</text:p>
          </table:table-cell>
        </table:table-row>
        <table:table-row>
          <table:table-cell table:style-name="Táboa12.A3" office:value-type="string">
            <text:p text:style-name="SW_5f_Table">bgtu</text:p>
          </table:table-cell>
          <table:table-cell table:style-name="Táboa12.A2" office:value-type="string">
            <text:p text:style-name="SW_5f_Table">0x26</text:p>
          </table:table-cell>
        </table:table-row>
        <table:table-row>
          <table:table-cell table:style-name="Táboa12.A3" office:value-type="string">
            <text:p text:style-name="SW_5f_Table">ble</text:p>
          </table:table-cell>
          <table:table-cell table:style-name="Táboa12.A2" office:value-type="string">
            <text:p text:style-name="SW_5f_Table">0x27</text:p>
          </table:table-cell>
        </table:table-row>
        <table:table-row>
          <table:table-cell table:style-name="Táboa12.A3" office:value-type="string">
            <text:p text:style-name="SW_5f_Table">bleu</text:p>
          </table:table-cell>
          <table:table-cell table:style-name="Táboa12.A2" office:value-type="string">
            <text:p text:style-name="SW_5f_Table">0x28</text:p>
          </table:table-cell>
        </table:table-row>
        <table:table-row>
          <table:table-cell table:style-name="Táboa12.A3" office:value-type="string">
            <text:p text:style-name="SW_5f_Table">bge</text:p>
          </table:table-cell>
          <table:table-cell table:style-name="Táboa12.A2" office:value-type="string">
            <text:p text:style-name="SW_5f_Table">0x29</text:p>
          </table:table-cell>
        </table:table-row>
        <table:table-row>
          <table:table-cell table:style-name="Táboa12.A3" office:value-type="string">
            <text:p text:style-name="SW_5f_Table">bgeu</text:p>
          </table:table-cell>
          <table:table-cell table:style-name="Táboa12.A2" office:value-type="string">
            <text:p text:style-name="SW_5f_Table">0x2a</text:p>
          </table:table-cell>
        </table:table-row>
        <table:table-row>
          <table:table-cell table:style-name="Táboa12.A2" table:number-columns-spanned="2" office:value-type="string">
            <text:p text:style-name="P14">Arithmetic instructions</text:p>
          </table:table-cell>
          <table:covered-table-cell/>
        </table:table-row>
        <table:table-row>
          <table:table-cell table:style-name="Táboa12.A3" office:value-type="string">
            <text:p text:style-name="SW_5f_Table">add</text:p>
          </table:table-cell>
          <table:table-cell table:style-name="Táboa12.A2" office:value-type="string">
            <text:p text:style-name="SW_5f_Table">0x40</text:p>
          </table:table-cell>
        </table:table-row>
        <table:table-row>
          <table:table-cell table:style-name="Táboa12.A3" office:value-type="string">
            <text:p text:style-name="SW_5f_Table">addi</text:p>
          </table:table-cell>
          <table:table-cell table:style-name="Táboa12.A2" office:value-type="string">
            <text:p text:style-name="SW_5f_Table">0x41</text:p>
          </table:table-cell>
        </table:table-row>
        <table:table-row>
          <table:table-cell table:style-name="Táboa12.A3" office:value-type="string">
            <text:p text:style-name="SW_5f_Table">sub</text:p>
          </table:table-cell>
          <table:table-cell table:style-name="Táboa12.A2" office:value-type="string">
            <text:p text:style-name="SW_5f_Table">0x42</text:p>
          </table:table-cell>
        </table:table-row>
        <table:table-row>
          <table:table-cell table:style-name="Táboa12.A3" office:value-type="string">
            <text:p text:style-name="SW_5f_Table">subi</text:p>
          </table:table-cell>
          <table:table-cell table:style-name="Táboa12.A2" office:value-type="string">
            <text:p text:style-name="SW_5f_Table">0x43</text:p>
          </table:table-cell>
        </table:table-row>
        <table:table-row>
          <table:table-cell table:style-name="Táboa12.A3" office:value-type="string">
            <text:p text:style-name="SW_5f_Table">multl</text:p>
          </table:table-cell>
          <table:table-cell table:style-name="Táboa12.A2" office:value-type="string">
            <text:p text:style-name="SW_5f_Table">0x44</text:p>
          </table:table-cell>
        </table:table-row>
        <table:table-row>
          <table:table-cell table:style-name="Táboa12.A3" office:value-type="string">
            <text:p text:style-name="SW_5f_Table">multli</text:p>
          </table:table-cell>
          <table:table-cell table:style-name="Táboa12.A2" office:value-type="string">
            <text:p text:style-name="SW_5f_Table">0x45</text:p>
          </table:table-cell>
        </table:table-row>
        <table:table-row>
          <table:table-cell table:style-name="Táboa12.A3" office:value-type="string">
            <text:p text:style-name="SW_5f_Table">multlu</text:p>
          </table:table-cell>
          <table:table-cell table:style-name="Táboa12.A2" office:value-type="string">
            <text:p text:style-name="SW_5f_Table">0x46</text:p>
          </table:table-cell>
        </table:table-row>
        <table:table-row>
          <table:table-cell table:style-name="Táboa12.A3" office:value-type="string">
            <text:p text:style-name="SW_5f_Table">multlui</text:p>
          </table:table-cell>
          <table:table-cell table:style-name="Táboa12.A2" office:value-type="string">
            <text:p text:style-name="SW_5f_Table">0x47</text:p>
          </table:table-cell>
        </table:table-row>
        <table:table-row>
          <table:table-cell table:style-name="Táboa12.A3" office:value-type="string">
            <text:p text:style-name="SW_5f_Table">multh</text:p>
          </table:table-cell>
          <table:table-cell table:style-name="Táboa12.A2" office:value-type="string">
            <text:p text:style-name="SW_5f_Table">0x48</text:p>
          </table:table-cell>
        </table:table-row>
        <table:table-row>
          <table:table-cell table:style-name="Táboa12.A3" office:value-type="string">
            <text:p text:style-name="SW_5f_Table">multhi</text:p>
          </table:table-cell>
          <table:table-cell table:style-name="Táboa12.A2" office:value-type="string">
            <text:p text:style-name="SW_5f_Table">0x49</text:p>
          </table:table-cell>
        </table:table-row>
        <table:table-row>
          <table:table-cell table:style-name="Táboa12.A3" office:value-type="string">
            <text:p text:style-name="SW_5f_Table">multhu</text:p>
          </table:table-cell>
          <table:table-cell table:style-name="Táboa12.A2" office:value-type="string">
            <text:p text:style-name="SW_5f_Table">0x4a</text:p>
          </table:table-cell>
        </table:table-row>
        <table:table-row>
          <table:table-cell table:style-name="Táboa12.A3" office:value-type="string">
            <text:p text:style-name="SW_5f_Table">multhui</text:p>
          </table:table-cell>
          <table:table-cell table:style-name="Táboa12.A2" office:value-type="string">
            <text:p text:style-name="SW_5f_Table">0x4b</text:p>
          </table:table-cell>
        </table:table-row>
        <table:table-row>
          <table:table-cell table:style-name="Táboa12.A3" office:value-type="string">
            <text:p text:style-name="SW_5f_Table">div</text:p>
          </table:table-cell>
          <table:table-cell table:style-name="Táboa12.A2" office:value-type="string">
            <text:p text:style-name="SW_5f_Table">0x4c</text:p>
          </table:table-cell>
        </table:table-row>
        <table:table-row>
          <table:table-cell table:style-name="Táboa12.A3" office:value-type="string">
            <text:p text:style-name="SW_5f_Table">divi</text:p>
          </table:table-cell>
          <table:table-cell table:style-name="Táboa12.A2" office:value-type="string">
            <text:p text:style-name="SW_5f_Table">0x4d</text:p>
          </table:table-cell>
        </table:table-row>
        <table:table-row>
          <table:table-cell table:style-name="Táboa12.A3" office:value-type="string">
            <text:p text:style-name="SW_5f_Table">divu</text:p>
          </table:table-cell>
          <table:table-cell table:style-name="Táboa12.A2" office:value-type="string">
            <text:p text:style-name="SW_5f_Table">0x4e</text:p>
          </table:table-cell>
        </table:table-row>
        <table:table-row>
          <table:table-cell table:style-name="Táboa12.A3" office:value-type="string">
            <text:p text:style-name="SW_5f_Table">divui</text:p>
          </table:table-cell>
          <table:table-cell table:style-name="Táboa12.A2" office:value-type="string">
            <text:p text:style-name="SW_5f_Table">0x4f</text:p>
          </table:table-cell>
        </table:table-row>
        <table:table-row>
          <table:table-cell table:style-name="Táboa12.A3" office:value-type="string">
            <text:p text:style-name="SW_5f_Table">mod</text:p>
          </table:table-cell>
          <table:table-cell table:style-name="Táboa12.A2" office:value-type="string">
            <text:p text:style-name="SW_5f_Table">0x50</text:p>
          </table:table-cell>
        </table:table-row>
        <table:table-row>
          <table:table-cell table:style-name="Táboa12.A3" office:value-type="string">
            <text:p text:style-name="SW_5f_Table">modi</text:p>
          </table:table-cell>
          <table:table-cell table:style-name="Táboa12.A2" office:value-type="string">
            <text:p text:style-name="SW_5f_Table">0x51</text:p>
          </table:table-cell>
        </table:table-row>
        <table:table-row>
          <table:table-cell table:style-name="Táboa12.A3" office:value-type="string">
            <text:p text:style-name="SW_5f_Table">modu</text:p>
          </table:table-cell>
          <table:table-cell table:style-name="Táboa12.A2" office:value-type="string">
            <text:p text:style-name="SW_5f_Table">0x52</text:p>
          </table:table-cell>
        </table:table-row>
        <table:table-row>
          <table:table-cell table:style-name="Táboa12.A3" office:value-type="string">
            <text:p text:style-name="SW_5f_Table">modui</text:p>
          </table:table-cell>
          <table:table-cell table:style-name="Táboa12.A2" office:value-type="string">
            <text:p text:style-name="SW_5f_Table">0x53</text:p>
          </table:table-cell>
        </table:table-row>
        <table:table-row>
          <table:table-cell table:style-name="Táboa12.A2" table:number-columns-spanned="2" office:value-type="string">
            <text:p text:style-name="P14">Logical instructions</text:p>
          </table:table-cell>
          <table:covered-table-cell/>
        </table:table-row>
        <table:table-row>
          <table:table-cell table:style-name="Táboa12.A3" office:value-type="string">
            <text:p text:style-name="SW_5f_Table">not</text:p>
          </table:table-cell>
          <table:table-cell table:style-name="Táboa12.A2" office:value-type="string">
            <text:p text:style-name="SW_5f_Table">0x60</text:p>
          </table:table-cell>
        </table:table-row>
        <table:table-row>
          <table:table-cell table:style-name="Táboa12.A3" office:value-type="string">
            <text:p text:style-name="SW_5f_Table">or</text:p>
          </table:table-cell>
          <table:table-cell table:style-name="Táboa12.A2" office:value-type="string">
            <text:p text:style-name="SW_5f_Table">0x68</text:p>
          </table:table-cell>
        </table:table-row>
        <table:table-row>
          <table:table-cell table:style-name="Táboa12.A3" office:value-type="string">
            <text:p text:style-name="SW_5f_Table">ori</text:p>
          </table:table-cell>
          <table:table-cell table:style-name="Táboa12.A2" office:value-type="string">
            <text:p text:style-name="SW_5f_Table">0x69</text:p>
          </table:table-cell>
        </table:table-row>
        <table:table-row>
          <table:table-cell table:style-name="Táboa12.A3" office:value-type="string">
            <text:p text:style-name="SW_5f_Table">and</text:p>
          </table:table-cell>
          <table:table-cell table:style-name="Táboa12.A2" office:value-type="string">
            <text:p text:style-name="SW_5f_Table">0x6a</text:p>
          </table:table-cell>
        </table:table-row>
        <table:table-row>
          <table:table-cell table:style-name="Táboa12.A3" office:value-type="string">
            <text:p text:style-name="SW_5f_Table">andi</text:p>
          </table:table-cell>
          <table:table-cell table:style-name="Táboa12.A2" office:value-type="string">
            <text:p text:style-name="SW_5f_Table">0x6b</text:p>
          </table:table-cell>
        </table:table-row>
        <table:table-row>
          <table:table-cell table:style-name="Táboa12.A3" office:value-type="string">
            <text:p text:style-name="SW_5f_Table">xor</text:p>
          </table:table-cell>
          <table:table-cell table:style-name="Táboa12.A2" office:value-type="string">
            <text:p text:style-name="SW_5f_Table">0x6c</text:p>
          </table:table-cell>
        </table:table-row>
        <table:table-row>
          <table:table-cell table:style-name="Táboa12.A3" office:value-type="string">
            <text:p text:style-name="SW_5f_Table">xori</text:p>
          </table:table-cell>
          <table:table-cell table:style-name="Táboa12.A2" office:value-type="string">
            <text:p text:style-name="SW_5f_Table">0x6d</text:p>
          </table:table-cell>
        </table:table-row>
        <table:table-row>
          <table:table-cell table:style-name="Táboa12.A2" table:number-columns-spanned="2" office:value-type="string">
            <text:p text:style-name="P14">Shift instructions</text:p>
          </table:table-cell>
          <table:covered-table-cell/>
        </table:table-row>
        <table:table-row>
          <table:table-cell table:style-name="Táboa12.A3" office:value-type="string">
            <text:p text:style-name="SW_5f_Table">sll</text:p>
          </table:table-cell>
          <table:table-cell table:style-name="Táboa12.A2" office:value-type="string">
            <text:p text:style-name="SW_5f_Table">0x70</text:p>
          </table:table-cell>
        </table:table-row>
        <table:table-row>
          <table:table-cell table:style-name="Táboa12.A3" office:value-type="string">
            <text:p text:style-name="SW_5f_Table">slli</text:p>
          </table:table-cell>
          <table:table-cell table:style-name="Táboa12.A2" office:value-type="string">
            <text:p text:style-name="SW_5f_Table">0x71</text:p>
          </table:table-cell>
        </table:table-row>
        <table:table-row>
          <table:table-cell table:style-name="Táboa12.A3" office:value-type="string">
            <text:p text:style-name="SW_5f_Table">srl</text:p>
          </table:table-cell>
          <table:table-cell table:style-name="Táboa12.A2" office:value-type="string">
            <text:p text:style-name="SW_5f_Table">0x72</text:p>
          </table:table-cell>
        </table:table-row>
        <table:table-row>
          <table:table-cell table:style-name="Táboa12.A3" office:value-type="string">
            <text:p text:style-name="SW_5f_Table">srli</text:p>
          </table:table-cell>
          <table:table-cell table:style-name="Táboa12.A2" office:value-type="string">
            <text:p text:style-name="SW_5f_Table">0x73</text:p>
          </table:table-cell>
        </table:table-row>
        <table:table-row>
          <table:table-cell table:style-name="Táboa12.A3" office:value-type="string">
            <text:p text:style-name="SW_5f_Table">sla</text:p>
          </table:table-cell>
          <table:table-cell table:style-name="Táboa12.A2" office:value-type="string">
            <text:p text:style-name="SW_5f_Table">0x74</text:p>
          </table:table-cell>
        </table:table-row>
        <table:table-row>
          <table:table-cell table:style-name="Táboa12.A3" office:value-type="string">
            <text:p text:style-name="SW_5f_Table">slai</text:p>
          </table:table-cell>
          <table:table-cell table:style-name="Táboa12.A2" office:value-type="string">
            <text:p text:style-name="SW_5f_Table">0x75</text:p>
          </table:table-cell>
        </table:table-row>
        <table:table-row>
          <table:table-cell table:style-name="Táboa12.A3" office:value-type="string">
            <text:p text:style-name="SW_5f_Table">sra</text:p>
          </table:table-cell>
          <table:table-cell table:style-name="Táboa12.A2" office:value-type="string">
            <text:p text:style-name="SW_5f_Table">0x76</text:p>
          </table:table-cell>
        </table:table-row>
        <table:table-row>
          <table:table-cell table:style-name="Táboa12.A3" office:value-type="string">
            <text:p text:style-name="SW_5f_Table">srai</text:p>
          </table:table-cell>
          <table:table-cell table:style-name="Táboa12.A2" office:value-type="string">
            <text:p text:style-name="SW_5f_Table">0x77</text:p>
          </table:table-cell>
        </table:table-row>
        <table:table-row>
          <table:table-cell table:style-name="Táboa12.A3" office:value-type="string">
            <text:p text:style-name="SW_5f_Table">rl</text:p>
          </table:table-cell>
          <table:table-cell table:style-name="Táboa12.A2" office:value-type="string">
            <text:p text:style-name="SW_5f_Table">0x78</text:p>
          </table:table-cell>
        </table:table-row>
        <table:table-row>
          <table:table-cell table:style-name="Táboa12.A3" office:value-type="string">
            <text:p text:style-name="SW_5f_Table">rli</text:p>
          </table:table-cell>
          <table:table-cell table:style-name="Táboa12.A2" office:value-type="string">
            <text:p text:style-name="SW_5f_Table">0x79</text:p>
          </table:table-cell>
        </table:table-row>
        <table:table-row>
          <table:table-cell table:style-name="Táboa12.A3" office:value-type="string">
            <text:p text:style-name="SW_5f_Table">rr</text:p>
          </table:table-cell>
          <table:table-cell table:style-name="Táboa12.A2" office:value-type="string">
            <text:p text:style-name="SW_5f_Table">0x7a</text:p>
          </table:table-cell>
        </table:table-row>
        <table:table-row>
          <table:table-cell table:style-name="Táboa12.A3" office:value-type="string">
            <text:p text:style-name="SW_5f_Table">rri</text:p>
          </table:table-cell>
          <table:table-cell table:style-name="Táboa12.A2" office:value-type="string">
            <text:p text:style-name="SW_5f_Table">0x7b</text:p>
          </table:table-cell>
        </table:table-row>
      </table:table>
      <text:p text:style-name="Table">Table <text:sequence text:ref-name="refTable12" text:name="Table" text:formula="ooow:Table+1" style:num-format="1">13</text:sequence>. Instruction codes</text:p>
      <text:p text:style-name="SW_5f_Text"/>
      <text:h text:style-name="P101" text:outline-level="1">Simple World Language</text:h>
      <text:p text:style-name="SW_5f_Text">Simple World Language, or SWL for short, is the language in which the code of the bugs is written. SWL is a assembler language. It needs to be a low level language for several reasons:</text:p>
      <text:list text:style-name="L11">
        <text:list-item>
          <text:p text:style-name="P58">Understanding of the mutations: each mutation can be seen as a instruction in SWL.</text:p>
        </text:list-item>
        <text:list-item>
          <text:p text:style-name="P58">Dispersion of the code: small mutations become in small changes in the actions of the bug.</text:p>
        </text:list-item>
      </text:list>
      <text:h text:style-name="SW_5f_Title2" text:outline-level="2">The language</text:h>
      <text:p text:style-name="SW_5f_Text">When the CPU start, all its registers are initialized to <text:span text:style-name="SWL_5f_Data">0x00000000</text:span>. This means that, as the pc register is <text:span text:style-name="SWL_5f_Data">0x00000000</text:span>, the firs instruction to be executed is the one located at the begining of the code.</text:p>
      <text:h text:style-name="SW_5f_Title3" text:outline-level="3">Numbers</text:h>
      <text:p text:style-name="SW_5f_Text">Numerical values can be added to the code. This values must be 32 bits.written in hexadecimal base.</text:p>
      <text:p text:style-name="SW_5f_Code"><text:span text:style-name="SWL_5f_Data">0x012300ff</text:span></text:p>
      <text:h text:style-name="SW_5f_Title3" text:outline-level="3">Constants</text:h>
      <text:p text:style-name="SW_5f_Text">Constants are identifiers that refers to a 16 bits numerical value. The code can't have two constants with the same name. At the compilation stage, the constants are looked for and replaced with their values.</text:p>
      <text:p text:style-name="SW_5f_Text">The following code define a identifier named <text:span text:style-name="SWL_5f_Constant">ZERO</text:span> that will be replaced with the value <text:span text:style-name="SWL_5f_Data">0x000</text:span> (0 in decimal base).</text:p>
      <text:p text:style-name="SW_5f_Code"><text:span text:style-name="SWL_5f_Preprocessor">.define</text:span> <text:span text:style-name="SWL_5f_Constant">ZERO</text:span> <text:span text:style-name="SWL_5f_Data">0x0000</text:span></text:p>
      <text:h text:style-name="SW_5f_Title3" text:outline-level="3">Labels</text:h>
      <text:p text:style-name="SW_5f_Text">Labels are similar to constants. Labels are identifiers that refers to the address of the memory in which they are defined. Labels can be used to indentify blocks of code: functions, code flows, etc. At the compilation stage, the labels are looked for and replaced with the address where they are defined.</text:p>
      <text:p text:style-name="SW_5f_Text">The following code define a label named <text:span text:style-name="SWL_5f_Constant">main.</text:span></text:p>
      <text:p text:style-name="SW_5f_Code"><text:span text:style-name="SWL_5f_Preprocessor">.label</text:span> <text:span text:style-name="SWL_5f_Constant">main</text:span></text:p>
      <text:h text:style-name="SW_5f_Title3" text:outline-level="3">Includes</text:h>
      <text:p text:style-name="SW_5f_Text">The code of a outer file can be included into the code. If a file is included several times, only the first time is included. At the compilation stage, the include is replaced with the content of the file.</text:p>
      <text:p text:style-name="SW_5f_Text">The following code include the content of the file <text:span text:style-name="SWL_5f_String">"stdlib/alloc.swl"</text:span>.</text:p>
      <text:p text:style-name="SW_5f_Code"><text:span text:style-name="SWL_5f_Preprocessor">.include</text:span> <text:span text:style-name="SWL_5f_String">"stdlib/alloc.swl"</text:span></text:p>
      <text:h text:style-name="SW_5f_Title3" text:outline-level="3">Blocks of memory</text:h>
      <text:p text:style-name="SW_5f_Text">Sometimes is useful to reserve a block of memory. For example, to define the space to let the stack grows. The size of the block of memory is rounded to the next module 4 value. The block of memory is zeroed.</text:p>
      <text:p text:style-name="SW_5f_Text">The following code reserve 256 (100 in hexadecimal base) bytes of memory and zeroed it.</text:p>
      <text:p text:style-name="SW_5f_Code"><text:span text:style-name="SWL_5f_Preprocessor">.block</text:span> <text:span text:style-name="SWL_5f_Data">0x100</text:span></text:p>
      <text:h text:style-name="SW_5f_Title3" text:outline-level="3">Function conventions</text:h>
      <text:p text:style-name="SW_5f_Text">The input parameters of the functions are passed in the general purpose registers. First parameter in r0, second parameter in r1, etc. If the number of parameters is bigger than the general purpose registers, a pointer to the information in memory can be used.</text:p>
      <text:p text:style-name="SW_5f_Text">The return values of the functions are passed in the general purpose registers. First return value in r0, second return value in r1, etc. If the number of parameters is bigger than the general purpose registers, a pointer to the information in memory can be used.</text:p>
      <text:p text:style-name="SW_5f_Text">General purpose registers can change after a function call. The caller must store in the stack the registers values that want to perserve to be used after the called function is executed.</text:p>
      <text:p text:style-name="SW_5f_Text">The Stack Pointer (stp) register must have the same value before and after the function call.</text:p>
      <text:h text:style-name="SW_5f_Title3" text:outline-level="3">Example</text:h>
      <text:p text:style-name="SW_5f_Text">The following code calculates the values of the fibonacci sequence between 1 and 32768 infinitely.</text:p>
      <text:p text:style-name="SW_5f_Code"><text:span text:style-name="SWL_5f_Comment"># Innecesary includes</text:span></text:p>
      <text:p text:style-name="SW_5f_Code"><text:span text:style-name="SWL_5f_Preprocessor">.include</text:span> <text:span text:style-name="SWL_5f_String">"alloc.swl"</text:span></text:p>
      <text:p text:style-name="SW_5f_Code"><text:span text:style-name="SWL_5f_Preprocessor">.include</text:span> <text:span text:style-name="SWL_5f_String">"time.swl"</text:span></text:p>
      <text:p text:style-name="SW_5f_Code"><text:span text:style-name="SWL_5f_Preprocessor">.include</text:span> <text:span text:style-name="SWL_5f_String">"random.swl"</text:span></text:p>
      <text:p text:style-name="SW_5f_Code"/>
      <text:p text:style-name="SW_5f_Code"><text:span text:style-name="SWL_5f_Comment"># Block of memory unused of 1024 bytes</text:span></text:p>
      <text:p text:style-name="SW_5f_Code"><text:span text:style-name="SWL_5f_Preprocessor">.label</text:span> <text:span text:style-name="SWL_5f_Constant">unused_block</text:span></text:p>
      <text:p text:style-name="SW_5f_Code"><text:span text:style-name="SWL_5f_Preprocessor">.block</text:span> <text:span text:style-name="SWL_5f_Data">1024</text:span></text:p>
      <text:p text:style-name="SW_5f_Code"/>
      <text:p text:style-name="SW_5f_Code"><text:span text:style-name="SWL_5f_Preprocessor">.define</text:span> <text:span text:style-name="SWL_5f_Constant">MAX_FIBONACCI</text:span> <text:span text:style-name="SWL_5f_Data">0x8000<text:tab/></text:span><text:span text:style-name="SWL_5f_Comment"># 32768</text:span></text:p>
      <text:p text:style-name="SW_5f_Code"/>
      <text:p text:style-name="SW_5f_Code"><text:span text:style-name="SWL_5f_Preprocessor">.label</text:span> <text:span text:style-name="SWL_5f_Constant">main</text:span></text:p>
      <text:p text:style-name="SW_5f_Code"><text:span text:style-name="SWL_5f_Comment"># set in r0, r1 and r2 the values for fibonacci function</text:span></text:p>
      <text:p text:style-name="SW_5f_Code"><text:span text:style-name="SWL_5f_Instruction">loadi</text:span><text:tab/><text:span text:style-name="SWL_5f_Register">r0</text:span> 0x<text:span text:style-name="SWL_5f_Data">1</text:span><text:tab/><text:tab/><text:span text:style-name="SWL_5f_Comment"># First value is 1</text:span></text:p>
      <text:p text:style-name="SW_5f_Code"><text:span text:style-name="SWL_5f_Instruction">loadi</text:span><text:tab/><text:span text:style-name="SWL_5f_Register">r1</text:span> 0x<text:span text:style-name="SWL_5f_Data">1</text:span><text:tab/><text:tab/><text:span text:style-name="SWL_5f_Comment"># Second value is 1</text:span></text:p>
      <text:p text:style-name="SW_5f_Code"><text:span text:style-name="SWL_5f_Instruction">loadi</text:span><text:tab/><text:span text:style-name="SWL_5f_Register">r2</text:span> <text:span text:style-name="SWL_5f_Constant">MAX_FIBONACCI</text:span><text:tab/><text:span text:style-name="SWL_5f_Comment"># Max value is MAX_FIBONACCI</text:span></text:p>
      <text:p text:style-name="SW_5f_Code"/>
      <text:p text:style-name="SW_5f_Code"><text:span text:style-name="SWL_5f_Instruction">call</text:span><text:tab/><text:span text:style-name="SWL_5f_Constant">fibonacci</text:span><text:tab/><text:tab/><text:span text:style-name="SWL_5f_Comment"># call FIBONACCI</text:span></text:p>
      <text:p text:style-name="SW_5f_Code"/>
      <text:p text:style-name="SW_5f_Code"><text:span text:style-name="SWL_5f_Instruction">b</text:span><text:tab/><text:span text:style-name="SWL_5f_Constant">main</text:span><text:tab/><text:tab/><text:tab/><text:span text:style-name="SWL_5f_Comment"># infinite loop</text:span></text:p>
      <text:p text:style-name="SW_5f_Code"/>
      <text:p text:style-name="SW_5f_Code"/>
      <text:p text:style-name="SW_5f_Code"><text:span text:style-name="SWL_5f_Comment"># Fibonacci algorithm</text:span></text:p>
      <text:p text:style-name="SW_5f_Code"><text:span text:style-name="SWL_5f_Comment"># r0 = First value</text:span></text:p>
      <text:p text:style-name="SW_5f_Code"><text:span text:style-name="SWL_5f_Comment"># r1 = Second value</text:span></text:p>
      <text:p text:style-name="SW_5f_Code"><text:span text:style-name="SWL_5f_Comment"># r2 = Max value</text:span></text:p>
      <text:p text:style-name="SW_5f_Code"><text:span text:style-name="SWL_5f_Preprocessor">.label</text:span> <text:span text:style-name="SWL_5f_Constant">fibonacci</text:span><text:tab/><text:tab/><text:tab/><text:span text:style-name="SWL_5f_Comment"># loop</text:span></text:p>
      <text:p text:style-name="SW_5f_Code"><text:span text:style-name="SWL_5f_Instruction"><text:tab/>add</text:span><text:tab/><text:span text:style-name="SWL_5f_Register">r3</text:span> <text:span text:style-name="SWL_5f_Register">r0</text:span> <text:span text:style-name="SWL_5f_Register">r1</text:span><text:tab/><text:tab/><text:span text:style-name="SWL_5f_Comment"># r3 = r0 + r1</text:span></text:p>
      <text:p text:style-name="SW_5f_Code"><text:span text:style-name="SWL_5f_Instruction"><text:tab/>move</text:span><text:tab/><text:span text:style-name="SWL_5f_Register">r0</text:span> <text:span text:style-name="SWL_5f_Register">r1</text:span><text:tab/><text:tab/><text:tab/><text:span text:style-name="SWL_5f_Comment"># r0 = r1</text:span></text:p>
      <text:p text:style-name="SW_5f_Code"><text:span text:style-name="SWL_5f_Instruction"><text:tab/>move</text:span><text:tab/><text:span text:style-name="SWL_5f_Register">r1</text:span> <text:span text:style-name="SWL_5f_Register">r3</text:span><text:tab/><text:tab/><text:tab/><text:span text:style-name="SWL_5f_Comment"># r1 = r3</text:span></text:p>
      <text:p text:style-name="SW_5f_Code"/>
      <text:p text:style-name="SW_5f_Code"><text:span text:style-name="SWL_5f_Instruction"><text:tab/>bltu</text:span><text:tab/><text:span text:style-name="SWL_5f_Register">r1</text:span> <text:span text:style-name="SWL_5f_Register">r2</text:span> <text:span text:style-name="SWL_5f_Constant">fibonacci</text:span><text:tab/><text:span text:style-name="SWL_5f_Comment"># if r1 &lt; r2: LOOP</text:span></text:p>
      <text:p text:style-name="SW_5f_Code"><text:span text:style-name="SWL_5f_Instruction"><text:tab/>ret</text:span><text:tab/><text:tab/><text:tab/><text:tab/><text:span text:style-name="SWL_5f_Comment"># else: return</text:span></text:p>
      <text:p text:style-name="SW_5f_Code"><text:span text:style-name="SWL_5f_Comment"/></text:p>
      <text:p text:style-name="SW_5f_Code"><text:span text:style-name="SWL_5f_Preprocessor">.label</text:span><text:span text:style-name="SWL_5f_Comment"> </text:span><text:span text:style-name="SWL_5f_Constant">END</text:span></text:p>
      <text:h text:style-name="SW_5f_Title2" text:outline-level="2">Compiler</text:h>
      <text:p text:style-name="SW_5f_Text">The compiler of the Simple World Language, swlc for short, is a program that convert SWL code into the binary code that the Simple World CPU can execute. This binary code must be multiplataform.</text:p>
      <text:p text:style-name="SW_5f_Text">The compiler passed for several stages to compile the code:</text:p>
      <text:list text:style-name="L12">
        <text:list-item>
          <text:p text:style-name="P60">Read the content of the source file.</text:p>
        </text:list-item>
        <text:list-item>
          <text:p text:style-name="P60">Replace the includes with the outer files.</text:p>
        </text:list-item>
        <text:list-item>
          <text:p text:style-name="P60">Look for the indentifiers and the labels and replace them with their values.</text:p>
        </text:list-item>
        <text:list-item>
          <text:p text:style-name="P60">Look for the addresses redefinition and store this information.</text:p>
        </text:list-item>
        <text:list-item>
          <text:p text:style-name="P60">Create a empty file of the size defined in the source: use the default value if the size is not set.</text:p>
        </text:list-item>
        <text:list-item>
          <text:p text:style-name="P60">Start to translate line to line the source code to the binary code and save it to the correct addres.</text:p>
        </text:list-item>
      </text:list>
      <text:p text:style-name="SW_5f_Text">The compiler have several parameters:</text:p>
      <text:list text:style-name="L13">
        <text:list-item>
          <text:p text:style-name="P66">Input source file.</text:p>
        </text:list-item>
        <text:list-item>
          <text:p text:style-name="P66">Output binary file.</text:p>
        </text:list-item>
        <text:list-item>
          <text:p text:style-name="P66">(Optional) Include path: several include paths can be set. The include path is where the compiler search for includes files.</text:p>
        </text:list-item>
        <text:list-item>
          <text:p text:style-name="P66">(Optional) Save the preprocessed source code as the output.</text:p>
        </text:list-item>
      </text:list>
      <text:h text:style-name="SW_5f_Title2" text:outline-level="2">Decompiler</text:h>
      <text:p text:style-name="SW_5f_Text">The decompiler of the Simple World Language, swld for short, is a program that tries to do the reverse work that the compiler does. The decompiler reads binary code and write source code. It's necessary to know that the decompilation is not perfect. For example, if a numerical value can be decompiled to a correct instruction, the decompiler will write the instruction.</text:p>
      <text:p text:style-name="SW_5f_Text">The decompiler have several parameters:</text:p>
      <text:list text:style-name="L14">
        <text:list-item>
          <text:p text:style-name="P70">Input binary file.</text:p>
        </text:list-item>
        <text:list-item>
          <text:p text:style-name="P70">Output source file.</text:p>
        </text:list-item>
      </text:list>
      <text:h text:style-name="SW_5f_Title2" text:outline-level="2">Standard Library</text:h>
      <text:p text:style-name="SW_5f_Text">The Standard Library is a set of files with code to help to create bugs easier. These files are located in a directory named "stdlib" and must be included in the source code as "stdlib/FILENAME.swl".</text:p>
      <text:p text:style-name="SW_5f_Text">The elements of the files are formed by adding the base name of the file, a "_" and the name of the element. Constants in the Standard Library are uppercase identifiers. Variables and functions in the Standard Library are lowercase identifiers. For example, a constant of the file "example.swl" could be "EXAMPLE_VALUE" and a variable in that file could be "example_setvalue".</text:p>
      <text:p text:style-name="SW_5f_Text">The following code includes the pseudorandom number generator.</text:p>
      <text:p text:style-name="SW_5f_Code"><text:span text:style-name="SWL_5f_Preprocessor">.include</text:span> <text:span text:style-name="SWL_5f_String">"stdlib/random.swl"</text:span></text:p>
      <text:h text:style-name="SW_5f_Title3" text:outline-level="3">action.swl</text:h>
      <text:p text:style-name="SW_5f_Text">The definition of all the actions that a bug can do. So, the parameters that the bug can add to the world instruction.</text:p>
      <table:table table:name="Táboa14" table:style-name="Táboa14">
        <table:table-column table:style-name="Táboa14.A"/>
        <table:table-column table:style-name="Táboa14.B"/>
        <table:table-header-rows>
          <table:table-row>
            <table:table-cell table:style-name="Táboa14.A1" office:value-type="string">
              <text:p text:style-name="P12">Constant</text:p>
            </table:table-cell>
            <table:table-cell table:style-name="Táboa14.B1" office:value-type="string">
              <text:p text:style-name="P12"/>
            </table:table-cell>
          </table:table-row>
        </table:table-header-rows>
        <table:table-row>
          <table:table-cell table:style-name="Táboa14.A2" office:value-type="string">
            <text:p text:style-name="P13">ACTION_NOTHING</text:p>
          </table:table-cell>
          <table:table-cell table:style-name="Táboa14.B2" office:value-type="string">
            <text:p text:style-name="P13">Do nothing.</text:p>
          </table:table-cell>
        </table:table-row>
        <table:table-row>
          <table:table-cell table:style-name="Táboa14.A2" office:value-type="string">
            <text:p text:style-name="P13">ACTION_ID</text:p>
          </table:table-cell>
          <table:table-cell table:style-name="Táboa14.B2" office:value-type="string">
            <text:p text:style-name="P13">Get the ID fo the bug itself.</text:p>
          </table:table-cell>
        </table:table-row>
        <table:table-row>
          <table:table-cell table:style-name="Táboa14.A2" office:value-type="string">
            <text:p text:style-name="P13">ACTION_ENERGY</text:p>
          </table:table-cell>
          <table:table-cell table:style-name="Táboa14.B2" office:value-type="string">
            <text:p text:style-name="P13">Get the energy fo the bug itself.</text:p>
          </table:table-cell>
        </table:table-row>
        <table:table-row>
          <table:table-cell table:style-name="Táboa14.A2" office:value-type="string">
            <text:p text:style-name="P13">ACTION_POSITION</text:p>
          </table:table-cell>
          <table:table-cell table:style-name="Táboa14.B2" office:value-type="string">
            <text:p text:style-name="P13">Get the position fo the bug itself.</text:p>
          </table:table-cell>
        </table:table-row>
        <table:table-row>
          <table:table-cell table:style-name="Táboa14.A2" office:value-type="string">
            <text:p text:style-name="P13">ACTION_ORIENTATION</text:p>
          </table:table-cell>
          <table:table-cell table:style-name="Táboa14.B2" office:value-type="string">
            <text:p text:style-name="P13">Get the orientation fo the bug itself.</text:p>
          </table:table-cell>
        </table:table-row>
        <table:table-row>
          <table:table-cell table:style-name="Táboa14.A2" office:value-type="string">
            <text:p text:style-name="P13">ACTION_DETECT</text:p>
          </table:table-cell>
          <table:table-cell table:style-name="Táboa14.B2" office:value-type="string">
            <text:p text:style-name="P13">Detect a object in front of the bug.</text:p>
          </table:table-cell>
        </table:table-row>
        <table:table-row>
          <table:table-cell table:style-name="Táboa14.A2" office:value-type="string">
            <text:p text:style-name="P13">ACTION_MOVE_FORWARD</text:p>
          </table:table-cell>
          <table:table-cell table:style-name="Táboa14.B2" office:value-type="string">
            <text:p text:style-name="P13">Move forward.</text:p>
          </table:table-cell>
        </table:table-row>
        <table:table-row>
          <table:table-cell table:style-name="Táboa14.A2" office:value-type="string">
            <text:p text:style-name="P13">ACTION_MOVE_BACKWARD</text:p>
          </table:table-cell>
          <table:table-cell table:style-name="Táboa14.B2" office:value-type="string">
            <text:p text:style-name="P13">Move backward.</text:p>
          </table:table-cell>
        </table:table-row>
        <table:table-row>
          <table:table-cell table:style-name="Táboa14.A2" office:value-type="string">
            <text:p text:style-name="P13">ACTION_TURN_LEFT</text:p>
          </table:table-cell>
          <table:table-cell table:style-name="Táboa14.B2" office:value-type="string">
            <text:p text:style-name="P13">Move to the left.</text:p>
          </table:table-cell>
        </table:table-row>
        <table:table-row>
          <table:table-cell table:style-name="Táboa14.A2" office:value-type="string">
            <text:p text:style-name="P13">ACTION_TURN_RIGHT</text:p>
          </table:table-cell>
          <table:table-cell table:style-name="Táboa14.B2" office:value-type="string">
            <text:p text:style-name="P13">Move to the right.</text:p>
          </table:table-cell>
        </table:table-row>
        <table:table-row>
          <table:table-cell table:style-name="Táboa14.A2" office:value-type="string">
            <text:p text:style-name="P13">ACTION_ATTACK</text:p>
          </table:table-cell>
          <table:table-cell table:style-name="Táboa14.B2" office:value-type="string">
            <text:p text:style-name="P13">Attack the bug that is in front of the bug.</text:p>
          </table:table-cell>
        </table:table-row>
        <table:table-row>
          <table:table-cell table:style-name="Táboa14.A2" office:value-type="string">
            <text:p text:style-name="P13">ACTION_DEFEND</text:p>
          </table:table-cell>
          <table:table-cell table:style-name="Táboa14.B2" office:value-type="string">
            <text:p text:style-name="P13">Defend from the bug that is in front of the bug.</text:p>
          </table:table-cell>
        </table:table-row>
        <table:table-row>
          <table:table-cell table:style-name="Táboa14.A2" office:value-type="string">
            <text:p text:style-name="P13">ACTION_EGG</text:p>
          </table:table-cell>
          <table:table-cell table:style-name="Táboa14.B2" office:value-type="string">
            <text:p text:style-name="P13">Create a egg</text:p>
          </table:table-cell>
        </table:table-row>
      </table:table>
      <text:p text:style-name="Table">Table <text:sequence text:ref-name="refTable13" text:name="Table" text:formula="ooow:Table+1" style:num-format="1">1</text:sequence>. Constants of actions.swl</text:p>
      <text:h text:style-name="SW_5f_Title3" text:outline-level="3">alloc.swl</text:h>
      <text:p text:style-name="SW_5f_Text">A memory allocator.</text:p>
      <table:table table:name="Táboa15" table:style-name="Táboa15">
        <table:table-column table:style-name="Táboa15.A"/>
        <table:table-column table:style-name="Táboa15.B"/>
        <table:table-header-rows>
          <table:table-row>
            <table:table-cell table:style-name="Táboa15.A1" office:value-type="string">
              <text:p text:style-name="P12">Function</text:p>
            </table:table-cell>
            <table:table-cell table:style-name="Táboa15.B1" office:value-type="string">
              <text:p text:style-name="P12"/>
            </table:table-cell>
          </table:table-row>
        </table:table-header-rows>
        <table:table-row>
          <table:table-cell table:style-name="Táboa15.A2" office:value-type="string">
            <text:p text:style-name="SW_5f_Text">alloc_init</text:p>
          </table:table-cell>
          <table:table-cell table:style-name="Táboa15.B2" office:value-type="string">
            <text:p text:style-name="SW_5f_Text">Initializes the memory allocator.</text:p>
          </table:table-cell>
        </table:table-row>
        <table:table-row>
          <table:table-cell table:style-name="Táboa15.A2" office:value-type="string">
            <text:p text:style-name="SW_5f_Text">alloc_alloc</text:p>
          </table:table-cell>
          <table:table-cell table:style-name="Táboa15.B2" office:value-type="string">
            <text:p text:style-name="SW_5f_Text">Allocate a block of memory.</text:p>
          </table:table-cell>
        </table:table-row>
        <table:table-row>
          <table:table-cell table:style-name="Táboa15.A2" office:value-type="string">
            <text:p text:style-name="SW_5f_Text">alloc_resize</text:p>
          </table:table-cell>
          <table:table-cell table:style-name="Táboa15.B2" office:value-type="string">
            <text:p text:style-name="SW_5f_Text">Resize a block of memory.</text:p>
          </table:table-cell>
        </table:table-row>
        <table:table-row>
          <table:table-cell table:style-name="Táboa15.A2" office:value-type="string">
            <text:p text:style-name="SW_5f_Text">alloc_free</text:p>
          </table:table-cell>
          <table:table-cell table:style-name="Táboa15.B2" office:value-type="string">
            <text:p text:style-name="SW_5f_Text">Free a block of memory.</text:p>
          </table:table-cell>
        </table:table-row>
      </table:table>
      <text:p text:style-name="Table">Táboa <text:sequence text:ref-name="refTable14" text:name="Table" text:formula="ooow:Table+1" style:num-format="1">2</text:sequence>. Functions of alloc.swl</text:p>
      <text:h text:style-name="SW_5f_Title3" text:outline-level="3">chars.swl</text:h>
      <text:p text:style-name="SW_5f_Text">Definition of the ASCII values for the alphanumerical values.</text:p>
      <table:table table:name="Táboa16" table:style-name="Táboa16">
        <table:table-column table:style-name="Táboa16.A"/>
        <table:table-column table:style-name="Táboa16.B"/>
        <table:table-header-rows>
          <table:table-row>
            <table:table-cell table:style-name="Táboa16.A1" office:value-type="string">
              <text:p text:style-name="P12">Constant</text:p>
            </table:table-cell>
            <table:table-cell table:style-name="Táboa16.B1" office:value-type="string">
              <text:p text:style-name="P12"/>
            </table:table-cell>
          </table:table-row>
        </table:table-header-rows>
        <table:table-row>
          <table:table-cell table:style-name="Táboa16.A2" office:value-type="string">
            <text:p text:style-name="SW_5f_Text">CHAR_0 to CHAR_9</text:p>
          </table:table-cell>
          <table:table-cell table:style-name="Táboa16.B2" office:value-type="string">
            <text:p text:style-name="SW_5f_Text">Numerical numbers</text:p>
          </table:table-cell>
        </table:table-row>
        <table:table-row>
          <table:table-cell table:style-name="Táboa16.A2" office:value-type="string">
            <text:p text:style-name="SW_5f_Text">CHAR_A to CHAR_Z</text:p>
          </table:table-cell>
          <table:table-cell table:style-name="Táboa16.B2" office:value-type="string">
            <text:p text:style-name="SW_5f_Text">Alphabetic characters.</text:p>
          </table:table-cell>
        </table:table-row>
        <table:table-row>
          <table:table-cell table:style-name="Táboa16.A2" office:value-type="string">
            <text:p text:style-name="SW_5f_Text">CHAR_SP</text:p>
          </table:table-cell>
          <table:table-cell table:style-name="Táboa16.B2" office:value-type="string">
            <text:p text:style-name="SW_5f_Text">Space.</text:p>
          </table:table-cell>
        </table:table-row>
        <table:table-row>
          <table:table-cell table:style-name="Táboa16.A2" office:value-type="string">
            <text:p text:style-name="SW_5f_Text">CHAR_END</text:p>
          </table:table-cell>
          <table:table-cell table:style-name="Táboa16.B2" office:value-type="string">
            <text:p text:style-name="SW_5f_Text">End of string.</text:p>
          </table:table-cell>
        </table:table-row>
      </table:table>
      <text:p text:style-name="Table">Táboa <text:sequence text:ref-name="refTable15" text:name="Table" text:formula="ooow:Table+1" style:num-format="1">3</text:sequence>. Constants of chars.swl</text:p>
      <text:h text:style-name="SW_5f_Title3" text:outline-level="3">error.swl</text:h>
      <text:p text:style-name="SW_5f_Text">Definition of errors that the standard library can produce and how to manage them.</text:p>
      <table:table table:name="Táboa18" table:style-name="Táboa18">
        <table:table-column table:style-name="Táboa18.A"/>
        <table:table-column table:style-name="Táboa18.B"/>
        <table:table-header-rows>
          <table:table-row>
            <table:table-cell table:style-name="Táboa18.A1" office:value-type="string">
              <text:p text:style-name="P12">Variable</text:p>
            </table:table-cell>
            <table:table-cell table:style-name="Táboa18.B1" office:value-type="string">
              <text:p text:style-name="P12"/>
            </table:table-cell>
          </table:table-row>
        </table:table-header-rows>
        <table:table-row>
          <table:table-cell table:style-name="Táboa18.A2" office:value-type="string">
            <text:p text:style-name="SW_5f_Text">error_error</text:p>
          </table:table-cell>
          <table:table-cell table:style-name="Táboa18.B2" office:value-type="string">
            <text:p text:style-name="SW_5f_Text">Value of the last error.</text:p>
          </table:table-cell>
        </table:table-row>
      </table:table>
      <text:p text:style-name="Table">Táboa <text:sequence text:ref-name="refTable16" text:name="Table" text:formula="ooow:Table+1" style:num-format="1">4</text:sequence>. Variables of error.swl</text:p>
      <text:p text:style-name="SW_5f_Text"/>
      <table:table table:name="Táboa17" table:style-name="Táboa17">
        <table:table-column table:style-name="Táboa17.A"/>
        <table:table-column table:style-name="Táboa17.B"/>
        <table:table-column table:style-name="Táboa17.C"/>
        <table:table-header-rows>
          <table:table-row>
            <table:table-cell table:style-name="Táboa17.A1" office:value-type="string">
              <text:p text:style-name="P12">Constant</text:p>
            </table:table-cell>
            <table:table-cell table:style-name="Táboa17.A1" office:value-type="string">
              <text:p text:style-name="P12">Where is used</text:p>
            </table:table-cell>
            <table:table-cell table:style-name="Táboa17.C1" office:value-type="string">
              <text:p text:style-name="P12"/>
            </table:table-cell>
          </table:table-row>
        </table:table-header-rows>
        <table:table-row>
          <table:table-cell table:style-name="Táboa17.A2" office:value-type="string">
            <text:p text:style-name="SW_5f_Text">ERROR_NOERROR</text:p>
          </table:table-cell>
          <table:table-cell table:style-name="Táboa17.A2" office:value-type="string">
            <text:p text:style-name="SW_5f_Text"/>
          </table:table-cell>
          <table:table-cell table:style-name="Táboa17.C2" office:value-type="string">
            <text:p text:style-name="SW_5f_Text">No error.</text:p>
          </table:table-cell>
        </table:table-row>
        <table:table-row>
          <table:table-cell table:style-name="Táboa17.A2" office:value-type="string">
            <text:p text:style-name="SW_5f_Text">ERROR_NOFUNC</text:p>
          </table:table-cell>
          <table:table-cell table:style-name="Táboa17.A2" office:value-type="string">
            <text:p text:style-name="SW_5f_Text"/>
          </table:table-cell>
          <table:table-cell table:style-name="Táboa17.C2" office:value-type="string">
            <text:p text:style-name="SW_5f_Text">Function not implemented.</text:p>
          </table:table-cell>
        </table:table-row>
        <table:table-row>
          <table:table-cell table:style-name="Táboa17.A2" office:value-type="string">
            <text:p text:style-name="SW_5f_Text">ERROR_INVAL</text:p>
          </table:table-cell>
          <table:table-cell table:style-name="Táboa17.A2" office:value-type="string">
            <text:p text:style-name="SW_5f_Text"/>
          </table:table-cell>
          <table:table-cell table:style-name="Táboa17.C2" office:value-type="string">
            <text:p text:style-name="SW_5f_Text">Invalid argument.</text:p>
          </table:table-cell>
        </table:table-row>
        <table:table-row>
          <table:table-cell table:style-name="Táboa17.A2" office:value-type="string">
            <text:p text:style-name="SW_5f_Text">ERROR_RANGE</text:p>
          </table:table-cell>
          <table:table-cell table:style-name="Táboa17.A2" office:value-type="string">
            <text:p text:style-name="SW_5f_Text"/>
          </table:table-cell>
          <table:table-cell table:style-name="Táboa17.C2" office:value-type="string">
            <text:p text:style-name="SW_5f_Text">Math result not representable.</text:p>
          </table:table-cell>
        </table:table-row>
        <table:table-row>
          <table:table-cell table:style-name="Táboa17.A2" office:value-type="string">
            <text:p text:style-name="SW_5f_Text">ERROR_OVERFLOW</text:p>
          </table:table-cell>
          <table:table-cell table:style-name="Táboa17.A2" office:value-type="string">
            <text:p text:style-name="SW_5f_Text"/>
          </table:table-cell>
          <table:table-cell table:style-name="Táboa17.C2" office:value-type="string">
            <text:p text:style-name="SW_5f_Text">Value too large for defined data type.</text:p>
          </table:table-cell>
        </table:table-row>
        <table:table-row>
          <table:table-cell table:style-name="Táboa17.A2" office:value-type="string">
            <text:p text:style-name="SW_5f_Text">ERROR_NOMEM</text:p>
          </table:table-cell>
          <table:table-cell table:style-name="Táboa17.A2" office:value-type="string">
            <text:p text:style-name="SW_5f_Text">alloc.swl</text:p>
          </table:table-cell>
          <table:table-cell table:style-name="Táboa17.C2" office:value-type="string">
            <text:p text:style-name="SW_5f_Text">alloc.swl: Out of memory.</text:p>
          </table:table-cell>
        </table:table-row>
        <table:table-row>
          <table:table-cell table:style-name="Táboa17.A2" office:value-type="string">
            <text:p text:style-name="SW_5f_Text">ERROR_FAULT</text:p>
          </table:table-cell>
          <table:table-cell table:style-name="Táboa17.A2" office:value-type="string">
            <text:p text:style-name="SW_5f_Text">alloc.swl</text:p>
          </table:table-cell>
          <table:table-cell table:style-name="Táboa17.C2" office:value-type="string">
            <text:p text:style-name="SW_5f_Text">alloc.swl: Bad address.</text:p>
          </table:table-cell>
        </table:table-row>
        <table:table-row>
          <table:table-cell table:style-name="Táboa17.A2" office:value-type="string">
            <text:p text:style-name="SW_5f_Text">ERROR_STRSIZE</text:p>
          </table:table-cell>
          <table:table-cell table:style-name="Táboa17.A2" office:value-type="string">
            <text:p text:style-name="SW_5f_Text">string.swl</text:p>
          </table:table-cell>
          <table:table-cell table:style-name="Táboa17.C2" office:value-type="string">
            <text:p text:style-name="SW_5f_Text">string.swl: String too long.</text:p>
          </table:table-cell>
        </table:table-row>
      </table:table>
      <text:p text:style-name="Table">Táboa <text:sequence text:ref-name="refTable17" text:name="Table" text:formula="ooow:Table+1" style:num-format="1">5</text:sequence>. Constants of error.swl</text:p>
      <text:h text:style-name="SW_5f_Title3" text:outline-level="3">fixed.swl</text:h>
      <text:p text:style-name="SW_5f_Text">Fixed precission operations.</text:p>
      <table:table table:name="Táboa19" table:style-name="Táboa19">
        <table:table-column table:style-name="Táboa19.A"/>
        <table:table-column table:style-name="Táboa19.B"/>
        <table:table-header-rows>
          <table:table-row>
            <table:table-cell table:style-name="Táboa19.A1" office:value-type="string">
              <text:p text:style-name="P12">Function</text:p>
            </table:table-cell>
            <table:table-cell table:style-name="Táboa19.B1" office:value-type="string">
              <text:p text:style-name="P12"/>
            </table:table-cell>
          </table:table-row>
        </table:table-header-rows>
        <table:table-row>
          <table:table-cell table:style-name="Táboa19.A2" office:value-type="string">
            <text:p text:style-name="SW_5f_Text">fixed_round</text:p>
          </table:table-cell>
          <table:table-cell table:style-name="Táboa19.B2" office:value-type="string">
            <text:p text:style-name="SW_5f_Text">Round a fixed point number.</text:p>
          </table:table-cell>
        </table:table-row>
        <table:table-row>
          <table:table-cell table:style-name="Táboa19.A2" office:value-type="string">
            <text:p text:style-name="SW_5f_Text">fixed_add</text:p>
          </table:table-cell>
          <table:table-cell table:style-name="Táboa19.B2" office:value-type="string">
            <text:p text:style-name="SW_5f_Text">Add two fixed point numbers.</text:p>
          </table:table-cell>
        </table:table-row>
        <table:table-row>
          <table:table-cell table:style-name="Táboa19.A2" office:value-type="string">
            <text:p text:style-name="SW_5f_Text">fixed_sub</text:p>
          </table:table-cell>
          <table:table-cell table:style-name="Táboa19.B2" office:value-type="string">
            <text:p text:style-name="SW_5f_Text">Substract two fixed point numbers.</text:p>
          </table:table-cell>
        </table:table-row>
        <table:table-row>
          <table:table-cell table:style-name="Táboa19.A2" office:value-type="string">
            <text:p text:style-name="SW_5f_Text">fixed_mult</text:p>
          </table:table-cell>
          <table:table-cell table:style-name="Táboa19.B2" office:value-type="string">
            <text:p text:style-name="SW_5f_Text">Multiply two fixed point numbers.</text:p>
          </table:table-cell>
        </table:table-row>
        <table:table-row>
          <table:table-cell table:style-name="Táboa19.A2" office:value-type="string">
            <text:p text:style-name="SW_5f_Text">fixed_div</text:p>
          </table:table-cell>
          <table:table-cell table:style-name="Táboa19.B2" office:value-type="string">
            <text:p text:style-name="SW_5f_Text">Divide two fixed point numbers.</text:p>
          </table:table-cell>
        </table:table-row>
        <table:table-row>
          <table:table-cell table:style-name="Táboa19.A2" office:value-type="string">
            <text:p text:style-name="SW_5f_Text">fixed_overflow</text:p>
          </table:table-cell>
          <table:table-cell table:style-name="Táboa19.B2" office:value-type="string">
            <text:p text:style-name="SW_5f_Text">Check if a overflow happen.</text:p>
          </table:table-cell>
        </table:table-row>
        <table:table-row>
          <table:table-cell table:style-name="Táboa19.A2" office:value-type="string">
            <text:p text:style-name="SW_5f_Text">fixed_underflow</text:p>
          </table:table-cell>
          <table:table-cell table:style-name="Táboa19.B2" office:value-type="string">
            <text:p text:style-name="SW_5f_Text">Check if a underflow happen.</text:p>
          </table:table-cell>
        </table:table-row>
      </table:table>
      <text:p text:style-name="Table">Táboa <text:sequence text:ref-name="refTable18" text:name="Table" text:formula="ooow:Table+1" style:num-format="1">6</text:sequence>. Functions of fixed.swl</text:p>
      <text:h text:style-name="SW_5f_Title3" text:outline-level="3">interrupt.swl</text:h>
      <text:p text:style-name="SW_5f_Text">Interrupt handling.</text:p>
      <table:table table:name="Táboa20" table:style-name="Táboa20">
        <table:table-column table:style-name="Táboa20.A"/>
        <table:table-column table:style-name="Táboa20.B"/>
        <table:table-header-rows>
          <table:table-row>
            <table:table-cell table:style-name="Táboa20.A1" office:value-type="string">
              <text:p text:style-name="P12">Constant</text:p>
            </table:table-cell>
            <table:table-cell table:style-name="Táboa20.B1" office:value-type="string">
              <text:p text:style-name="P12"/>
            </table:table-cell>
          </table:table-row>
        </table:table-header-rows>
        <table:table-row>
          <table:table-cell table:style-name="Táboa20.A2" office:value-type="string">
            <text:p text:style-name="SW_5f_Text">INTERRUPT_INSTRUCTION</text:p>
          </table:table-cell>
          <table:table-cell table:style-name="Táboa20.B2" office:value-type="string">
            <text:p text:style-name="SW_5f_Text">Invalid instruction.</text:p>
          </table:table-cell>
        </table:table-row>
        <table:table-row>
          <table:table-cell table:style-name="Táboa20.A2" office:value-type="string">
            <text:p text:style-name="SW_5f_Text">INTERRUPT_MEMORY</text:p>
          </table:table-cell>
          <table:table-cell table:style-name="Táboa20.B2" office:value-type="string">
            <text:p text:style-name="SW_5f_Text">Invalid memory location.</text:p>
          </table:table-cell>
        </table:table-row>
        <table:table-row>
          <table:table-cell table:style-name="Táboa20.A2" office:value-type="string">
            <text:p text:style-name="SW_5f_Text">INTERRUPT_DIVISION</text:p>
          </table:table-cell>
          <table:table-cell table:style-name="Táboa20.B2" office:value-type="string">
            <text:p text:style-name="SW_5f_Text">Division by zero.</text:p>
          </table:table-cell>
        </table:table-row>
        <table:table-row>
          <table:table-cell table:style-name="Táboa20.A2" office:value-type="string">
            <text:p text:style-name="SW_5f_Text">INTERRUPT_TIME</text:p>
          </table:table-cell>
          <table:table-cell table:style-name="Táboa20.B2" office:value-type="string">
            <text:p text:style-name="SW_5f_Text">Timer interrupt.</text:p>
          </table:table-cell>
        </table:table-row>
        <table:table-row>
          <table:table-cell table:style-name="Táboa20.A2" office:value-type="string">
            <text:p text:style-name="SW_5f_Text">INTERRUPT_WORLD</text:p>
          </table:table-cell>
          <table:table-cell table:style-name="Táboa20.B2" office:value-type="string">
            <text:p text:style-name="SW_5f_Text">Invalid World Command</text:p>
          </table:table-cell>
        </table:table-row>
        <table:table-row>
          <table:table-cell table:style-name="Táboa20.A2" office:value-type="string">
            <text:p text:style-name="SW_5f_Text">INTERRUPT_EVENT</text:p>
          </table:table-cell>
          <table:table-cell table:style-name="Táboa20.B2" office:value-type="string">
            <text:p text:style-name="SW_5f_Text">World event.</text:p>
          </table:table-cell>
        </table:table-row>
        <table:table-row>
          <table:table-cell table:style-name="Táboa20.A2" office:value-type="string">
            <text:p text:style-name="SW_5f_Text">INTERRUPT_SOFTWARE</text:p>
          </table:table-cell>
          <table:table-cell table:style-name="Táboa20.B2" office:value-type="string">
            <text:p text:style-name="SW_5f_Text">Software interrupt.</text:p>
          </table:table-cell>
        </table:table-row>
      </table:table>
      <text:p text:style-name="Table">Táboa <text:sequence text:ref-name="refTable19" text:name="Table" text:formula="ooow:Table+1" style:num-format="1">7</text:sequence>. Constants of interrupt.swl</text:p>
      <table:table table:name="Táboa21" table:style-name="Táboa21">
        <table:table-column table:style-name="Táboa21.A"/>
        <table:table-column table:style-name="Táboa21.B"/>
        <table:table-header-rows>
          <table:table-row>
            <table:table-cell table:style-name="Táboa21.A1" office:value-type="string">
              <text:p text:style-name="P12">Function</text:p>
            </table:table-cell>
            <table:table-cell table:style-name="Táboa21.B1" office:value-type="string">
              <text:p text:style-name="P12"/>
            </table:table-cell>
          </table:table-row>
        </table:table-header-rows>
        <table:table-row>
          <table:table-cell table:style-name="Táboa21.A2" office:value-type="string">
            <text:p text:style-name="SW_5f_Text">interrupt_add</text:p>
          </table:table-cell>
          <table:table-cell table:style-name="Táboa21.B2" office:value-type="string">
            <text:p text:style-name="SW_5f_Text">Add a function handler for a interrupt.</text:p>
          </table:table-cell>
        </table:table-row>
        <table:table-row>
          <table:table-cell table:style-name="Táboa21.A2" office:value-type="string">
            <text:p text:style-name="SW_5f_Text">interrupt_clear</text:p>
          </table:table-cell>
          <table:table-cell table:style-name="Táboa21.B2" office:value-type="string">
            <text:p text:style-name="SW_5f_Text">Remove the function handler for a interrupt.</text:p>
          </table:table-cell>
        </table:table-row>
        <table:table-row>
          <table:table-cell table:style-name="Táboa21.A2" office:value-type="string">
            <text:p text:style-name="SW_5f_Text">interrupt_clearall</text:p>
          </table:table-cell>
          <table:table-cell table:style-name="Táboa21.B2" office:value-type="string">
            <text:p text:style-name="SW_5f_Text">Remove all the function handlers.</text:p>
          </table:table-cell>
        </table:table-row>
      </table:table>
      <text:p text:style-name="Table">Táboa <text:sequence text:ref-name="refTable20" text:name="Table" text:formula="ooow:Table+1" style:num-format="1">8</text:sequence>. Functions of interrupt.swl</text:p>
      <text:h text:style-name="SW_5f_Title3" text:outline-level="3">list.swl</text:h>
      <text:p text:style-name="SW_5f_Text">Implementation of a list.</text:p>
      <table:table table:name="Táboa22" table:style-name="Táboa22">
        <table:table-column table:style-name="Táboa22.A"/>
        <table:table-column table:style-name="Táboa22.B"/>
        <table:table-header-rows>
          <table:table-row>
            <table:table-cell table:style-name="Táboa22.A1" office:value-type="string">
              <text:p text:style-name="P12">Function</text:p>
            </table:table-cell>
            <table:table-cell table:style-name="Táboa22.B1" office:value-type="string">
              <text:p text:style-name="P12"/>
            </table:table-cell>
          </table:table-row>
        </table:table-header-rows>
        <table:table-row>
          <table:table-cell table:style-name="Táboa22.A2" office:value-type="string">
            <text:p text:style-name="SW_5f_Text">list_init</text:p>
          </table:table-cell>
          <table:table-cell table:style-name="Táboa22.B2" office:value-type="string">
            <text:p text:style-name="SW_5f_Text">Initialization of a list.</text:p>
          </table:table-cell>
        </table:table-row>
        <table:table-row>
          <table:table-cell table:style-name="Táboa22.A2" office:value-type="string">
            <text:p text:style-name="SW_5f_Text">list_destroy</text:p>
          </table:table-cell>
          <table:table-cell table:style-name="Táboa22.B2" office:value-type="string">
            <text:p text:style-name="SW_5f_Text">Destruction of a list.</text:p>
          </table:table-cell>
        </table:table-row>
        <table:table-row>
          <table:table-cell table:style-name="Táboa22.A2" office:value-type="string">
            <text:p text:style-name="SW_5f_Text">list_insert</text:p>
          </table:table-cell>
          <table:table-cell table:style-name="Táboa22.B2" office:value-type="string">
            <text:p text:style-name="SW_5f_Text">Insert a element in the list.</text:p>
          </table:table-cell>
        </table:table-row>
        <table:table-row>
          <table:table-cell table:style-name="Táboa22.A2" office:value-type="string">
            <text:p text:style-name="SW_5f_Text">list_remove</text:p>
          </table:table-cell>
          <table:table-cell table:style-name="Táboa22.B2" office:value-type="string">
            <text:p text:style-name="SW_5f_Text">Remove a element from the list.</text:p>
          </table:table-cell>
        </table:table-row>
        <table:table-row>
          <table:table-cell table:style-name="Táboa22.A2" office:value-type="string">
            <text:p text:style-name="SW_5f_Text">list_size</text:p>
          </table:table-cell>
          <table:table-cell table:style-name="Táboa22.B2" office:value-type="string">
            <text:p text:style-name="SW_5f_Text">Size of the list.</text:p>
          </table:table-cell>
        </table:table-row>
        <table:table-row>
          <table:table-cell table:style-name="Táboa22.A2" office:value-type="string">
            <text:p text:style-name="SW_5f_Text">list_count</text:p>
          </table:table-cell>
          <table:table-cell table:style-name="Táboa22.B2" office:value-type="string">
            <text:p text:style-name="SW_5f_Text">Times that a element is in the list.</text:p>
          </table:table-cell>
        </table:table-row>
        <table:table-row>
          <table:table-cell table:style-name="Táboa22.A2" office:value-type="string">
            <text:p text:style-name="SW_5f_Text">list_find</text:p>
          </table:table-cell>
          <table:table-cell table:style-name="Táboa22.B2" office:value-type="string">
            <text:p text:style-name="SW_5f_Text">Find a element in the list.</text:p>
          </table:table-cell>
        </table:table-row>
      </table:table>
      <text:p text:style-name="Table">Táboa <text:sequence text:ref-name="refTable21" text:name="Table" text:formula="ooow:Table+1" style:num-format="1">9</text:sequence>. Functions of list.swl</text:p>
      <text:h text:style-name="SW_5f_Title3" text:outline-level="3">math.swl</text:h>
      <text:p text:style-name="SW_5f_Text">Math functions.</text:p>
      <table:table table:name="Táboa23" table:style-name="Táboa23">
        <table:table-column table:style-name="Táboa23.A"/>
        <table:table-column table:style-name="Táboa23.B"/>
        <table:table-header-rows>
          <table:table-row>
            <table:table-cell table:style-name="Táboa23.A1" office:value-type="string">
              <text:p text:style-name="P12">Variable</text:p>
            </table:table-cell>
            <table:table-cell table:style-name="Táboa23.B1" office:value-type="string">
              <text:p text:style-name="P12"/>
            </table:table-cell>
          </table:table-row>
        </table:table-header-rows>
        <table:table-row>
          <table:table-cell table:style-name="Táboa23.A2" office:value-type="string">
            <text:p text:style-name="SW_5f_Text">math_word_zero</text:p>
          </table:table-cell>
          <table:table-cell table:style-name="Táboa23.B2" office:value-type="string">
            <text:p text:style-name="SW_5f_Text">A value with all the bits to zero.</text:p>
          </table:table-cell>
        </table:table-row>
        <table:table-row>
          <table:table-cell table:style-name="Táboa23.A2" office:value-type="string">
            <text:p text:style-name="SW_5f_Text">math_word_full</text:p>
          </table:table-cell>
          <table:table-cell table:style-name="Táboa23.B2" office:value-type="string">
            <text:p text:style-name="SW_5f_Text">A value with all the bits to one.</text:p>
          </table:table-cell>
        </table:table-row>
        <table:table-row>
          <table:table-cell table:style-name="Táboa23.A2" office:value-type="string">
            <text:p text:style-name="SW_5f_Text">math_word_min</text:p>
          </table:table-cell>
          <table:table-cell table:style-name="Táboa23.B2" office:value-type="string">
            <text:p text:style-name="SW_5f_Text">Minimum value of a signed word.</text:p>
          </table:table-cell>
        </table:table-row>
        <table:table-row>
          <table:table-cell table:style-name="Táboa23.A2" office:value-type="string">
            <text:p text:style-name="SW_5f_Text">math_word_max</text:p>
          </table:table-cell>
          <table:table-cell table:style-name="Táboa23.B2" office:value-type="string">
            <text:p text:style-name="SW_5f_Text">Maximum value of a signed word.</text:p>
          </table:table-cell>
        </table:table-row>
        <table:table-row>
          <table:table-cell table:style-name="Táboa23.A2" office:value-type="string">
            <text:p text:style-name="SW_5f_Text">math_wordu_min</text:p>
          </table:table-cell>
          <table:table-cell table:style-name="Táboa23.B2" office:value-type="string">
            <text:p text:style-name="SW_5f_Text">Minimum value of a unsigned word.</text:p>
          </table:table-cell>
        </table:table-row>
        <table:table-row>
          <table:table-cell table:style-name="Táboa23.A2" office:value-type="string">
            <text:p text:style-name="SW_5f_Text">math_wordu_max</text:p>
          </table:table-cell>
          <table:table-cell table:style-name="Táboa23.B2" office:value-type="string">
            <text:p text:style-name="SW_5f_Text">Maximum value of a unsigned word.</text:p>
          </table:table-cell>
        </table:table-row>
      </table:table>
      <text:p text:style-name="Table">Táboa <text:sequence text:ref-name="refTable22" text:name="Table" text:formula="ooow:Table+1" style:num-format="1">10</text:sequence>. Variables of math.swl</text:p>
      <table:table table:name="Táboa24" table:style-name="Táboa24">
        <table:table-column table:style-name="Táboa24.A"/>
        <table:table-column table:style-name="Táboa24.B"/>
        <table:table-header-rows>
          <table:table-row>
            <table:table-cell table:style-name="Táboa24.A1" office:value-type="string">
              <text:p text:style-name="P12">Function</text:p>
            </table:table-cell>
            <table:table-cell table:style-name="Táboa24.B1" office:value-type="string">
              <text:p text:style-name="P12"/>
            </table:table-cell>
          </table:table-row>
        </table:table-header-rows>
        <table:table-row>
          <table:table-cell table:style-name="Táboa24.A2" office:value-type="string">
            <text:p text:style-name="SW_5f_Text">math_abs</text:p>
          </table:table-cell>
          <table:table-cell table:style-name="Táboa24.B2" office:value-type="string">
            <text:p text:style-name="SW_5f_Text">Absolute value of a signed word.</text:p>
          </table:table-cell>
        </table:table-row>
        <table:table-row>
          <table:table-cell table:style-name="Táboa24.A2" office:value-type="string">
            <text:p text:style-name="SW_5f_Text">math_pow</text:p>
          </table:table-cell>
          <table:table-cell table:style-name="Táboa24.B2" office:value-type="string">
            <text:p text:style-name="SW_5f_Text">Pow of a signed word.</text:p>
          </table:table-cell>
        </table:table-row>
        <table:table-row>
          <table:table-cell table:style-name="Táboa24.A2" office:value-type="string">
            <text:p text:style-name="SW_5f_Text">math_powu</text:p>
          </table:table-cell>
          <table:table-cell table:style-name="Táboa24.B2" office:value-type="string">
            <text:p text:style-name="SW_5f_Text">Pow of a unsigned word.</text:p>
          </table:table-cell>
        </table:table-row>
      </table:table>
      <text:p text:style-name="Table">Táboa <text:sequence text:ref-name="refTable23" text:name="Table" text:formula="ooow:Table+1" style:num-format="1">11</text:sequence>. Functions of math.swl</text:p>
      <text:h text:style-name="SW_5f_Title3" text:outline-level="3">memory.swl</text:h>
      <text:p text:style-name="SW_5f_Text">Operations over the memory.</text:p>
      <table:table table:name="Táboa25" table:style-name="Táboa25">
        <table:table-column table:style-name="Táboa25.A"/>
        <table:table-column table:style-name="Táboa25.B"/>
        <table:table-header-rows>
          <table:table-row>
            <table:table-cell table:style-name="Táboa25.A1" office:value-type="string">
              <text:p text:style-name="P12">Function</text:p>
            </table:table-cell>
            <table:table-cell table:style-name="Táboa25.B1" office:value-type="string">
              <text:p text:style-name="P12"/>
            </table:table-cell>
          </table:table-row>
        </table:table-header-rows>
        <table:table-row>
          <table:table-cell table:style-name="Táboa25.A2" office:value-type="string">
            <text:p text:style-name="SW_5f_Text">memory_copy</text:p>
          </table:table-cell>
          <table:table-cell table:style-name="Táboa25.B2" office:value-type="string">
            <text:p text:style-name="SW_5f_Text">Copy a block of memory.</text:p>
          </table:table-cell>
        </table:table-row>
        <table:table-row>
          <table:table-cell table:style-name="Táboa25.A2" office:value-type="string">
            <text:p text:style-name="SW_5f_Text">memory_cat</text:p>
          </table:table-cell>
          <table:table-cell table:style-name="Táboa25.B2" office:value-type="string">
            <text:p text:style-name="SW_5f_Text">Concatenate 2 blocks of memory.</text:p>
          </table:table-cell>
        </table:table-row>
        <table:table-row>
          <table:table-cell table:style-name="Táboa25.A2" office:value-type="string">
            <text:p text:style-name="SW_5f_Text">memory_cmp</text:p>
          </table:table-cell>
          <table:table-cell table:style-name="Táboa25.B2" office:value-type="string">
            <text:p text:style-name="SW_5f_Text">Compare 2 blocks of memory.</text:p>
          </table:table-cell>
        </table:table-row>
      </table:table>
      <text:p text:style-name="Table">Táboa <text:sequence text:ref-name="refTable24" text:name="Table" text:formula="ooow:Table+1" style:num-format="1">12</text:sequence>. Functions of memory.swl</text:p>
      <text:h text:style-name="SW_5f_Title3" text:outline-level="3">random.swl</text:h>
      <text:p text:style-name="SW_5f_Text">Pseudorandom number generator.</text:p>
      <table:table table:name="Táboa26" table:style-name="Táboa26">
        <table:table-column table:style-name="Táboa26.A"/>
        <table:table-column table:style-name="Táboa26.B"/>
        <table:table-header-rows>
          <table:table-row>
            <table:table-cell table:style-name="Táboa26.A1" office:value-type="string">
              <text:p text:style-name="P12">Variable</text:p>
            </table:table-cell>
            <table:table-cell table:style-name="Táboa26.B1" office:value-type="string">
              <text:p text:style-name="P12"/>
            </table:table-cell>
          </table:table-row>
        </table:table-header-rows>
        <table:table-row>
          <table:table-cell table:style-name="Táboa26.A2" office:value-type="string">
            <text:p text:style-name="SW_5f_Text">random_seed</text:p>
          </table:table-cell>
          <table:table-cell table:style-name="Táboa26.B2" office:value-type="string">
            <text:p text:style-name="SW_5f_Text">Seed of the pseudorandom number generator.</text:p>
          </table:table-cell>
        </table:table-row>
      </table:table>
      <text:p text:style-name="Table">Táboa <text:sequence text:ref-name="refTable25" text:name="Table" text:formula="ooow:Table+1" style:num-format="1">13</text:sequence>. Variables of random.swl</text:p>
      <table:table table:name="Táboa27" table:style-name="Táboa27">
        <table:table-column table:style-name="Táboa27.A"/>
        <table:table-column table:style-name="Táboa27.B"/>
        <table:table-header-rows>
          <table:table-row>
            <table:table-cell table:style-name="Táboa27.A1" office:value-type="string">
              <text:p text:style-name="P12">Function</text:p>
            </table:table-cell>
            <table:table-cell table:style-name="Táboa27.B1" office:value-type="string">
              <text:p text:style-name="P12"/>
            </table:table-cell>
          </table:table-row>
        </table:table-header-rows>
        <table:table-row>
          <table:table-cell table:style-name="Táboa27.A2" office:value-type="string">
            <text:p text:style-name="SW_5f_Text">random_value</text:p>
          </table:table-cell>
          <table:table-cell table:style-name="Táboa27.B2" office:value-type="string">
            <text:p text:style-name="SW_5f_Text">Calculate a new random value.</text:p>
          </table:table-cell>
        </table:table-row>
      </table:table>
      <text:p text:style-name="Table">Táboa <text:sequence text:ref-name="refTable26" text:name="Table" text:formula="ooow:Table+1" style:num-format="1">14</text:sequence>. Functions of random.swl</text:p>
      <text:h text:style-name="SW_5f_Title3" text:outline-level="3">stack.swl</text:h>
      <text:p text:style-name="SW_5f_Text">Stack operations.</text:p>
      <table:table table:name="Táboa28" table:style-name="Táboa28">
        <table:table-column table:style-name="Táboa28.A"/>
        <table:table-column table:style-name="Táboa28.B"/>
        <table:table-header-rows>
          <table:table-row>
            <table:table-cell table:style-name="Táboa28.A1" office:value-type="string">
              <text:p text:style-name="P12">Function</text:p>
            </table:table-cell>
            <table:table-cell table:style-name="Táboa28.B1" office:value-type="string">
              <text:p text:style-name="P12"/>
            </table:table-cell>
          </table:table-row>
        </table:table-header-rows>
        <table:table-row>
          <table:table-cell table:style-name="Táboa28.A2" office:value-type="string">
            <text:p text:style-name="SW_5f_Text">stack_push</text:p>
          </table:table-cell>
          <table:table-cell table:style-name="Táboa28.B2" office:value-type="string">
            <text:p text:style-name="SW_5f_Text">Push all the general purpose registers.</text:p>
          </table:table-cell>
        </table:table-row>
        <table:table-row>
          <table:table-cell table:style-name="Táboa28.A2" office:value-type="string">
            <text:p text:style-name="SW_5f_Text">stack_pop</text:p>
          </table:table-cell>
          <table:table-cell table:style-name="Táboa28.B2" office:value-type="string">
            <text:p text:style-name="SW_5f_Text">Pop all the general purpose registers.</text:p>
          </table:table-cell>
        </table:table-row>
      </table:table>
      <text:p text:style-name="Table">Táboa <text:sequence text:ref-name="refTable27" text:name="Table" text:formula="ooow:Table+1" style:num-format="1">15</text:sequence>. Functions of stack.swl</text:p>
      <text:h text:style-name="SW_5f_Title3" text:outline-level="3">status.swl</text:h>
      <text:p text:style-name="SW_5f_Text">Information that should be in a status register.</text:p>
      <table:table table:name="Táboa29" table:style-name="Táboa29">
        <table:table-column table:style-name="Táboa29.A"/>
        <table:table-column table:style-name="Táboa29.B"/>
        <table:table-header-rows>
          <table:table-row>
            <table:table-cell table:style-name="Táboa29.A1" office:value-type="string">
              <text:p text:style-name="P12">Function</text:p>
            </table:table-cell>
            <table:table-cell table:style-name="Táboa29.B1" office:value-type="string">
              <text:p text:style-name="P12"/>
            </table:table-cell>
          </table:table-row>
        </table:table-header-rows>
        <table:table-row>
          <table:table-cell table:style-name="Táboa29.A2" office:value-type="string">
            <text:p text:style-name="SW_5f_Text">status_zero</text:p>
          </table:table-cell>
          <table:table-cell table:style-name="Táboa29.B2" office:value-type="string">
            <text:p text:style-name="SW_5f_Text">Check if the word is zero.</text:p>
          </table:table-cell>
        </table:table-row>
        <table:table-row>
          <table:table-cell table:style-name="Táboa29.A2" office:value-type="string">
            <text:p text:style-name="SW_5f_Text">status_negative</text:p>
          </table:table-cell>
          <table:table-cell table:style-name="Táboa29.B2" office:value-type="string">
            <text:p text:style-name="SW_5f_Text">Check if the signed word is negative.</text:p>
          </table:table-cell>
        </table:table-row>
        <table:table-row>
          <table:table-cell table:style-name="Táboa29.A2" office:value-type="string">
            <text:p text:style-name="SW_5f_Text">status_overflow</text:p>
          </table:table-cell>
          <table:table-cell table:style-name="Táboa29.B2" office:value-type="string">
            <text:p text:style-name="SW_5f_Text">Check if a overflow happened in a addition of two signed words.</text:p>
          </table:table-cell>
        </table:table-row>
        <table:table-row>
          <table:table-cell table:style-name="Táboa29.A2" office:value-type="string">
            <text:p text:style-name="SW_5f_Text">status_overflowu</text:p>
          </table:table-cell>
          <table:table-cell table:style-name="Táboa29.B2" office:value-type="string">
            <text:p text:style-name="SW_5f_Text">Check if a overflow happened in a addition of two unsigned words.</text:p>
          </table:table-cell>
        </table:table-row>
        <table:table-row>
          <table:table-cell table:style-name="Táboa29.A2" office:value-type="string">
            <text:p text:style-name="SW_5f_Text">status_parity</text:p>
          </table:table-cell>
          <table:table-cell table:style-name="Táboa29.B2" office:value-type="string">
            <text:p text:style-name="SW_5f_Text">Check if the number of bits to one in the word are even.</text:p>
          </table:table-cell>
        </table:table-row>
      </table:table>
      <text:p text:style-name="Table">Táboa <text:sequence text:ref-name="refTable28" text:name="Table" text:formula="ooow:Table+1" style:num-format="1">16</text:sequence>. Functions of status.swl</text:p>
      <text:h text:style-name="SW_5f_Title3" text:outline-level="3">string.swl</text:h>
      <text:p text:style-name="SW_5f_Text">String operations.</text:p>
      <table:table table:name="Táboa30" table:style-name="Táboa30">
        <table:table-column table:style-name="Táboa30.A"/>
        <table:table-column table:style-name="Táboa30.B"/>
        <table:table-header-rows>
          <table:table-row>
            <table:table-cell table:style-name="Táboa30.A1" office:value-type="string">
              <text:p text:style-name="P12">Function</text:p>
            </table:table-cell>
            <table:table-cell table:style-name="Táboa30.B1" office:value-type="string">
              <text:p text:style-name="P12"/>
            </table:table-cell>
          </table:table-row>
        </table:table-header-rows>
        <table:table-row>
          <table:table-cell table:style-name="Táboa30.A2" office:value-type="string">
            <text:p text:style-name="SW_5f_Text">string_len</text:p>
          </table:table-cell>
          <table:table-cell table:style-name="Táboa30.B2" office:value-type="string">
            <text:p text:style-name="SW_5f_Text">Lenght of the string.</text:p>
          </table:table-cell>
        </table:table-row>
        <table:table-row>
          <table:table-cell table:style-name="Táboa30.A2" office:value-type="string">
            <text:p text:style-name="SW_5f_Text">string_copy</text:p>
          </table:table-cell>
          <table:table-cell table:style-name="Táboa30.B2" office:value-type="string">
            <text:p text:style-name="SW_5f_Text">Copy a string to other.</text:p>
          </table:table-cell>
        </table:table-row>
        <table:table-row>
          <table:table-cell table:style-name="Táboa30.A2" office:value-type="string">
            <text:p text:style-name="SW_5f_Text">string_cat</text:p>
          </table:table-cell>
          <table:table-cell table:style-name="Táboa30.B2" office:value-type="string">
            <text:p text:style-name="SW_5f_Text">Concatenate two strings.</text:p>
          </table:table-cell>
        </table:table-row>
        <table:table-row>
          <table:table-cell table:style-name="Táboa30.A2" office:value-type="string">
            <text:p text:style-name="SW_5f_Text">string_cmp</text:p>
          </table:table-cell>
          <table:table-cell table:style-name="Táboa30.B2" office:value-type="string">
            <text:p text:style-name="SW_5f_Text">Compare two strings.</text:p>
          </table:table-cell>
        </table:table-row>
        <table:table-row>
          <table:table-cell table:style-name="Táboa30.A2" office:value-type="string">
            <text:p text:style-name="SW_5f_Text">string_find</text:p>
          </table:table-cell>
          <table:table-cell table:style-name="Táboa30.B2" office:value-type="string">
            <text:p text:style-name="SW_5f_Text">Find the first apparition of a substring in a string.</text:p>
          </table:table-cell>
        </table:table-row>
        <table:table-row>
          <table:table-cell table:style-name="Táboa30.A2" office:value-type="string">
            <text:p text:style-name="SW_5f_Text">string_findend</text:p>
          </table:table-cell>
          <table:table-cell table:style-name="Táboa30.B2" office:value-type="string">
            <text:p text:style-name="SW_5f_Text">Find the last apparition of a substring in a string.</text:p>
          </table:table-cell>
        </table:table-row>
        <table:table-row>
          <table:table-cell table:style-name="Táboa30.A2" office:value-type="string">
            <text:p text:style-name="SW_5f_Text">string_split</text:p>
          </table:table-cell>
          <table:table-cell table:style-name="Táboa30.B2" office:value-type="string">
            <text:p text:style-name="SW_5f_Text">Split a string separated by a substring.</text:p>
          </table:table-cell>
        </table:table-row>
      </table:table>
      <text:p text:style-name="Table">Táboa <text:sequence text:ref-name="refTable29" text:name="Table" text:formula="ooow:Table+1" style:num-format="1">17</text:sequence>. Functions of string.swl</text:p>
      <text:h text:style-name="SW_5f_Title3" text:outline-level="3">time.swl</text:h>
      <text:p text:style-name="SW_5f_Text">Management of the Timer Interrupt to calculate the cycles of the World.</text:p>
      <table:table table:name="Táboa32" table:style-name="Táboa32">
        <table:table-column table:style-name="Táboa32.A"/>
        <table:table-column table:style-name="Táboa32.B"/>
        <table:table-header-rows>
          <table:table-row>
            <table:table-cell table:style-name="Táboa32.A1" office:value-type="string">
              <text:p text:style-name="P12">Variable</text:p>
            </table:table-cell>
            <table:table-cell table:style-name="Táboa32.B1" office:value-type="string">
              <text:p text:style-name="P12"/>
            </table:table-cell>
          </table:table-row>
        </table:table-header-rows>
        <table:table-row>
          <table:table-cell table:style-name="Táboa32.A2" office:value-type="string">
            <text:p text:style-name="SW_5f_Text">time_time</text:p>
          </table:table-cell>
          <table:table-cell table:style-name="Táboa32.B2" office:value-type="string">
            <text:p text:style-name="SW_5f_Text">Current cycle.</text:p>
          </table:table-cell>
        </table:table-row>
      </table:table>
      <text:p text:style-name="Table">Táboa <text:sequence text:ref-name="refTable30" text:name="Table" text:formula="ooow:Table+1" style:num-format="1">18</text:sequence>. Variables of time.swl</text:p>
      <text:p text:style-name="SW_5f_Text"/>
      <table:table table:name="Táboa31" table:style-name="Táboa31">
        <table:table-column table:style-name="Táboa31.A"/>
        <table:table-column table:style-name="Táboa31.B"/>
        <table:table-header-rows>
          <table:table-row>
            <table:table-cell table:style-name="Táboa31.A1" office:value-type="string">
              <text:p text:style-name="P12">Function</text:p>
            </table:table-cell>
            <table:table-cell table:style-name="Táboa31.B1" office:value-type="string">
              <text:p text:style-name="P12"/>
            </table:table-cell>
          </table:table-row>
        </table:table-header-rows>
        <table:table-row>
          <table:table-cell table:style-name="Táboa31.A2" office:value-type="string">
            <text:p text:style-name="SW_5f_Text">time_init</text:p>
          </table:table-cell>
          <table:table-cell table:style-name="Táboa31.B2" office:value-type="string">
            <text:p text:style-name="SW_5f_Text">Initialize the module.</text:p>
          </table:table-cell>
        </table:table-row>
        <table:table-row>
          <table:table-cell table:style-name="Táboa31.A2" office:value-type="string">
            <text:p text:style-name="SW_5f_Text">time_addfunction</text:p>
          </table:table-cell>
          <table:table-cell table:style-name="Táboa31.B2" office:value-type="string">
            <text:p text:style-name="SW_5f_Text">Add a function to be executed when the Time Interrupt is caught.</text:p>
          </table:table-cell>
        </table:table-row>
      </table:table>
      <text:p text:style-name="Table">Táboa <text:sequence text:ref-name="refTable31" text:name="Table" text:formula="ooow:Table+1" style:num-format="1">19</text:sequence>. Functions of time.swl</text:p>
      <text:h text:style-name="P101" text:outline-level="1">Database</text:h>
      <text:p text:style-name="SW_5f_Text">As said in the section at page , the objective of Simple World is to observe the evolution of the bugs. With the time, the better bugs will dominated the world.</text:p>
      <text:p text:style-name="SW_5f_Text">A database is needed for two intentios:</text:p>
      <text:list text:style-name="L15">
        <text:list-item>
          <text:p text:style-name="P72">Allow the program to resume the simulation in the point where it was stopped.</text:p>
        </text:list-item>
        <text:list-item>
          <text:p text:style-name="P72">Study the genealogical tree of the bugs.</text:p>
        </text:list-item>
      </text:list>
      <text:h text:style-name="SW_5f_Title2" text:outline-level="2">Bug</text:h>
      <text:p text:style-name="SW_5f_Text">The information of the bugs is:</text:p>
      <text:list text:style-name="L16">
        <text:list-item>
          <text:p text:style-name="P74">Identificator of the bug.</text:p>
        </text:list-item>
        <text:list-item>
          <text:p text:style-name="P74">Father: to create a genealogical tree.</text:p>
        </text:list-item>
        <text:list-item>
          <text:p text:style-name="P74">Energy.</text:p>
        </text:list-item>
        <text:list-item>
          <text:p text:style-name="P74">Position in the world.</text:p>
        </text:list-item>
        <text:list-item>
          <text:p text:style-name="P74">Orientation in the world.</text:p>
        </text:list-item>
        <text:list-item>
          <text:p text:style-name="P74">Age.</text:p>
        </text:list-item>
        <text:list-item>
          <text:p text:style-name="P74">Reason of its dead (if it's dead): killed by a bug or a error in the code.</text:p>
        </text:list-item>
        <text:list-item>
          <text:p text:style-name="P74">Who killed it.</text:p>
        </text:list-item>
      </text:list>
      <text:h text:style-name="SW_5f_Title2" text:outline-level="2">Egg</text:h>
      <text:p text:style-name="SW_5f_Text">The information of the egg is:</text:p>
      <text:list text:style-name="L17">
        <text:list-item>
          <text:p text:style-name="P82">Father.</text:p>
        </text:list-item>
        <text:list-item>
          <text:p text:style-name="P82">Energy.</text:p>
        </text:list-item>
        <text:list-item>
          <text:p text:style-name="P82">Position in the world.</text:p>
        </text:list-item>
        <text:list-item>
          <text:p text:style-name="P82">Orientation in the world.</text:p>
        </text:list-item>
        <text:list-item>
          <text:p text:style-name="P82">Cycle in whith the egg will become a bug.</text:p>
        </text:list-item>
      </text:list>
      <text:h text:style-name="SW_5f_Title2" text:outline-level="2">Code</text:h>
      <text:p text:style-name="SW_5f_Text">Every bug needs to have a code.</text:p>
      <text:p text:style-name="SW_5f_Text">The information of the code is:</text:p>
      <text:list text:style-name="L18">
        <text:list-item>
          <text:p text:style-name="P87">Size.</text:p>
        </text:list-item>
        <text:list-item>
          <text:p text:style-name="P87">MD5 message digest: to compare if two codes are the same.</text:p>
        </text:list-item>
        <text:list-item>
          <text:p text:style-name="P87">The code itself.</text:p>
        </text:list-item>
      </text:list>
      <text:h text:style-name="SW_5f_Title2" text:outline-level="2">CPU</text:h>
      <text:p text:style-name="SW_5f_Text">Every alive bug has a CPU. This information is needed only to resume Simple World. The state of the CPU is not interesting for anything else.</text:p>
      <text:p text:style-name="SW_5f_Text">The information of the CPU is:</text:p>
      <text:list text:style-name="L19">
        <text:list-item>
          <text:p text:style-name="P90">Values of the registers: r0, r1, r2, r3, r4, r5, r6, r7, r8, r9, r10, r11, r12, pc, spc, stp and itp.</text:p>
        </text:list-item>
      </text:list>
      <text:h text:style-name="SW_5f_Title2" text:outline-level="2">Mutations</text:h>
      <text:p text:style-name="SW_5f_Text">The mutations that the code of bug underwent.</text:p>
      <text:p text:style-name="SW_5f_Text">The information of the mutations is:</text:p>
      <text:list text:style-name="L20">
        <text:list-item>
          <text:p text:style-name="P91">Where the mutation happened.</text:p>
        </text:list-item>
        <text:list-item>
          <text:p text:style-name="P91">Type of mutations: addition, elimination of change in the code.</text:p>
        </text:list-item>
        <text:list-item>
          <text:p text:style-name="P91">Original and mutated values.</text:p>
        </text:list-item>
      </text:list>
      <text:h text:style-name="SW_5f_Title2" text:outline-level="2">Environment</text:h>
      <text:p text:style-name="SW_5f_Text">Every change in the world is saved. This could allow to understand why a type of bug was more or less successful.</text:p>
      <text:p text:style-name="SW_5f_Text">The information of the environment is:</text:p>
      <text:list text:style-name="L21">
        <text:list-item>
          <text:p text:style-name="P94">The cycles since the world was created.</text:p>
        </text:list-item>
        <text:list-item>
          <text:p text:style-name="P94">The cycles that a egg needs to become a bug.</text:p>
        </text:list-item>
        <text:list-item>
          <text:p text:style-name="P94">Next bug to execute.</text:p>
        </text:list-item>
        <text:list-item>
          <text:p text:style-name="P94">Percent of mutations.</text:p>
        </text:list-item>
        <text:list-item>
          <text:p text:style-name="P94">The energy needed for each action: detect, move, attack, defend and create a egg.</text:p>
        </text:list-item>
      </text:list>
      <text:p text:style-name="SW_5f_Default"><text:span text:style-name="SWL_5f_Const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2" style:font-size-asian="12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Para" style:display-name="SW_BasePara" style:family="paragraph" style:class="text">
      <style:paragraph-properties fo:background-color="transparent">
        <style:background-image/>
      </style:paragraph-properties>
    </style:style>
    <style:style style:name="SW_5f_Title1" style:display-name="SW_Title1" style:family="paragraph" style:parent-style-name="SW_5f_BasePara" style:next-style-name="SW_5f_Text" style:class="text" style:master-page-name="" style:default-outline-level="1">
      <style:paragraph-properties fo:margin-top="0cm" fo:margin-bottom="0.499cm" fo:background-color="#e6e6e6" fo:padding="0.049cm" fo:border="0.002cm solid #000000" style:shadow="none" fo:keep-with-next="always">
        <style:tab-stops/>
        <style:drop-cap/>
        <style:background-image/>
      </style:paragraph-properties>
      <style:text-properties fo:font-size="120%" style:text-underline-style="none" fo:font-weight="bold" style:font-size-asian="10.5pt"/>
    </style:style>
    <style:style style:name="SW_5f_Default" style:display-name="SW_Defaul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Para" style:next-style-name="SW_5f_Text" style:class="text" style:master-page-name="" style:default-outline-level="2">
      <style:paragraph-properties fo:margin-top="0cm" fo:margin-bottom="0.4cm" fo:keep-with-next="always"/>
      <style:text-properties fo:font-size="110%" style:text-underline-style="solid" style:text-underline-width="auto" style:text-underline-color="font-color" fo:font-weight="bold" style:font-size-asian="10.5pt"/>
    </style:style>
    <style:style style:name="SW_5f_Title3" style:display-name="SW_Title3" style:family="paragraph" style:parent-style-name="SW_5f_BasePara" style:next-style-name="SW_5f_Text" style:class="text" style:master-page-name="" style:default-outline-level="3">
      <style:paragraph-properties fo:margin-top="0cm" fo:margin-bottom="0.3cm" fo:keep-with-next="always"/>
      <style:text-properties fo:font-size="12pt" fo:font-weight="bold" style:font-size-asian="10.5pt"/>
    </style:style>
    <style:style style:name="SW_5f_Title" style:display-name="SW_Title" style:family="paragraph" style:parent-style-name="SW_5f_BasePara">
      <style:paragraph-properties fo:text-align="center" style:justify-single-word="false"/>
      <style:text-properties fo:font-size="12pt" style:font-size-asian="12pt" style:font-size-complex="12pt"/>
    </style:style>
    <style:style style:name="SW_5f_Code" style:display-name="SW_Code" style:family="paragraph" style:parent-style-name="SW_5f_BasePara"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Para" style:class="text" style:master-page-name="">
      <style:paragraph-properties fo:background-color="transparent">
        <style:background-image/>
      </style:paragraph-properties>
      <style:text-properties fo:font-weight="bold"/>
    </style:style>
    <style:style style:name="SW_5f_Table" style:display-name="SW_Table" style:family="paragraph" style:parent-style-name="SW_5f_BasePara" style:class="text" style:master-page-name="">
      <style:text-properties fo:font-size="11pt"/>
    </style:style>
    <style:style style:name="SW_5f_List" style:display-name="SW_List" style:family="paragraph" style:parent-style-name="SW_5f_BasePara" style:master-page-name="">
      <style:paragraph-properties fo:margin-top="0cm" fo:margin-bottom="0.101cm"/>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_20_left">
      <style:paragraph-properties fo:text-align="end" style:justify-single-word="false" fo:padding="0cm" fo:border-left="none" fo:border-right="none" fo:border-top="none" fo:border-bottom="0.002cm solid #000000" style:shadow="none"/>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Footer">
      <style:paragraph-properties fo:text-align="end" style:justify-single-word="false" fo:padding="0cm" fo:border-left="none" fo:border-right="none" fo:border-top="0.002cm solid #000000" fo:border-bottom="none" style:shadow="none"/>
    </style:style>
    <style:style style:name="P5" style:family="paragraph" style:parent-style-name="Header">
      <style:paragraph-properties fo:text-align="center" style:justify-single-word="false" fo:padding="0cm" fo:border-left="none" fo:border-right="none" fo:border-top="none" fo:border-bottom="0.002cm solid #000000"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7" style:page-usage="right">
      <style:page-layout-properties fo:page-width="21.001cm" fo:page-height="29.7cm" style:num-format="" style:print-orientation="portrait" fo:margin-top="9.999cm" fo:margin-bottom="9.9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9" style:page-usage="right">
      <style:page-layout-properties fo:page-width="21.001cm" fo:page-height="29.7cm" style:num-format="i"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tandard"/>
    <style:master-page style:name="Right_20_Page" style:display-name="Right Page" style:page-layout-name="pm3"/>
    <style:master-page style:name="Envelope" style:page-layout-name="pm4"/>
    <style:master-page style:name="Index" style:page-layout-name="pm2"/>
    <style:master-page style:name="SW_5f_Base" style:display-name="SW_Base" style:page-layout-name="pm5" style:next-style-name="SW_5f_Page"/>
    <style:master-page style:name="SW_5f_Page" style:display-name="SW_Page" style:page-layout-name="pm6">
      <style:header>
        <text:p text:style-name="P1"><text:title>Simple World</text:title></text:p>
      </style:header>
      <style:header-left>
        <text:p text:style-name="P2"><text:chapter text:display="name" text:outline-level="1">Database</text:chapter></text:p>
      </style:header-left>
      <style:footer>
        <text:p text:style-name="P3"><text:page-number text:select-page="current">30</text:page-number></text:p>
      </style:footer>
      <style:footer-left>
        <text:p text:style-name="P4"><text:page-number text:select-page="current">30</text:page-number></text:p>
      </style:footer-left>
    </style:master-page>
    <style:master-page style:name="SW_5f_FirstPage" style:display-name="SW_FirstPage" style:page-layout-name="pm7" style:next-style-name="SW_5f_Page"/>
    <style:master-page style:name="SW_5f_Section" style:display-name="SW_Section" style:page-layout-name="pm8" style:next-style-name="SW_5f_Page">
      <style:header>
        <text:p text:style-name="P1"><text:title>Simple World</text:title></text:p>
      </style:header>
      <style:footer>
        <text:p text:style-name="P3"><text:page-number text:select-page="current">30</text:page-number></text:p>
      </style:footer>
    </style:master-page>
    <style:master-page style:name="SW_5f_Index" style:display-name="SW_Index" style:page-layout-name="pm9">
      <style:header>
        <text:p text:style-name="P5"><text:title>Simple World</text:title></text:p>
      </style:header>
      <style:footer>
        <text:p text:style-name="P6"><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dc:title>Simple World</dc:title>
    <dc:subject>Specification 1.0 of Simple World</dc:subject>
    <meta:initial-creator>Xosé Otero Ferreira</meta:initial-creator>
    <meta:creation-date>2007-06-15T05:30:55</meta:creation-date>
    <dc:creator>Xosé Otero Ferreira</dc:creator>
    <dc:date>2007-06-27T06:13:23</dc:date>
    <meta:printed-by>Xosé Otero Ferreira</meta:printed-by>
    <meta:print-date>2007-06-24T10:33:17</meta:print-date>
    <dc:language>gl-ES</dc:language>
    <meta:editing-cycles>197</meta:editing-cycles>
    <meta:editing-duration>P1DT1H23M56S</meta:editing-duration>
    <meta:template xlink:type="simple" xlink:actuate="onRequest" xlink:href="../../../../../.openoffice.org2/user/template/SimpleWorld1.ott" xlink:title="SimpleWorld" meta:date="2007-06-24T09:38:03"/>
    <meta:user-defined meta:name="Info 1"/>
    <meta:user-defined meta:name="Info 2"/>
    <meta:user-defined meta:name="Info 3"/>
    <meta:user-defined meta:name="Info 4"/>
    <meta:document-statistic meta:table-count="32" meta:image-count="1" meta:object-count="0" meta:page-count="38" meta:paragraph-count="1116" meta:word-count="4994" meta:character-count="28124"/>
  </office:meta>
</office:document-meta>
</file>